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1" manifest:media-type=""/>
  <manifest:file-entry manifest:full-path="ObjectReplacements/Object 7" manifest:media-type=""/>
  <manifest:file-entry manifest:full-path="ObjectReplacements/Object 12"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4950000001A0000001ABB4CE97A134016A6.svg" manifest:media-type="image/svg+xml"/>
  <manifest:file-entry manifest:full-path="Pictures/100002010000000100000001300C4AE4435E2669.png" manifest:media-type="image/png"/>
  <manifest:file-entry manifest:full-path="Pictures/10000E4F0000001A0000001A7AB938963E121163.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318cm" table:align="left"/>
    </style:style>
    <style:style style:name="Tabelle2.A" style:family="table-column">
      <style:table-column-properties style:column-width="2.494cm"/>
    </style:style>
    <style:style style:name="Tabelle2.B" style:family="table-column">
      <style:table-column-properties style:column-width="2.004cm"/>
    </style:style>
    <style:style style:name="Tabelle2.C" style:family="table-column">
      <style:table-column-properties style:column-width="12.82cm"/>
    </style:style>
    <style:style style:name="Tabelle2.1" style:family="table-row">
      <style:table-row-properties style:min-row-height="0.549cm"/>
    </style:style>
    <style:style style:name="Tabelle2.A1" style:family="table-cell">
      <style:table-cell-properties style:vertical-align="middle" fo:padding="0.049cm" fo:border="none"/>
    </style:style>
    <style:style style:name="Tabelle2.A2" style:family="table-cell" style:data-style-name="N84">
      <style:table-cell-properties style:vertical-align="middle" fo:padding="0.049cm" fo:border="none"/>
    </style:style>
    <style:style style:name="Tabelle2.B5" style:family="table-cell" style:data-style-name="N0">
      <style:table-cell-properties style:vertical-align="middle" fo:padding="0.049cm" fo:border="none"/>
    </style:style>
    <style:style style:name="P1" style:family="paragraph" style:parent-style-name="Footer">
      <style:text-properties fo:language="de" fo:country="CH"/>
    </style:style>
    <style:style style:name="P2" style:family="paragraph" style:parent-style-name="Footer">
      <style:paragraph-properties fo:text-align="start" style:justify-single-word="false"/>
      <style:text-properties fo:language="de" fo:country="CH" officeooo:paragraph-rsid="00ae9ad6"/>
    </style:style>
    <style:style style:name="P3" style:family="paragraph" style:parent-style-name="Footer">
      <style:paragraph-properties fo:text-align="start" style:justify-single-word="false"/>
      <style:text-properties fo:language="de" fo:country="CH" officeooo:paragraph-rsid="007f163e"/>
    </style:style>
    <style:style style:name="P4" style:family="paragraph" style:parent-style-name="Footer">
      <style:paragraph-properties fo:text-align="start" style:justify-single-word="false"/>
      <style:text-properties fo:font-size="10pt" fo:language="de" fo:country="CH" officeooo:rsid="00ad215f" officeooo:paragraph-rsid="00ae9ad6" style:font-size-asian="10pt" style:font-size-complex="10pt"/>
    </style:style>
    <style:style style:name="P5" style:family="paragraph" style:parent-style-name="Standard">
      <style:paragraph-properties fo:text-align="center" style:justify-single-word="false"/>
      <style:text-properties fo:font-size="20pt" fo:language="de" fo:country="CH" officeooo:rsid="0007f40d" officeooo:paragraph-rsid="02115edb" style:font-size-asian="20pt" style:font-size-complex="20pt"/>
    </style:style>
    <style:style style:name="P6" style:family="paragraph" style:parent-style-name="Standard">
      <style:paragraph-properties fo:text-align="center" style:justify-single-word="false"/>
      <style:text-properties fo:font-size="20pt" fo:language="de" fo:country="CH" style:font-size-asian="20pt" style:font-size-complex="20pt"/>
    </style:style>
    <style:style style:name="P7" style:family="paragraph" style:parent-style-name="Standard">
      <style:paragraph-properties fo:text-align="center" style:justify-single-word="false"/>
      <style:text-properties fo:font-size="20pt" fo:language="de" fo:country="CH" officeooo:rsid="00044f4c" style:font-size-asian="20pt" style:font-size-complex="20pt"/>
    </style:style>
    <style:style style:name="P8" style:family="paragraph" style:parent-style-name="Standard">
      <style:text-properties fo:language="de" fo:country="CH"/>
    </style:style>
    <style:style style:name="P9" style:family="paragraph" style:parent-style-name="Standard">
      <style:paragraph-properties fo:text-align="center" style:justify-single-word="false"/>
      <style:text-properties fo:language="de" fo:country="CH" officeooo:paragraph-rsid="0007f40d"/>
    </style:style>
    <style:style style:name="P10" style:family="paragraph" style:parent-style-name="Standard">
      <style:paragraph-properties fo:text-align="start" style:justify-single-word="false"/>
      <style:text-properties fo:language="de" fo:country="CH" officeooo:rsid="00044f4c" officeooo:paragraph-rsid="00004e2a"/>
    </style:style>
    <style:style style:name="P11" style:family="paragraph" style:parent-style-name="Standard">
      <style:text-properties officeooo:rsid="00581161" officeooo:paragraph-rsid="011e34e4"/>
    </style:style>
    <style:style style:name="P12" style:family="paragraph" style:parent-style-name="Standard">
      <style:text-properties fo:font-size="10pt" officeooo:paragraph-rsid="0177d697" style:font-size-asian="10pt" style:font-size-complex="10pt"/>
    </style:style>
    <style:style style:name="P13" style:family="paragraph" style:parent-style-name="Standard">
      <style:text-properties fo:font-size="10pt" officeooo:rsid="011e34e4" officeooo:paragraph-rsid="011e34e4" style:font-size-asian="10pt" style:font-size-complex="10pt"/>
    </style:style>
    <style:style style:name="P14" style:family="paragraph" style:parent-style-name="Standard">
      <style:text-properties fo:font-size="10pt" officeooo:rsid="00581161" officeooo:paragraph-rsid="008408df" style:font-size-asian="10pt" style:font-size-complex="10pt"/>
    </style:style>
    <style:style style:name="P15" style:family="paragraph" style:parent-style-name="Standard">
      <style:text-properties fo:font-size="10pt" officeooo:rsid="01a1c218" officeooo:paragraph-rsid="01a1c218" style:font-size-asian="10pt" style:font-size-complex="10pt"/>
    </style:style>
    <style:style style:name="P16" style:family="paragraph" style:parent-style-name="Standard">
      <style:text-properties style:font-name="Arial1"/>
    </style:style>
    <style:style style:name="P17" style:family="paragraph" style:parent-style-name="Standard">
      <style:paragraph-properties fo:text-align="center" style:justify-single-word="false"/>
      <style:text-properties style:font-name="Arial1" fo:language="de" fo:country="CH" officeooo:rsid="0045436c" officeooo:paragraph-rsid="00b24b47"/>
    </style:style>
    <style:style style:name="P18" style:family="paragraph" style:parent-style-name="Standard">
      <style:text-properties style:font-name="Arial1" fo:language="de" fo:country="CH" officeooo:rsid="00044f4c" officeooo:paragraph-rsid="00b15c59"/>
    </style:style>
    <style:style style:name="P19" style:family="paragraph" style:parent-style-name="Standard">
      <style:text-properties style:font-name="Arial1" officeooo:paragraph-rsid="00dc15d8"/>
    </style:style>
    <style:style style:name="P20" style:family="paragraph" style:parent-style-name="Standard">
      <style:text-properties style:font-name="Arial1" fo:font-size="12pt" fo:font-style="normal" fo:font-weight="normal" officeooo:rsid="0125807f" officeooo:paragraph-rsid="011ba72e" style:font-name-asian="Microsoft YaHei" style:font-size-asian="12pt" style:font-style-asian="normal" style:font-weight-asian="normal" style:font-name-complex="Mangal" style:font-size-complex="12pt" style:font-style-complex="normal" style:font-weight-complex="normal"/>
    </style:style>
    <style:style style:name="P21" style:family="paragraph" style:parent-style-name="Standard">
      <style:paragraph-properties fo:text-align="center" style:justify-single-word="false"/>
      <style:text-properties style:font-name="Arial1" fo:font-size="12pt" fo:font-style="normal" fo:font-weight="normal" officeooo:rsid="0125807f" officeooo:paragraph-rsid="011ba72e" style:font-name-asian="Microsoft YaHei" style:font-size-asian="12pt" style:font-style-asian="normal" style:font-weight-asian="normal" style:font-name-complex="Mangal" style:font-size-complex="12pt" style:font-style-complex="normal" style:font-weight-complex="normal"/>
    </style:style>
    <style:style style:name="P22" style:family="paragraph" style:parent-style-name="Standard">
      <style:paragraph-properties fo:text-align="start" style:justify-single-word="false"/>
      <style:text-properties style:font-name="Arial1" fo:font-size="12pt" fo:font-style="normal" fo:font-weight="normal" officeooo:rsid="0125807f" officeooo:paragraph-rsid="011ba72e" style:font-name-asian="Microsoft YaHei" style:font-size-asian="12pt" style:font-style-asian="normal" style:font-weight-asian="normal" style:font-name-complex="Mangal" style:font-size-complex="12pt" style:font-style-complex="normal" style:font-weight-complex="normal"/>
    </style:style>
    <style:style style:name="P23" style:family="paragraph" style:parent-style-name="Standard">
      <style:text-properties style:font-name="Arial1" officeooo:paragraph-rsid="005bce43"/>
    </style:style>
    <style:style style:name="P24" style:family="paragraph" style:parent-style-name="Standard">
      <style:paragraph-properties fo:text-align="center" style:justify-single-word="false"/>
      <style:text-properties fo:font-size="32pt" fo:language="de" fo:country="CH" officeooo:rsid="00004e2a" officeooo:paragraph-rsid="00004e2a" style:font-size-asian="32pt" style:font-size-complex="32pt"/>
    </style:style>
    <style:style style:name="P25" style:family="paragraph" style:parent-style-name="Standard">
      <style:paragraph-properties fo:text-align="center" style:justify-single-word="false" fo:break-before="page"/>
      <style:text-properties fo:font-size="10pt" fo:language="de" fo:country="CH" officeooo:paragraph-rsid="0007f40d" style:font-size-asian="8.75pt" style:font-size-complex="10pt"/>
    </style:style>
    <style:style style:name="P26" style:family="paragraph" style:parent-style-name="Text_20_body">
      <style:paragraph-properties fo:break-before="page"/>
    </style:style>
    <style:style style:name="P27" style:family="paragraph" style:parent-style-name="Text_20_body">
      <style:text-properties officeooo:paragraph-rsid="00dc15d8"/>
    </style:style>
    <style:style style:name="P28" style:family="paragraph" style:parent-style-name="Text_20_body">
      <style:text-properties style:font-name="Arial1"/>
    </style:style>
    <style:style style:name="P29" style:family="paragraph" style:parent-style-name="Text_20_body">
      <style:text-properties style:font-name="Arial1" fo:language="de" fo:country="CH" fo:font-style="normal" style:font-style-asian="normal" style:font-style-complex="normal"/>
    </style:style>
    <style:style style:name="P30" style:family="paragraph" style:parent-style-name="Text_20_body">
      <style:text-properties style:font-name="Arial1" fo:language="de" fo:country="CH" fo:font-style="normal" officeooo:rsid="0142402a" style:font-style-asian="normal" style:font-style-complex="normal"/>
    </style:style>
    <style:style style:name="P31" style:family="paragraph" style:parent-style-name="Text_20_body">
      <style:text-properties style:font-name="Arial1" fo:language="de" fo:country="CH" officeooo:paragraph-rsid="012bee23"/>
    </style:style>
    <style:style style:name="P32" style:family="paragraph" style:parent-style-name="Text_20_body">
      <style:text-properties style:font-name="Arial1" fo:language="de" fo:country="CH" officeooo:rsid="00545523" officeooo:paragraph-rsid="0087b31d"/>
    </style:style>
    <style:style style:name="P33" style:family="paragraph" style:parent-style-name="Text_20_body">
      <style:text-properties style:font-name="Arial1" fo:language="de" fo:country="CH" officeooo:rsid="00545523" officeooo:paragraph-rsid="00545523"/>
    </style:style>
    <style:style style:name="P34" style:family="paragraph" style:parent-style-name="Text_20_body">
      <style:text-properties style:font-name="Arial1" officeooo:rsid="01edd1d8" officeooo:paragraph-rsid="01edd1d8"/>
    </style:style>
    <style:style style:name="P35" style:family="paragraph" style:parent-style-name="Text_20_body">
      <style:text-properties style:font-name="Arial1" officeooo:rsid="01f126f3" officeooo:paragraph-rsid="01f126f3"/>
    </style:style>
    <style:style style:name="P36" style:family="paragraph" style:parent-style-name="Text_20_body">
      <style:text-properties style:font-name="Arial1" officeooo:paragraph-rsid="01f7279d"/>
    </style:style>
    <style:style style:name="P37" style:family="paragraph" style:parent-style-name="Text_20_body">
      <style:text-properties style:font-name="Arial1" fo:font-style="normal" officeooo:rsid="01818d52" style:font-style-asian="normal" style:font-style-complex="normal"/>
    </style:style>
    <style:style style:name="P38" style:family="paragraph" style:parent-style-name="Text_20_body">
      <style:text-properties fo:font-style="italic" style:font-style-asian="italic" style:font-style-complex="italic"/>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ext-properties officeooo:paragraph-rsid="01d4a65e"/>
    </style:style>
    <style:style style:name="P41" style:family="paragraph" style:parent-style-name="Text_20_body">
      <style:paragraph-properties fo:text-align="start" style:justify-single-word="false"/>
      <style:text-properties officeooo:paragraph-rsid="01bc0e09"/>
    </style:style>
    <style:style style:name="P42" style:family="paragraph" style:parent-style-name="Text_20_body">
      <style:text-properties officeooo:paragraph-rsid="01bdd8be"/>
    </style:style>
    <style:style style:name="P43" style:family="paragraph" style:parent-style-name="Text_20_body">
      <style:text-properties fo:font-size="11pt" fo:language="de" fo:country="DE" style:font-size-asian="11pt" style:font-size-complex="11pt"/>
    </style:style>
    <style:style style:name="P44" style:family="paragraph" style:parent-style-name="Text_20_body">
      <style:paragraph-properties fo:text-align="center" style:justify-single-word="false"/>
    </style:style>
    <style:style style:name="P45" style:family="paragraph" style:parent-style-name="Text_20_body">
      <style:text-properties officeooo:rsid="007d8f56" fo:background-color="transparent"/>
    </style:style>
    <style:style style:name="P46" style:family="paragraph" style:parent-style-name="Text_20_body">
      <style:paragraph-properties fo:text-align="center" style:justify-single-word="false"/>
      <style:text-properties officeooo:rsid="007d8f56" fo:background-color="transparent"/>
    </style:style>
    <style:style style:name="P47" style:family="paragraph" style:parent-style-name="Text_20_body">
      <style:text-properties fo:language="de" fo:country="CH"/>
    </style:style>
    <style:style style:name="P48" style:family="paragraph" style:parent-style-name="Text_20_body">
      <style:text-properties fo:language="de" fo:country="CH" officeooo:rsid="020c5216" officeooo:paragraph-rsid="020d22ad"/>
    </style:style>
    <style:style style:name="P49" style:family="paragraph" style:parent-style-name="Text_20_body">
      <style:text-properties officeooo:rsid="01ebd18d" officeooo:paragraph-rsid="01ebd18d"/>
    </style:style>
    <style:style style:name="P50" style:family="paragraph" style:parent-style-name="Text_20_body">
      <style:text-properties officeooo:rsid="01ed9cd7" officeooo:paragraph-rsid="01ed9cd7"/>
    </style:style>
    <style:style style:name="P51" style:family="paragraph" style:parent-style-name="Text_20_body">
      <style:text-properties officeooo:paragraph-rsid="01ed9cd7"/>
    </style:style>
    <style:style style:name="P52" style:family="paragraph" style:parent-style-name="Text_20_body">
      <style:text-properties officeooo:rsid="01edd1d8" officeooo:paragraph-rsid="01edd1d8"/>
    </style:style>
    <style:style style:name="P53" style:family="paragraph" style:parent-style-name="Text_20_body">
      <style:text-properties officeooo:paragraph-rsid="01dec59a"/>
    </style:style>
    <style:style style:name="P54" style:family="paragraph" style:parent-style-name="Text_20_body">
      <style:text-properties officeooo:paragraph-rsid="01ff1831"/>
    </style:style>
    <style:style style:name="P55" style:family="paragraph" style:parent-style-name="Text_20_body">
      <style:text-properties officeooo:paragraph-rsid="01ff6cc9"/>
    </style:style>
    <style:style style:name="P56" style:family="paragraph" style:parent-style-name="Text_20_body">
      <style:text-properties officeooo:paragraph-rsid="020c5216"/>
    </style:style>
    <style:style style:name="P57" style:family="paragraph" style:parent-style-name="Text_20_body">
      <style:text-properties officeooo:paragraph-rsid="020d22ad"/>
    </style:style>
    <style:style style:name="P58" style:family="paragraph" style:parent-style-name="Text_20_body">
      <style:text-properties fo:font-style="normal" officeooo:rsid="01818d52" style:font-style-asian="normal" style:font-style-complex="normal"/>
    </style:style>
    <style:style style:name="P59" style:family="paragraph" style:parent-style-name="Text_20_body">
      <style:text-properties style:font-name="Arial" officeooo:rsid="01ff1831" officeooo:paragraph-rsid="01ff1831"/>
    </style:style>
    <style:style style:name="P60" style:family="paragraph" style:parent-style-name="Text_20_body">
      <style:text-properties fo:font-size="12pt" fo:language="de" fo:country="CH" fo:font-style="normal" officeooo:rsid="01ebbecb" officeooo:paragraph-rsid="01ebbecb" style:font-size-asian="12pt" style:font-style-asian="normal" style:font-size-complex="12pt" style:font-style-complex="normal"/>
    </style:style>
    <style:style style:name="P61" style:family="paragraph" style:parent-style-name="Footnote">
      <style:paragraph-properties fo:margin-left="0cm" fo:margin-right="0cm" fo:text-indent="0cm" style:auto-text-indent="false"/>
      <style:text-properties officeooo:paragraph-rsid="00581161"/>
    </style:style>
    <style:style style:name="P62" style:family="paragraph" style:parent-style-name="Table_20_Contents">
      <style:paragraph-properties fo:text-align="center" style:justify-single-word="false"/>
      <style:text-properties style:font-name="Arial1" officeooo:rsid="005bce43" officeooo:paragraph-rsid="005bce43"/>
    </style:style>
    <style:style style:name="P63" style:family="paragraph" style:parent-style-name="Table_20_Contents">
      <style:paragraph-properties fo:text-align="center" style:justify-single-word="false"/>
      <style:text-properties style:font-name="Arial1" officeooo:rsid="017430a9" officeooo:paragraph-rsid="005bce43"/>
    </style:style>
    <style:style style:name="P64" style:family="paragraph" style:parent-style-name="Table_20_Contents">
      <style:paragraph-properties fo:text-align="start" style:justify-single-word="false"/>
      <style:text-properties style:font-name="Arial1" officeooo:rsid="005d7562" officeooo:paragraph-rsid="005d7562"/>
    </style:style>
    <style:style style:name="P65" style:family="paragraph" style:parent-style-name="Table_20_Contents">
      <style:paragraph-properties fo:text-align="center" style:justify-single-word="false"/>
      <style:text-properties style:font-name="Arial1" officeooo:paragraph-rsid="005bce43"/>
    </style:style>
    <style:style style:name="P66" style:family="paragraph" style:parent-style-name="Table_20_Contents">
      <style:paragraph-properties fo:text-align="center" style:justify-single-word="false"/>
      <style:text-properties style:font-name="Arial1" officeooo:rsid="005ee472" officeooo:paragraph-rsid="005ee472"/>
    </style:style>
    <style:style style:name="P67" style:family="paragraph" style:parent-style-name="Table_20_Contents">
      <style:paragraph-properties fo:text-align="start" style:justify-single-word="false"/>
      <style:text-properties style:font-name="Arial1" officeooo:paragraph-rsid="005bce43"/>
    </style:style>
    <style:style style:name="P68" style:family="paragraph" style:parent-style-name="Table_20_Contents">
      <style:paragraph-properties fo:text-align="start" style:justify-single-word="false"/>
      <style:text-properties style:font-name="Arial1" officeooo:paragraph-rsid="00cd8598"/>
    </style:style>
    <style:style style:name="P69" style:family="paragraph" style:parent-style-name="Table_20_Contents">
      <style:paragraph-properties fo:text-align="center" style:justify-single-word="false"/>
      <style:text-properties style:font-name="Arial1" officeooo:rsid="00605898" officeooo:paragraph-rsid="00605898"/>
    </style:style>
    <style:style style:name="P70" style:family="paragraph" style:parent-style-name="Table_20_Contents">
      <style:paragraph-properties fo:text-align="start" style:justify-single-word="false"/>
      <style:text-properties style:font-name="Arial1" officeooo:rsid="00605898" officeooo:paragraph-rsid="00605898"/>
    </style:style>
    <style:style style:name="P71" style:family="paragraph" style:parent-style-name="Table_20_Contents">
      <style:paragraph-properties fo:text-align="center" style:justify-single-word="false"/>
      <style:text-properties style:font-name="Arial1" officeooo:rsid="0068d6e2" officeooo:paragraph-rsid="0068d6e2"/>
    </style:style>
    <style:style style:name="P72" style:family="paragraph" style:parent-style-name="Table_20_Contents">
      <style:paragraph-properties fo:text-align="start" style:justify-single-word="false"/>
      <style:text-properties style:font-name="Arial1" officeooo:rsid="0068d6e2" officeooo:paragraph-rsid="0068d6e2"/>
    </style:style>
    <style:style style:name="P73" style:family="paragraph" style:parent-style-name="Table_20_Contents">
      <style:paragraph-properties fo:text-align="center" style:justify-single-word="false"/>
      <style:text-properties style:font-name="Arial1" fo:font-size="12pt" officeooo:rsid="006db044" officeooo:paragraph-rsid="006db044" style:font-size-asian="12pt" style:font-size-complex="12pt"/>
    </style:style>
    <style:style style:name="P74" style:family="paragraph" style:parent-style-name="Table_20_Contents">
      <style:paragraph-properties fo:text-align="center" style:justify-single-word="false"/>
      <style:text-properties style:font-name="Arial1" officeooo:rsid="02068866" officeooo:paragraph-rsid="02068866"/>
    </style:style>
    <style:style style:name="P75" style:family="paragraph" style:parent-style-name="Table_20_Contents">
      <style:paragraph-properties fo:text-align="start" style:justify-single-word="false"/>
      <style:text-properties style:font-name="Arial1" officeooo:rsid="02068866" officeooo:paragraph-rsid="02068866"/>
    </style:style>
    <style:style style:name="P76" style:family="paragraph" style:parent-style-name="Figure">
      <style:paragraph-properties fo:text-align="center" style:justify-single-word="false"/>
      <style:text-properties style:font-name="Arial1" officeooo:paragraph-rsid="01d5b56d"/>
    </style:style>
    <style:style style:name="P77" style:family="paragraph" style:parent-style-name="Figure">
      <style:text-properties officeooo:paragraph-rsid="01e5f5ed"/>
    </style:style>
    <style:style style:name="P78" style:family="paragraph" style:parent-style-name="Bild">
      <style:text-properties officeooo:paragraph-rsid="01e877f4"/>
    </style:style>
    <style:style style:name="P79" style:family="paragraph" style:parent-style-name="Bild">
      <style:text-properties officeooo:paragraph-rsid="020bc1ed"/>
    </style:style>
    <style:style style:name="P80" style:family="paragraph" style:parent-style-name="Caption">
      <style:text-properties officeooo:paragraph-rsid="01e5f5ed"/>
    </style:style>
    <style:style style:name="P81" style:family="paragraph" style:parent-style-name="Caption">
      <style:text-properties officeooo:paragraph-rsid="01e7df52"/>
    </style:style>
    <style:style style:name="P82" style:family="paragraph" style:parent-style-name="Caption">
      <style:paragraph-properties fo:text-align="center" style:justify-single-word="false"/>
      <style:text-properties style:font-name="Arial1" officeooo:rsid="00bb86d7" officeooo:paragraph-rsid="01d5b56d"/>
    </style:style>
    <style:style style:name="P83" style:family="paragraph" style:parent-style-name="Contents_20_1">
      <style:paragraph-properties>
        <style:tab-stops>
          <style:tab-stop style:position="17.59cm" style:type="right" style:leader-style="dotted" style:leader-text="."/>
        </style:tab-stops>
      </style:paragraph-properties>
    </style:style>
    <style:style style:name="P84" style:family="paragraph" style:parent-style-name="Contents_20_2">
      <style:paragraph-properties>
        <style:tab-stops>
          <style:tab-stop style:position="17.59cm" style:type="right" style:leader-style="dotted" style:leader-text="."/>
        </style:tab-stops>
      </style:paragraph-properties>
    </style:style>
    <style:style style:name="P85" style:family="paragraph" style:parent-style-name="Figure_20_Index_20_1">
      <style:paragraph-properties>
        <style:tab-stops>
          <style:tab-stop style:position="17.59cm" style:type="right" style:leader-style="dotted" style:leader-text="."/>
        </style:tab-stops>
      </style:paragraph-properties>
    </style:style>
    <style:style style:name="P86" style:family="paragraph" style:parent-style-name="Title">
      <style:text-properties fo:language="de" fo:country="CH"/>
    </style:style>
    <style:style style:name="P87" style:family="paragraph" style:parent-style-name="Standard">
      <style:paragraph-properties fo:text-align="center" style:justify-single-word="false"/>
      <style:text-properties fo:font-size="20pt" fo:language="de" fo:country="CH" style:font-size-asian="20pt" style:font-size-complex="20pt"/>
    </style:style>
    <style:style style:name="P88" style:family="paragraph" style:parent-style-name="Contents_20_1">
      <style:paragraph-properties>
        <style:tab-stops>
          <style:tab-stop style:position="17.59cm" style:type="right" style:leader-style="dotted" style:leader-text="."/>
        </style:tab-stops>
      </style:paragraph-properties>
    </style:style>
    <style:style style:name="P89" style:family="paragraph" style:parent-style-name="Contents_20_2">
      <style:paragraph-properties>
        <style:tab-stops>
          <style:tab-stop style:position="17.59cm" style:type="right" style:leader-style="dotted" style:leader-text="."/>
        </style:tab-stops>
      </style:paragraph-properties>
    </style:style>
    <style:style style:name="P90" style:family="paragraph" style:parent-style-name="Figure_20_Index_20_1">
      <style:paragraph-properties>
        <style:tab-stops>
          <style:tab-stop style:position="17.59cm" style:type="right" style:leader-style="dotted" style:leader-text="."/>
        </style:tab-stops>
      </style:paragraph-properties>
    </style:style>
    <style:style style:name="P91" style:family="paragraph" style:parent-style-name="Heading_20_1">
      <style:text-properties style:font-name="Arial1"/>
    </style:style>
    <style:style style:name="P92" style:family="paragraph" style:parent-style-name="Heading_20_1">
      <style:text-properties style:font-name="Arial1" fo:language="de" fo:country="CH"/>
    </style:style>
    <style:style style:name="P93" style:family="paragraph" style:parent-style-name="Heading_20_1" style:list-style-name="">
      <style:paragraph-properties>
        <style:tab-stops/>
      </style:paragraph-properties>
    </style:style>
    <style:style style:name="P94" style:family="paragraph" style:parent-style-name="Heading_20_1">
      <style:paragraph-properties fo:break-before="page"/>
    </style:style>
    <style:style style:name="P95" style:family="paragraph" style:parent-style-name="Heading_20_1">
      <style:paragraph-properties fo:break-before="page"/>
      <style:text-properties style:font-name="Arial1" fo:language="de" fo:country="CH"/>
    </style:style>
    <style:style style:name="P96" style:family="paragraph" style:parent-style-name="Heading_20_1">
      <style:paragraph-properties fo:break-before="page"/>
      <style:text-properties style:font-name="Arial1" fo:language="de" fo:country="CH" fo:background-color="transparent"/>
    </style:style>
    <style:style style:name="P97" style:family="paragraph" style:parent-style-name="Heading_20_1">
      <style:paragraph-properties fo:break-before="page"/>
      <style:text-properties style:font-name="Arial1" fo:language="de" fo:country="CH" officeooo:paragraph-rsid="00120082"/>
    </style:style>
    <style:style style:name="P98" style:family="paragraph" style:parent-style-name="Heading_20_2">
      <style:text-properties style:font-name="Arial1"/>
    </style:style>
    <style:style style:name="P99" style:family="paragraph" style:parent-style-name="Heading_20_2">
      <style:text-properties style:font-name="Arial1" officeooo:rsid="00affbc9" officeooo:paragraph-rsid="00b070fa"/>
    </style:style>
    <style:style style:name="P100" style:family="paragraph" style:parent-style-name="Heading_20_2">
      <style:text-properties style:font-name="Arial1" officeooo:rsid="00b6ac3c" officeooo:paragraph-rsid="00b6ac3c"/>
    </style:style>
    <style:style style:name="P101" style:family="paragraph" style:parent-style-name="Heading_20_2">
      <style:text-properties style:font-name="Arial1" officeooo:paragraph-rsid="00ba4034"/>
    </style:style>
    <style:style style:name="P102" style:family="paragraph" style:parent-style-name="Heading_20_2">
      <style:text-properties style:font-name="Arial1" officeooo:paragraph-rsid="0063a7dc"/>
    </style:style>
    <style:style style:name="P103" style:family="paragraph" style:parent-style-name="Heading_20_2">
      <style:text-properties style:font-name="Arial1" officeooo:paragraph-rsid="005837c3"/>
    </style:style>
    <style:style style:name="P104" style:family="paragraph" style:parent-style-name="Heading_20_2">
      <style:paragraph-properties fo:break-before="page"/>
      <style:text-properties style:font-name="Arial1"/>
    </style:style>
    <style:style style:name="P105" style:family="paragraph" style:parent-style-name="Heading_20_2">
      <style:paragraph-properties fo:break-before="page"/>
      <style:text-properties style:font-name="Arial1" fo:font-size="16.1000003814697pt" fo:font-weight="bold" officeooo:rsid="004386bb" officeooo:paragraph-rsid="00cf2191" style:font-name-asian="Microsoft YaHei" style:font-size-asian="16.1000003814697pt" style:font-weight-asian="bold" style:font-name-complex="Mangal" style:font-size-complex="16.1000003814697pt" style:font-weight-complex="bold"/>
    </style:style>
    <style:style style:name="P106" style:family="paragraph" style:parent-style-name="Text_20_body" style:list-style-name="L1"/>
    <style:style style:name="P107" style:family="paragraph" style:parent-style-name="Text_20_body" style:list-style-name="L2">
      <style:text-properties style:font-name="Arial1" officeooo:paragraph-rsid="00120082"/>
    </style:style>
    <style:style style:name="P108" style:family="paragraph" style:parent-style-name="Text_20_body" style:list-style-name="L3"/>
    <style:style style:name="P109" style:family="paragraph" style:parent-style-name="Text_20_body" style:list-style-name="L3">
      <style:text-properties officeooo:paragraph-rsid="020c384b"/>
    </style:style>
    <style:style style:name="P110" style:family="paragraph" style:parent-style-name="Text_20_body" style:list-style-name="L1">
      <style:paragraph-properties fo:margin-top="0cm" fo:margin-bottom="0cm" loext:contextual-spacing="false"/>
      <style:text-properties officeooo:paragraph-rsid="00e5f2d3"/>
    </style:style>
    <style:style style:name="P111" style:family="paragraph" style:parent-style-name="Text_20_body" style:list-style-name="L1">
      <style:paragraph-properties fo:margin-top="0cm" fo:margin-bottom="0cm" loext:contextual-spacing="false"/>
      <style:text-properties officeooo:paragraph-rsid="00de73c7"/>
    </style:style>
    <style:style style:name="T1" style:family="text">
      <style:text-properties officeooo:rsid="01e418f7"/>
    </style:style>
    <style:style style:name="T2" style:family="text">
      <style:text-properties officeooo:rsid="0007f40d"/>
    </style:style>
    <style:style style:name="T3" style:family="text">
      <style:text-properties fo:language="de" fo:country="CH"/>
    </style:style>
    <style:style style:name="T4" style:family="text">
      <style:text-properties fo:language="de" fo:country="CH" fo:font-style="normal" style:font-style-asian="normal" style:font-style-complex="normal"/>
    </style:style>
    <style:style style:name="T5" style:family="text">
      <style:text-properties fo:language="de" fo:country="CH" fo:font-style="normal" officeooo:rsid="0018713f" style:font-style-asian="normal" style:font-style-complex="normal"/>
    </style:style>
    <style:style style:name="T6" style:family="text">
      <style:text-properties fo:language="de" fo:country="CH" fo:font-style="normal" officeooo:rsid="00215b7d" style:font-style-asian="normal" style:font-style-complex="normal"/>
    </style:style>
    <style:style style:name="T7" style:family="text">
      <style:text-properties fo:language="de" fo:country="CH" fo:font-style="normal" officeooo:rsid="00221ddd" style:font-style-asian="normal" style:font-style-complex="normal"/>
    </style:style>
    <style:style style:name="T8" style:family="text">
      <style:text-properties fo:language="de" fo:country="CH" fo:font-style="normal" officeooo:rsid="001f8a75" style:font-style-asian="normal" style:font-style-complex="normal"/>
    </style:style>
    <style:style style:name="T9" style:family="text">
      <style:text-properties fo:language="de" fo:country="CH" fo:font-style="normal" officeooo:rsid="00044f4c" style:font-style-asian="normal" style:font-style-complex="normal"/>
    </style:style>
    <style:style style:name="T10" style:family="text">
      <style:text-properties fo:language="de" fo:country="CH" fo:font-style="normal" officeooo:rsid="002cf4e1" style:font-style-asian="normal" style:font-style-complex="normal"/>
    </style:style>
    <style:style style:name="T11" style:family="text">
      <style:text-properties fo:language="de" fo:country="CH" fo:font-style="normal" officeooo:rsid="0039625b" style:font-style-asian="normal" style:font-style-complex="normal"/>
    </style:style>
    <style:style style:name="T12" style:family="text">
      <style:text-properties fo:language="de" fo:country="CH" fo:font-style="normal" officeooo:rsid="0045436c" style:font-style-asian="normal" style:font-style-complex="normal"/>
    </style:style>
    <style:style style:name="T13" style:family="text">
      <style:text-properties fo:language="de" fo:country="CH" fo:font-style="normal" officeooo:rsid="006f8f16" style:font-style-asian="normal" style:font-style-complex="normal"/>
    </style:style>
    <style:style style:name="T14" style:family="text">
      <style:text-properties fo:language="de" fo:country="CH" fo:font-style="normal" officeooo:rsid="0072671f" style:font-style-asian="normal" style:font-style-complex="normal"/>
    </style:style>
    <style:style style:name="T15" style:family="text">
      <style:text-properties fo:language="de" fo:country="CH" fo:font-style="normal" officeooo:rsid="006e0ea0" style:font-style-asian="normal" style:font-style-complex="normal"/>
    </style:style>
    <style:style style:name="T16" style:family="text">
      <style:text-properties fo:language="de" fo:country="CH" fo:font-style="normal" officeooo:rsid="00da0448" style:font-style-asian="normal" style:font-style-complex="normal"/>
    </style:style>
    <style:style style:name="T17" style:family="text">
      <style:text-properties fo:language="de" fo:country="CH" fo:font-style="normal" officeooo:rsid="00dc15d8" style:font-style-asian="normal" style:font-style-complex="normal"/>
    </style:style>
    <style:style style:name="T18" style:family="text">
      <style:text-properties fo:language="de" fo:country="CH" fo:font-style="normal" officeooo:rsid="00e4aa84" style:font-style-asian="normal" style:font-style-complex="normal"/>
    </style:style>
    <style:style style:name="T19" style:family="text">
      <style:text-properties fo:language="de" fo:country="CH" fo:font-style="normal" officeooo:rsid="01157214" style:font-style-asian="normal" style:font-style-complex="normal"/>
    </style:style>
    <style:style style:name="T20" style:family="text">
      <style:text-properties fo:language="de" fo:country="CH" fo:font-style="normal" officeooo:rsid="011bc2d1" style:font-style-asian="normal" style:font-style-complex="normal"/>
    </style:style>
    <style:style style:name="T21" style:family="text">
      <style:text-properties fo:language="de" fo:country="CH" fo:font-style="normal" officeooo:rsid="011c8553" style:font-style-asian="normal" style:font-style-complex="normal"/>
    </style:style>
    <style:style style:name="T22" style:family="text">
      <style:text-properties fo:language="de" fo:country="CH" fo:font-style="normal" officeooo:rsid="00581161" style:font-style-asian="normal" style:font-style-complex="normal"/>
    </style:style>
    <style:style style:name="T23" style:family="text">
      <style:text-properties fo:language="de" fo:country="CH" fo:font-style="normal" officeooo:rsid="011e34e4" style:font-style-asian="normal" style:font-style-complex="normal"/>
    </style:style>
    <style:style style:name="T24" style:family="text">
      <style:text-properties fo:language="de" fo:country="CH" fo:font-style="normal" officeooo:rsid="010cfa28" style:font-style-asian="normal" style:font-style-complex="normal"/>
    </style:style>
    <style:style style:name="T25" style:family="text">
      <style:text-properties fo:language="de" fo:country="CH" fo:font-style="normal" officeooo:rsid="00eb6c7c" style:font-style-asian="normal" style:font-style-complex="normal"/>
    </style:style>
    <style:style style:name="T26" style:family="text">
      <style:text-properties fo:language="de" fo:country="CH" fo:font-style="normal" officeooo:rsid="00ed4910" style:font-style-asian="normal" style:font-style-complex="normal"/>
    </style:style>
    <style:style style:name="T27" style:family="text">
      <style:text-properties fo:language="de" fo:country="CH" fo:font-style="normal" officeooo:rsid="00377f1a" style:font-style-asian="normal" style:font-style-complex="normal"/>
    </style:style>
    <style:style style:name="T28" style:family="text">
      <style:text-properties fo:language="de" fo:country="CH" fo:font-style="normal" officeooo:rsid="00ef900b" style:font-style-asian="normal" style:font-style-complex="normal"/>
    </style:style>
    <style:style style:name="T29" style:family="text">
      <style:text-properties fo:language="de" fo:country="CH" fo:font-style="normal" officeooo:rsid="013adf68" style:font-style-asian="normal" style:font-style-complex="normal"/>
    </style:style>
    <style:style style:name="T30" style:family="text">
      <style:text-properties fo:language="de" fo:country="CH" fo:font-style="normal" officeooo:rsid="0140cc59" style:font-style-asian="normal" style:font-style-complex="normal"/>
    </style:style>
    <style:style style:name="T31" style:family="text">
      <style:text-properties fo:language="de" fo:country="CH" fo:font-style="normal" officeooo:rsid="0142402a" style:font-style-asian="normal" style:font-style-complex="normal"/>
    </style:style>
    <style:style style:name="T32" style:family="text">
      <style:text-properties fo:language="de" fo:country="CH" fo:font-style="normal" officeooo:rsid="015b81cc" style:font-style-asian="normal" style:font-style-complex="normal"/>
    </style:style>
    <style:style style:name="T33" style:family="text">
      <style:text-properties fo:language="de" fo:country="CH" fo:font-style="normal" officeooo:rsid="016e3b1a" style:font-style-asian="normal" style:font-style-complex="normal"/>
    </style:style>
    <style:style style:name="T34" style:family="text">
      <style:text-properties fo:language="de" fo:country="CH" fo:font-style="normal" officeooo:rsid="017038cd" style:font-style-asian="normal" style:font-style-complex="normal"/>
    </style:style>
    <style:style style:name="T35" style:family="text">
      <style:text-properties fo:language="de" fo:country="CH" fo:font-style="normal" officeooo:rsid="00d27100" style:font-style-asian="normal" style:font-style-complex="normal"/>
    </style:style>
    <style:style style:name="T36" style:family="text">
      <style:text-properties fo:language="de" fo:country="CH" fo:font-style="normal" officeooo:rsid="016edae5" style:font-style-asian="normal" style:font-style-complex="normal"/>
    </style:style>
    <style:style style:name="T37" style:family="text">
      <style:text-properties fo:language="de" fo:country="CH" fo:font-style="normal" officeooo:rsid="010e28bb" style:font-style-asian="normal" style:font-style-complex="normal"/>
    </style:style>
    <style:style style:name="T38" style:family="text">
      <style:text-properties fo:language="de" fo:country="CH" fo:font-style="normal" officeooo:rsid="0141323d" style:font-style-asian="normal" style:font-style-complex="normal"/>
    </style:style>
    <style:style style:name="T39" style:family="text">
      <style:text-properties fo:language="de" fo:country="CH" fo:font-style="normal" officeooo:rsid="010f8f98" style:font-style-asian="normal" style:font-style-complex="normal"/>
    </style:style>
    <style:style style:name="T40" style:family="text">
      <style:text-properties fo:language="de" fo:country="CH" fo:font-style="normal" officeooo:rsid="0110b1f2" style:font-style-asian="normal" style:font-style-complex="normal"/>
    </style:style>
    <style:style style:name="T41" style:family="text">
      <style:text-properties fo:language="de" fo:country="CH" fo:font-style="normal" officeooo:rsid="0111dfac" style:font-style-asian="normal" style:font-style-complex="normal"/>
    </style:style>
    <style:style style:name="T42" style:family="text">
      <style:text-properties fo:language="de" fo:country="CH" fo:font-style="normal" officeooo:rsid="0113628f" style:font-style-asian="normal" style:font-style-complex="normal"/>
    </style:style>
    <style:style style:name="T43" style:family="text">
      <style:text-properties fo:language="de" fo:country="CH" fo:font-style="normal" officeooo:rsid="01148995" style:font-style-asian="normal" style:font-style-complex="normal"/>
    </style:style>
    <style:style style:name="T44" style:family="text">
      <style:text-properties fo:language="de" fo:country="CH" fo:font-style="normal" officeooo:rsid="017314dd" style:font-style-asian="normal" style:font-style-complex="normal"/>
    </style:style>
    <style:style style:name="T45" style:family="text">
      <style:text-properties fo:language="de" fo:country="CH" fo:font-style="normal" officeooo:rsid="01beff8e" style:font-style-asian="normal" style:font-style-complex="normal"/>
    </style:style>
    <style:style style:name="T46" style:family="text">
      <style:text-properties fo:language="de" fo:country="CH" fo:font-style="normal" officeooo:rsid="01c5c414" style:font-style-asian="normal" style:font-style-complex="normal"/>
    </style:style>
    <style:style style:name="T47" style:family="text">
      <style:text-properties fo:language="de" fo:country="CH" fo:font-style="normal" officeooo:rsid="01eb741b" style:font-style-asian="normal" style:font-style-complex="normal"/>
    </style:style>
    <style:style style:name="T48" style:family="text">
      <style:text-properties fo:language="de" fo:country="CH" fo:font-style="normal" officeooo:rsid="01ec7ab7" style:font-style-asian="normal" style:font-style-complex="normal"/>
    </style:style>
    <style:style style:name="T49" style:family="text">
      <style:text-properties fo:language="de" fo:country="CH" fo:font-style="normal" officeooo:rsid="0206ff6e" style:font-style-asian="normal" style:font-style-complex="normal"/>
    </style:style>
    <style:style style:name="T50" style:family="text">
      <style:text-properties fo:language="de" fo:country="CH" fo:font-style="normal" officeooo:rsid="020aee17" style:font-style-asian="normal" style:font-style-complex="normal"/>
    </style:style>
    <style:style style:name="T51" style:family="text">
      <style:text-properties fo:language="de" fo:country="CH" fo:font-style="normal" officeooo:rsid="00ef900b" fo:background-color="transparent" loext:char-shading-value="0" style:font-style-asian="normal" style:font-style-complex="normal"/>
    </style:style>
    <style:style style:name="T52" style:family="text">
      <style:text-properties fo:language="de" fo:country="CH" fo:font-style="normal" officeooo:rsid="015b81cc" fo:background-color="transparent" loext:char-shading-value="0" style:font-style-asian="normal" style:font-style-complex="normal"/>
    </style:style>
    <style:style style:name="T53" style:family="text">
      <style:text-properties fo:language="de" fo:country="CH" fo:font-style="normal" officeooo:rsid="00f02bd5" fo:background-color="transparent" loext:char-shading-value="0" style:font-style-asian="normal" style:font-style-complex="normal"/>
    </style:style>
    <style:style style:name="T54" style:family="text">
      <style:text-properties fo:language="de" fo:country="CH" fo:font-style="normal" officeooo:rsid="013adf68" fo:background-color="transparent" loext:char-shading-value="0" style:font-style-asian="normal" style:font-style-complex="normal"/>
    </style:style>
    <style:style style:name="T55" style:family="text">
      <style:text-properties fo:language="de" fo:country="CH" fo:font-style="normal" officeooo:rsid="014c698a" fo:background-color="transparent" loext:char-shading-value="0" style:font-style-asian="normal" style:font-style-complex="normal"/>
    </style:style>
    <style:style style:name="T56" style:family="text">
      <style:text-properties fo:language="de" fo:country="CH" fo:font-style="normal" officeooo:rsid="012a1dc2" fo:background-color="transparent" loext:char-shading-value="0" style:font-style-asian="normal" style:font-style-complex="normal"/>
    </style:style>
    <style:style style:name="T57" style:family="text">
      <style:text-properties fo:language="de" fo:country="CH" fo:font-style="normal" officeooo:rsid="015e1206" fo:background-color="transparent" loext:char-shading-value="0" style:font-style-asian="normal" style:font-style-complex="normal"/>
    </style:style>
    <style:style style:name="T58" style:family="text">
      <style:text-properties fo:language="de" fo:country="CH" fo:font-style="normal" officeooo:rsid="013c2412" fo:background-color="transparent" loext:char-shading-value="0" style:font-style-asian="normal" style:font-style-complex="normal"/>
    </style:style>
    <style:style style:name="T59" style:family="text">
      <style:text-properties fo:language="de" fo:country="CH" fo:font-style="normal" officeooo:rsid="01274e19" fo:background-color="transparent" loext:char-shading-value="0" style:font-style-asian="normal" style:font-style-complex="normal"/>
    </style:style>
    <style:style style:name="T60" style:family="text">
      <style:text-properties fo:language="de" fo:country="CH" fo:font-style="normal" officeooo:rsid="016edae5" fo:background-color="transparent" loext:char-shading-value="0" style:font-style-asian="normal" style:font-style-complex="normal"/>
    </style:style>
    <style:style style:name="T61" style:family="text">
      <style:text-properties fo:language="de" fo:country="CH" fo:font-style="normal" officeooo:rsid="0154f1ad" fo:background-color="transparent" loext:char-shading-value="0" style:font-style-asian="normal" style:font-style-complex="normal"/>
    </style:style>
    <style:style style:name="T62" style:family="text">
      <style:text-properties fo:language="de" fo:country="CH" fo:font-style="normal" officeooo:rsid="020954c0" fo:background-color="transparent" loext:char-shading-value="0" style:font-style-asian="normal" style:font-style-complex="normal"/>
    </style:style>
    <style:style style:name="T63" style:family="text">
      <style:text-properties fo:language="de" fo:country="CH" officeooo:rsid="005837c3"/>
    </style:style>
    <style:style style:name="T64" style:family="text">
      <style:text-properties fo:language="de" fo:country="CH" fo:font-style="italic" style:font-style-asian="italic" style:font-style-complex="italic"/>
    </style:style>
    <style:style style:name="T65" style:family="text">
      <style:text-properties fo:language="de" fo:country="CH" fo:font-style="italic" officeooo:rsid="00044f4c" style:font-style-asian="italic" style:font-style-complex="italic"/>
    </style:style>
    <style:style style:name="T66" style:family="text">
      <style:text-properties fo:language="de" fo:country="CH" fo:font-style="italic" officeooo:rsid="00581161" style:font-style-asian="italic" style:font-style-complex="italic"/>
    </style:style>
    <style:style style:name="T67" style:family="text">
      <style:text-properties fo:language="de" fo:country="CH" fo:font-style="italic" officeooo:rsid="00eb6c7c" style:font-style-asian="italic" style:font-style-complex="italic"/>
    </style:style>
    <style:style style:name="T68" style:family="text">
      <style:text-properties fo:language="de" fo:country="CH" fo:font-style="italic" officeooo:rsid="013adf68" style:font-style-asian="italic" style:font-style-complex="italic"/>
    </style:style>
    <style:style style:name="T69" style:family="text">
      <style:text-properties fo:language="de" fo:country="CH" fo:font-style="italic" officeooo:rsid="011e34e4" style:font-style-asian="italic" style:font-style-complex="italic"/>
    </style:style>
    <style:style style:name="T70" style:family="text">
      <style:text-properties fo:language="de" fo:country="CH" fo:font-style="italic" officeooo:rsid="012dd6ab" style:font-style-asian="italic" style:font-style-complex="italic"/>
    </style:style>
    <style:style style:name="T71" style:family="text">
      <style:text-properties fo:language="de" fo:country="CH" fo:font-style="italic" officeooo:rsid="00215b7d" style:font-style-asian="italic" style:font-style-complex="italic"/>
    </style:style>
    <style:style style:name="T72" style:family="text">
      <style:text-properties fo:language="de" fo:country="CH" fo:font-style="italic" officeooo:rsid="00221ddd" style:font-style-asian="italic" style:font-style-complex="italic"/>
    </style:style>
    <style:style style:name="T73" style:family="text">
      <style:text-properties fo:language="de" fo:country="CH" fo:font-style="italic" officeooo:rsid="015addf3" style:font-style-asian="italic" style:font-style-complex="italic"/>
    </style:style>
    <style:style style:name="T74" style:family="text">
      <style:text-properties fo:language="de" fo:country="CH" fo:font-style="italic" officeooo:rsid="0045436c" style:font-style-asian="italic" style:font-style-complex="italic"/>
    </style:style>
    <style:style style:name="T75" style:family="text">
      <style:text-properties fo:language="de" fo:country="CH" fo:font-style="italic" officeooo:rsid="0110b1f2" style:font-style-asian="italic" style:font-style-complex="italic"/>
    </style:style>
    <style:style style:name="T76" style:family="text">
      <style:text-properties fo:language="de" fo:country="CH" officeooo:rsid="01168c79"/>
    </style:style>
    <style:style style:name="T77" style:family="text">
      <style:text-properties fo:language="de" fo:country="CH" officeooo:rsid="00d87d20"/>
    </style:style>
    <style:style style:name="T78" style:family="text">
      <style:text-properties fo:language="de" fo:country="CH" officeooo:rsid="012bee23"/>
    </style:style>
    <style:style style:name="T79" style:family="text">
      <style:text-properties fo:language="de" fo:country="CH" officeooo:rsid="012dd6ab"/>
    </style:style>
    <style:style style:name="T80" style:family="text">
      <style:text-properties fo:language="de" fo:country="CH" officeooo:rsid="0143bc20"/>
    </style:style>
    <style:style style:name="T81" style:family="text">
      <style:text-properties fo:font-size="10pt" style:font-size-asian="10pt" style:font-size-complex="10pt"/>
    </style:style>
    <style:style style:name="T82" style:family="text">
      <style:text-properties fo:font-size="10pt" officeooo:rsid="0068d6e2" style:font-size-asian="10pt" style:font-size-complex="10pt"/>
    </style:style>
    <style:style style:name="T83" style:family="text">
      <style:text-properties fo:font-size="10pt" fo:font-style="italic" style:font-size-asian="10pt" style:font-style-asian="italic" style:font-size-complex="10pt" style:font-style-complex="italic"/>
    </style:style>
    <style:style style:name="T84" style:family="text">
      <style:text-properties fo:font-size="10pt" fo:font-style="italic" officeooo:rsid="0068d6e2" style:font-size-asian="10pt" style:font-style-asian="italic" style:font-size-complex="10pt" style:font-style-complex="italic"/>
    </style:style>
    <style:style style:name="T85" style:family="text">
      <style:text-properties officeooo:rsid="002cf4e1"/>
    </style:style>
    <style:style style:name="T86" style:family="text">
      <style:text-properties style:font-name="Arial" fo:font-size="10pt" officeooo:rsid="00581161" style:font-size-asian="10pt" style:font-size-complex="10pt"/>
    </style:style>
    <style:style style:name="T87" style:family="text">
      <style:text-properties style:font-name="Arial" fo:font-size="10pt" fo:font-style="italic" officeooo:rsid="01e877f4" style:font-size-asian="12pt" style:font-style-asian="italic" style:font-name-complex="Mangal1" style:font-size-complex="12pt" style:font-style-complex="italic"/>
    </style:style>
    <style:style style:name="T88" style:family="text">
      <style:text-properties style:font-name="Arial" officeooo:rsid="01beff8e"/>
    </style:style>
    <style:style style:name="T89" style:family="text">
      <style:text-properties style:font-name="Arial" officeooo:rsid="01dd74ad"/>
    </style:style>
    <style:style style:name="T90" style:family="text">
      <style:text-properties style:font-name="Arial" officeooo:rsid="01e9fc5b"/>
    </style:style>
    <style:style style:name="T91" style:family="text">
      <style:text-properties style:font-name="Arial" officeooo:rsid="01c304d5"/>
    </style:style>
    <style:style style:name="T92" style:family="text">
      <style:text-properties style:font-name="Arial" officeooo:rsid="01c0b903"/>
    </style:style>
    <style:style style:name="T93" style:family="text">
      <style:text-properties style:font-name="Arial" officeooo:rsid="01eb3f03"/>
    </style:style>
    <style:style style:name="T94" style:family="text">
      <style:text-properties style:font-name="Arial" fo:font-style="normal" officeooo:rsid="01c3e2d2" style:font-style-asian="normal" style:font-style-complex="normal"/>
    </style:style>
    <style:style style:name="T95" style:family="text">
      <style:text-properties style:font-name="Arial" fo:font-style="normal" officeooo:rsid="01eb741b" style:font-style-asian="normal" style:font-style-complex="normal"/>
    </style:style>
    <style:style style:name="T96" style:family="text">
      <style:text-properties style:font-name="Arial" officeooo:rsid="01ed9cb6"/>
    </style:style>
    <style:style style:name="T97" style:family="text">
      <style:text-properties style:font-name="Arial" officeooo:rsid="01ed9cd7"/>
    </style:style>
    <style:style style:name="T98" style:family="text">
      <style:text-properties style:font-name="Arial" officeooo:rsid="01edd1d8"/>
    </style:style>
    <style:style style:name="T99" style:family="text">
      <style:text-properties style:font-name="Arial" officeooo:rsid="01ff1831"/>
    </style:style>
    <style:style style:name="T100" style:family="text">
      <style:text-properties style:font-name="Arial" fo:language="de" fo:country="DE" officeooo:rsid="01ff1831"/>
    </style:style>
    <style:style style:name="T101" style:family="text">
      <style:text-properties style:font-name="Arial" officeooo:rsid="01fc1f4c"/>
    </style:style>
    <style:style style:name="T102" style:family="text">
      <style:text-properties style:font-name="Arial" officeooo:rsid="01ff6cc9"/>
    </style:style>
    <style:style style:name="T103" style:family="text">
      <style:text-properties style:font-name="Arial" officeooo:rsid="0206fdbc"/>
    </style:style>
    <style:style style:name="T104" style:family="text">
      <style:text-properties style:font-name="Arial" fo:font-style="italic" officeooo:rsid="01ff1831" style:font-style-asian="italic" style:font-style-complex="italic"/>
    </style:style>
    <style:style style:name="T105" style:family="text">
      <style:text-properties style:font-name="Arial" fo:language="de" fo:country="CH" fo:font-style="normal" officeooo:rsid="0206ff6e" style:font-style-asian="normal" style:font-style-complex="normal"/>
    </style:style>
    <style:style style:name="T106" style:family="text">
      <style:text-properties style:font-name="Arial" officeooo:rsid="0208b22d"/>
    </style:style>
    <style:style style:name="T107" style:family="text">
      <style:text-properties style:font-name="Arial" officeooo:rsid="020c5216"/>
    </style:style>
    <style:style style:name="T108" style:family="text">
      <style:text-properties fo:language="de" fo:country="DE"/>
    </style:style>
    <style:style style:name="T109" style:family="text">
      <style:text-properties fo:language="de" fo:country="DE" officeooo:rsid="0049cc1c"/>
    </style:style>
    <style:style style:name="T110" style:family="text">
      <style:text-properties fo:language="de" fo:country="DE" officeooo:rsid="004b9437"/>
    </style:style>
    <style:style style:name="T111" style:family="text">
      <style:text-properties fo:language="de" fo:country="DE" officeooo:rsid="004bf149"/>
    </style:style>
    <style:style style:name="T112" style:family="text">
      <style:text-properties fo:language="de" fo:country="DE" officeooo:rsid="00545523"/>
    </style:style>
    <style:style style:name="T113" style:family="text">
      <style:text-properties fo:language="de" fo:country="DE" officeooo:rsid="0072671f"/>
    </style:style>
    <style:style style:name="T114" style:family="text">
      <style:text-properties fo:language="de" fo:country="DE" officeooo:rsid="00da0448"/>
    </style:style>
    <style:style style:name="T115" style:family="text">
      <style:text-properties fo:language="de" fo:country="DE" officeooo:rsid="0132cdea"/>
    </style:style>
    <style:style style:name="T116" style:family="text">
      <style:text-properties officeooo:rsid="005638c8"/>
    </style:style>
    <style:style style:name="T117" style:family="text">
      <style:text-properties fo:font-style="italic" style:font-style-asian="italic" style:font-style-complex="italic"/>
    </style:style>
    <style:style style:name="T118" style:family="text">
      <style:text-properties fo:font-style="italic" officeooo:rsid="005638c8" style:font-style-asian="italic" style:font-style-complex="italic"/>
    </style:style>
    <style:style style:name="T119" style:family="text">
      <style:text-properties fo:font-style="italic" officeooo:rsid="00b15c59" style:font-style-asian="italic" style:font-style-complex="italic"/>
    </style:style>
    <style:style style:name="T120" style:family="text">
      <style:text-properties fo:font-style="italic" officeooo:rsid="00a6a30d" style:font-style-asian="italic" style:font-style-complex="italic"/>
    </style:style>
    <style:style style:name="T121" style:family="text">
      <style:text-properties fo:font-style="italic" officeooo:rsid="0082e7e8" style:font-style-asian="italic" style:font-style-complex="italic"/>
    </style:style>
    <style:style style:name="T122" style:family="text">
      <style:text-properties fo:font-style="italic" officeooo:rsid="00c51526" style:font-style-asian="italic" style:font-style-complex="italic"/>
    </style:style>
    <style:style style:name="T123" style:family="text">
      <style:text-properties fo:font-style="italic" officeooo:rsid="00bf0e1a" style:font-style-asian="italic" style:font-style-complex="italic"/>
    </style:style>
    <style:style style:name="T124" style:family="text">
      <style:text-properties fo:font-style="italic" officeooo:rsid="009ffb1b" style:font-style-asian="italic" style:font-style-complex="italic"/>
    </style:style>
    <style:style style:name="T125" style:family="text">
      <style:text-properties fo:font-style="italic" officeooo:rsid="00e5f2d3" style:font-style-asian="italic" style:font-style-complex="italic"/>
    </style:style>
    <style:style style:name="T126" style:family="text">
      <style:text-properties fo:font-style="italic" officeooo:rsid="00c6aefb" style:font-style-asian="italic" style:font-style-complex="italic"/>
    </style:style>
    <style:style style:name="T127" style:family="text">
      <style:text-properties fo:font-style="italic" officeooo:rsid="00f92acd" style:font-style-asian="italic" style:font-style-complex="italic"/>
    </style:style>
    <style:style style:name="T128" style:family="text">
      <style:text-properties fo:font-style="italic" officeooo:rsid="012dd6ab" style:font-style-asian="italic" style:font-style-complex="italic"/>
    </style:style>
    <style:style style:name="T129" style:family="text">
      <style:text-properties fo:font-style="italic" officeooo:rsid="012a1dc2" style:font-style-asian="italic" style:font-style-complex="italic"/>
    </style:style>
    <style:style style:name="T130" style:family="text">
      <style:text-properties fo:font-style="italic" officeooo:rsid="0025ddb1" style:font-style-asian="italic" style:font-style-complex="italic"/>
    </style:style>
    <style:style style:name="T131" style:family="text">
      <style:text-properties fo:font-style="italic" officeooo:rsid="0160b9d2" style:font-style-asian="italic" style:font-style-complex="italic"/>
    </style:style>
    <style:style style:name="T132" style:family="text">
      <style:text-properties fo:font-style="italic" officeooo:rsid="017e3a71" style:font-style-asian="italic" style:font-style-complex="italic"/>
    </style:style>
    <style:style style:name="T133" style:family="text">
      <style:text-properties fo:font-style="italic" officeooo:rsid="01818d52" style:font-style-asian="italic" style:font-style-complex="italic"/>
    </style:style>
    <style:style style:name="T134" style:family="text">
      <style:text-properties fo:font-style="italic" officeooo:rsid="01827867" style:font-style-asian="italic" style:font-style-complex="italic"/>
    </style:style>
    <style:style style:name="T135" style:family="text">
      <style:text-properties fo:font-style="italic" officeooo:rsid="01850cd5" style:font-style-asian="italic" style:font-style-complex="italic"/>
    </style:style>
    <style:style style:name="T136" style:family="text">
      <style:text-properties fo:font-style="italic" officeooo:rsid="019e44fa" style:font-style-asian="italic" style:font-style-complex="italic"/>
    </style:style>
    <style:style style:name="T137" style:family="text">
      <style:text-properties fo:font-style="italic" officeooo:rsid="01bafa96" style:font-style-asian="italic" style:font-style-complex="italic"/>
    </style:style>
    <style:style style:name="T138" style:family="text">
      <style:text-properties fo:font-style="italic" officeooo:rsid="01be29ac" style:font-style-asian="italic" style:font-style-complex="italic"/>
    </style:style>
    <style:style style:name="T139" style:family="text">
      <style:text-properties fo:font-style="italic" officeooo:rsid="00237f41" style:font-style-asian="italic" style:font-style-complex="italic"/>
    </style:style>
    <style:style style:name="T140" style:family="text">
      <style:text-properties fo:font-style="italic" officeooo:rsid="01c110b0" style:font-style-asian="italic" style:font-style-complex="italic"/>
    </style:style>
    <style:style style:name="T141" style:family="text">
      <style:text-properties fo:font-style="italic" officeooo:rsid="01c11931" style:font-style-asian="italic" style:font-style-complex="italic"/>
    </style:style>
    <style:style style:name="T142" style:family="text">
      <style:text-properties fo:font-style="italic" officeooo:rsid="01c3e2d2" style:font-style-asian="italic" style:font-style-complex="italic"/>
    </style:style>
    <style:style style:name="T143" style:family="text">
      <style:text-properties fo:font-style="italic" officeooo:rsid="01c5c414" style:font-style-asian="italic" style:font-style-complex="italic"/>
    </style:style>
    <style:style style:name="T144" style:family="text">
      <style:text-properties fo:font-style="italic" officeooo:rsid="01eb741b" style:font-style-asian="italic" style:font-style-complex="italic"/>
    </style:style>
    <style:style style:name="T145" style:family="text">
      <style:text-properties fo:font-style="italic" officeooo:rsid="01f7279d" style:font-style-asian="italic" style:font-style-complex="italic"/>
    </style:style>
    <style:style style:name="T146" style:family="text">
      <style:text-properties fo:font-style="italic" fo:background-color="transparent" loext:char-shading-value="0" style:font-style-asian="italic" style:font-style-complex="italic"/>
    </style:style>
    <style:style style:name="T147" style:family="text">
      <style:text-properties fo:font-style="italic" officeooo:rsid="00b15c59" fo:background-color="transparent" loext:char-shading-value="0" style:font-style-asian="italic" style:font-style-complex="italic"/>
    </style:style>
    <style:style style:name="T148" style:family="text">
      <style:text-properties fo:font-style="italic" fo:font-weight="bold" officeooo:rsid="011f2f57" style:font-style-asian="italic" style:font-weight-asian="bold" style:font-style-complex="italic" style:font-weight-complex="bold"/>
    </style:style>
    <style:style style:name="T149" style:family="text">
      <style:text-properties officeooo:rsid="00581161"/>
    </style:style>
    <style:style style:name="T150" style:family="text">
      <style:text-properties officeooo:rsid="00605898"/>
    </style:style>
    <style:style style:name="T151" style:family="text">
      <style:text-properties officeooo:rsid="0068d6e2"/>
    </style:style>
    <style:style style:name="T152" style:family="text">
      <style:text-properties officeooo:rsid="006db044"/>
    </style:style>
    <style:style style:name="T153" style:family="text">
      <style:text-properties officeooo:rsid="00712e69"/>
    </style:style>
    <style:style style:name="T154" style:family="text">
      <style:text-properties officeooo:rsid="007d8f56"/>
    </style:style>
    <style:style style:name="T155" style:family="text">
      <style:text-properties officeooo:rsid="0082e7e8"/>
    </style:style>
    <style:style style:name="T156" style:family="text">
      <style:text-properties officeooo:rsid="0087b31d"/>
    </style:style>
    <style:style style:name="T157" style:family="text">
      <style:text-properties officeooo:rsid="009ffb1b"/>
    </style:style>
    <style:style style:name="T158" style:family="text">
      <style:text-properties officeooo:rsid="00a6a30d"/>
    </style:style>
    <style:style style:name="T159" style:family="text">
      <style:text-properties officeooo:rsid="00b15c59"/>
    </style:style>
    <style:style style:name="T160" style:family="text">
      <style:text-properties officeooo:rsid="00b7a31e"/>
    </style:style>
    <style:style style:name="T161" style:family="text">
      <style:text-properties officeooo:rsid="00bf0e1a"/>
    </style:style>
    <style:style style:name="T162" style:family="text">
      <style:text-properties officeooo:rsid="00c2679c"/>
    </style:style>
    <style:style style:name="T163" style:family="text">
      <style:text-properties officeooo:rsid="00c51526"/>
    </style:style>
    <style:style style:name="T164" style:family="text">
      <style:text-properties officeooo:rsid="00cd8598"/>
    </style:style>
    <style:style style:name="T165" style:family="text">
      <style:text-properties officeooo:rsid="00cf2191"/>
    </style:style>
    <style:style style:name="T166" style:family="text">
      <style:text-properties officeooo:rsid="00c6aefb"/>
    </style:style>
    <style:style style:name="T167" style:family="text">
      <style:text-properties officeooo:rsid="00da0448"/>
    </style:style>
    <style:style style:name="T168" style:family="text">
      <style:text-properties fo:font-style="normal" style:font-style-asian="normal" style:font-style-complex="normal"/>
    </style:style>
    <style:style style:name="T169" style:family="text">
      <style:text-properties fo:font-style="normal" officeooo:rsid="00c51526" style:font-style-asian="normal" style:font-style-complex="normal"/>
    </style:style>
    <style:style style:name="T170" style:family="text">
      <style:text-properties fo:font-style="normal" officeooo:rsid="013f0b42" style:font-style-asian="normal" style:font-style-complex="normal"/>
    </style:style>
    <style:style style:name="T171" style:family="text">
      <style:text-properties fo:font-style="normal" officeooo:rsid="00b15c59" style:font-style-asian="normal" style:font-style-complex="normal"/>
    </style:style>
    <style:style style:name="T172" style:family="text">
      <style:text-properties fo:font-style="normal" officeooo:rsid="01663383" style:font-style-asian="normal" style:font-style-complex="normal"/>
    </style:style>
    <style:style style:name="T173" style:family="text">
      <style:text-properties fo:font-style="normal" officeooo:rsid="01818d52" style:font-style-asian="normal" style:font-style-complex="normal"/>
    </style:style>
    <style:style style:name="T174" style:family="text">
      <style:text-properties fo:font-style="normal" officeooo:rsid="01827867" style:font-style-asian="normal" style:font-style-complex="normal"/>
    </style:style>
    <style:style style:name="T175" style:family="text">
      <style:text-properties fo:font-style="normal" officeooo:rsid="01850cd5" style:font-style-asian="normal" style:font-style-complex="normal"/>
    </style:style>
    <style:style style:name="T176" style:family="text">
      <style:text-properties fo:font-style="normal" officeooo:rsid="018526f7" style:font-style-asian="normal" style:font-style-complex="normal"/>
    </style:style>
    <style:style style:name="T177" style:family="text">
      <style:text-properties fo:font-style="normal" officeooo:rsid="019e44fa" style:font-style-asian="normal" style:font-style-complex="normal"/>
    </style:style>
    <style:style style:name="T178" style:family="text">
      <style:text-properties fo:font-style="normal" officeooo:rsid="01be29ac" style:font-style-asian="normal" style:font-style-complex="normal"/>
    </style:style>
    <style:style style:name="T179" style:family="text">
      <style:text-properties fo:font-style="normal" officeooo:rsid="01bafa96" style:font-style-asian="normal" style:font-style-complex="normal"/>
    </style:style>
    <style:style style:name="T180" style:family="text">
      <style:text-properties fo:font-style="normal" officeooo:rsid="013d1b3c" style:font-style-asian="normal" style:font-style-complex="normal"/>
    </style:style>
    <style:style style:name="T181" style:family="text">
      <style:text-properties fo:font-style="normal" officeooo:rsid="00da0448" style:font-style-asian="normal" style:font-style-complex="normal"/>
    </style:style>
    <style:style style:name="T182" style:family="text">
      <style:text-properties fo:font-style="normal" officeooo:rsid="01c110b0" style:font-style-asian="normal" style:font-style-complex="normal"/>
    </style:style>
    <style:style style:name="T183" style:family="text">
      <style:text-properties fo:font-style="normal" officeooo:rsid="01c11931" style:font-style-asian="normal" style:font-style-complex="normal"/>
    </style:style>
    <style:style style:name="T184" style:family="text">
      <style:text-properties fo:font-style="normal" officeooo:rsid="01c2a4db" style:font-style-asian="normal" style:font-style-complex="normal"/>
    </style:style>
    <style:style style:name="T185" style:family="text">
      <style:text-properties fo:font-style="normal" officeooo:rsid="01c3720a" style:font-style-asian="normal" style:font-style-complex="normal"/>
    </style:style>
    <style:style style:name="T186" style:family="text">
      <style:text-properties fo:font-style="normal" officeooo:rsid="01c3e2d2" style:font-style-asian="normal" style:font-style-complex="normal"/>
    </style:style>
    <style:style style:name="T187" style:family="text">
      <style:text-properties fo:font-style="normal" officeooo:rsid="01c5c414" style:font-style-asian="normal" style:font-style-complex="normal"/>
    </style:style>
    <style:style style:name="T188" style:family="text">
      <style:text-properties fo:font-style="normal" officeooo:rsid="01eb741b" style:font-style-asian="normal" style:font-style-complex="normal"/>
    </style:style>
    <style:style style:name="T189" style:family="text">
      <style:text-properties fo:font-style="normal" officeooo:rsid="020bc1ed" style:font-style-asian="normal" style:font-style-complex="normal"/>
    </style:style>
    <style:style style:name="T190" style:family="text">
      <style:text-properties fo:font-style="normal" officeooo:rsid="020c5216" style:font-style-asian="normal" style:font-style-complex="normal"/>
    </style:style>
    <style:style style:name="T191" style:family="text">
      <style:text-properties fo:font-style="normal" fo:font-weight="bold" officeooo:rsid="017327f3" style:font-style-asian="normal" style:font-weight-asian="bold" style:font-style-complex="normal" style:font-weight-complex="bold"/>
    </style:style>
    <style:style style:name="T192" style:family="text">
      <style:text-properties text:display="none"/>
    </style:style>
    <style:style style:name="T193" style:family="text">
      <style:text-properties officeooo:rsid="00de13ed"/>
    </style:style>
    <style:style style:name="T194" style:family="text">
      <style:text-properties fo:font-size="12pt" officeooo:rsid="00a6a30d" style:font-size-asian="12pt" style:font-size-complex="12pt"/>
    </style:style>
    <style:style style:name="T195" style:family="text">
      <style:text-properties fo:font-size="12pt" officeooo:rsid="013d1b3c" style:font-size-asian="12pt" style:font-size-complex="12pt"/>
    </style:style>
    <style:style style:name="T196" style:family="text">
      <style:text-properties fo:font-size="12pt" officeooo:rsid="0127e310" style:font-size-asian="12pt" style:font-size-complex="12pt"/>
    </style:style>
    <style:style style:name="T197" style:family="text">
      <style:text-properties fo:font-size="12pt" officeooo:rsid="00c6aefb" style:font-size-asian="12pt" style:font-size-complex="12pt"/>
    </style:style>
    <style:style style:name="T198" style:family="text">
      <style:text-properties fo:font-size="12pt" fo:font-style="italic" fo:font-weight="normal" officeooo:rsid="011f2f57" style:font-name-asian="Microsoft YaHei" style:font-size-asian="12pt" style:font-style-asian="italic" style:font-weight-asian="normal" style:font-name-complex="Mangal" style:font-size-complex="12pt" style:font-style-complex="italic" style:font-weight-complex="normal"/>
    </style:style>
    <style:style style:name="T199" style:family="text">
      <style:text-properties fo:font-size="12pt" fo:font-style="italic" fo:font-weight="normal" officeooo:rsid="01891ba5" style:font-name-asian="Microsoft YaHei" style:font-size-asian="12pt" style:font-style-asian="italic" style:font-weight-asian="normal" style:font-name-complex="Mangal" style:font-size-complex="12pt" style:font-style-complex="italic" style:font-weight-complex="normal"/>
    </style:style>
    <style:style style:name="T200" style:family="text">
      <style:text-properties fo:font-size="12pt" fo:font-style="italic" fo:font-weight="normal" officeooo:rsid="0143bc20" style:font-name-asian="Microsoft YaHei" style:font-size-asian="12pt" style:font-style-asian="italic" style:font-weight-asian="normal" style:font-name-complex="Mangal" style:font-size-complex="12pt" style:font-style-complex="italic" style:font-weight-complex="normal"/>
    </style:style>
    <style:style style:name="T201" style:family="text">
      <style:text-properties fo:font-size="12pt" fo:font-style="italic" fo:font-weight="normal" officeooo:rsid="01894565" style:font-name-asian="Microsoft YaHei" style:font-size-asian="12pt" style:font-style-asian="italic" style:font-weight-asian="normal" style:font-name-complex="Mangal" style:font-size-complex="12pt" style:font-style-complex="italic" style:font-weight-complex="normal"/>
    </style:style>
    <style:style style:name="T202" style:family="text">
      <style:text-properties fo:font-size="12pt" fo:font-style="italic" fo:font-weight="normal" officeooo:rsid="01a1c218" style:font-name-asian="Microsoft YaHei" style:font-size-asian="12pt" style:font-style-asian="italic" style:font-weight-asian="normal" style:font-name-complex="Mangal" style:font-size-complex="12pt" style:font-style-complex="italic" style:font-weight-complex="normal"/>
    </style:style>
    <style:style style:name="T203" style:family="text">
      <style:text-properties fo:font-size="12pt" fo:font-style="italic" fo:font-weight="normal" officeooo:rsid="01a30ee6" style:font-name-asian="Microsoft YaHei" style:font-size-asian="12pt" style:font-style-asian="italic" style:font-weight-asian="normal" style:font-name-complex="Mangal" style:font-size-complex="12pt" style:font-style-complex="italic" style:font-weight-complex="normal"/>
    </style:style>
    <style:style style:name="T204" style:family="text">
      <style:text-properties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T205" style:family="text">
      <style:text-properties fo:font-size="12pt" fo:font-style="normal" fo:font-weight="normal" officeooo:rsid="011f2f57" style:font-name-asian="Microsoft YaHei" style:font-size-asian="12pt" style:font-style-asian="normal" style:font-weight-asian="normal" style:font-name-complex="Mangal" style:font-size-complex="12pt" style:font-style-complex="normal" style:font-weight-complex="normal"/>
    </style:style>
    <style:style style:name="T206" style:family="text">
      <style:text-properties fo:font-size="12pt" fo:font-style="normal" fo:font-weight="normal" officeooo:rsid="017327f3" style:font-name-asian="Microsoft YaHei" style:font-size-asian="12pt" style:font-style-asian="normal" style:font-weight-asian="normal" style:font-name-complex="Mangal" style:font-size-complex="12pt" style:font-style-complex="normal" style:font-weight-complex="normal"/>
    </style:style>
    <style:style style:name="T207" style:family="text">
      <style:text-properties fo:font-size="12pt" fo:font-style="normal" fo:font-weight="normal" officeooo:rsid="0120de89" style:font-name-asian="Microsoft YaHei" style:font-size-asian="12pt" style:font-style-asian="normal" style:font-weight-asian="normal" style:font-name-complex="Mangal" style:font-size-complex="12pt" style:font-style-complex="normal" style:font-weight-complex="normal"/>
    </style:style>
    <style:style style:name="T208" style:family="text">
      <style:text-properties fo:font-size="12pt" fo:font-style="normal" fo:font-weight="normal" officeooo:rsid="01229d40" style:font-name-asian="Microsoft YaHei" style:font-size-asian="12pt" style:font-style-asian="normal" style:font-weight-asian="normal" style:font-name-complex="Mangal" style:font-size-complex="12pt" style:font-style-complex="normal" style:font-weight-complex="normal"/>
    </style:style>
    <style:style style:name="T209" style:family="text">
      <style:text-properties fo:font-size="12pt" fo:font-style="normal" fo:font-weight="normal" officeooo:rsid="0122f9be" style:font-name-asian="Microsoft YaHei" style:font-size-asian="12pt" style:font-style-asian="normal" style:font-weight-asian="normal" style:font-name-complex="Mangal" style:font-size-complex="12pt" style:font-style-complex="normal" style:font-weight-complex="normal"/>
    </style:style>
    <style:style style:name="T210" style:family="text">
      <style:text-properties fo:font-size="12pt" fo:font-style="normal" fo:font-weight="normal" officeooo:rsid="0124214e" style:font-name-asian="Microsoft YaHei" style:font-size-asian="12pt" style:font-style-asian="normal" style:font-weight-asian="normal" style:font-name-complex="Mangal" style:font-size-complex="12pt" style:font-style-complex="normal" style:font-weight-complex="normal"/>
    </style:style>
    <style:style style:name="T211" style:family="text">
      <style:text-properties fo:font-size="12pt" fo:font-style="normal" fo:font-weight="normal" officeooo:rsid="01264c56" style:font-name-asian="Microsoft YaHei" style:font-size-asian="12pt" style:font-style-asian="normal" style:font-weight-asian="normal" style:font-name-complex="Mangal" style:font-size-complex="12pt" style:font-style-complex="normal" style:font-weight-complex="normal"/>
    </style:style>
    <style:style style:name="T212" style:family="text">
      <style:text-properties fo:font-size="12pt" fo:font-style="normal" fo:font-weight="normal" officeooo:rsid="01274e19" style:font-name-asian="Microsoft YaHei" style:font-size-asian="12pt" style:font-style-asian="normal" style:font-weight-asian="normal" style:font-name-complex="Mangal" style:font-size-complex="12pt" style:font-style-complex="normal" style:font-weight-complex="normal"/>
    </style:style>
    <style:style style:name="T213" style:family="text">
      <style:text-properties fo:font-size="12pt" fo:font-style="normal" fo:font-weight="normal" officeooo:rsid="0125807f" style:font-name-asian="Microsoft YaHei" style:font-size-asian="12pt" style:font-style-asian="normal" style:font-weight-asian="normal" style:font-name-complex="Mangal" style:font-size-complex="12pt" style:font-style-complex="normal" style:font-weight-complex="normal"/>
    </style:style>
    <style:style style:name="T214" style:family="text">
      <style:text-properties fo:font-size="12pt" fo:font-style="normal" fo:font-weight="normal" officeooo:rsid="01891ba5" style:font-name-asian="Microsoft YaHei" style:font-size-asian="12pt" style:font-style-asian="normal" style:font-weight-asian="normal" style:font-name-complex="Mangal" style:font-size-complex="12pt" style:font-style-complex="normal" style:font-weight-complex="normal"/>
    </style:style>
    <style:style style:name="T215" style:family="text">
      <style:text-properties fo:font-size="12pt" fo:font-style="normal" fo:font-weight="normal" officeooo:rsid="0143bc20" style:font-name-asian="Microsoft YaHei" style:font-size-asian="12pt" style:font-style-asian="normal" style:font-weight-asian="normal" style:font-name-complex="Mangal" style:font-size-complex="12pt" style:font-style-complex="normal" style:font-weight-complex="normal"/>
    </style:style>
    <style:style style:name="T216" style:family="text">
      <style:text-properties fo:font-size="12pt" fo:font-style="normal" fo:font-weight="normal" officeooo:rsid="019acbcb" style:font-name-asian="Microsoft YaHei" style:font-size-asian="12pt" style:font-style-asian="normal" style:font-weight-asian="normal" style:font-name-complex="Mangal" style:font-size-complex="12pt" style:font-style-complex="normal" style:font-weight-complex="normal"/>
    </style:style>
    <style:style style:name="T217" style:family="text">
      <style:text-properties fo:font-size="12pt" fo:font-style="normal" fo:font-weight="normal" officeooo:rsid="019c1492" style:font-name-asian="Microsoft YaHei" style:font-size-asian="12pt" style:font-style-asian="normal" style:font-weight-asian="normal" style:font-name-complex="Mangal" style:font-size-complex="12pt" style:font-style-complex="normal" style:font-weight-complex="normal"/>
    </style:style>
    <style:style style:name="T218" style:family="text">
      <style:text-properties fo:font-size="12pt" fo:font-style="normal" fo:font-weight="normal" officeooo:rsid="019efefb" style:font-name-asian="Microsoft YaHei" style:font-size-asian="12pt" style:font-style-asian="normal" style:font-weight-asian="normal" style:font-name-complex="Mangal" style:font-size-complex="12pt" style:font-style-complex="normal" style:font-weight-complex="normal"/>
    </style:style>
    <style:style style:name="T219" style:family="text">
      <style:text-properties fo:font-size="12pt" fo:font-style="normal" fo:font-weight="normal" officeooo:rsid="01a1c218" style:font-name-asian="Microsoft YaHei" style:font-size-asian="12pt" style:font-style-asian="normal" style:font-weight-asian="normal" style:font-name-complex="Mangal" style:font-size-complex="12pt" style:font-style-complex="normal" style:font-weight-complex="normal"/>
    </style:style>
    <style:style style:name="T220" style:family="text">
      <style:text-properties fo:font-size="12pt" fo:font-style="normal" fo:font-weight="normal" officeooo:rsid="01a30ee6" style:font-name-asian="Microsoft YaHei" style:font-size-asian="12pt" style:font-style-asian="normal" style:font-weight-asian="normal" style:font-name-complex="Mangal" style:font-size-complex="12pt" style:font-style-complex="normal" style:font-weight-complex="normal"/>
    </style:style>
    <style:style style:name="T221" style:family="text">
      <style:text-properties fo:font-size="12pt" fo:font-style="normal" fo:font-weight="normal" officeooo:rsid="01a4dc11" style:font-name-asian="Microsoft YaHei" style:font-size-asian="12pt" style:font-style-asian="normal" style:font-weight-asian="normal" style:font-name-complex="Mangal" style:font-size-complex="12pt" style:font-style-complex="normal" style:font-weight-complex="normal"/>
    </style:style>
    <style:style style:name="T222" style:family="text">
      <style:text-properties fo:font-size="12pt" fo:font-style="normal" fo:font-weight="normal" officeooo:rsid="01a68102" style:font-name-asian="Microsoft YaHei" style:font-size-asian="12pt" style:font-style-asian="normal" style:font-weight-asian="normal" style:font-name-complex="Mangal" style:font-size-complex="12pt" style:font-style-complex="normal" style:font-weight-complex="normal"/>
    </style:style>
    <style:style style:name="T223" style:family="text">
      <style:text-properties fo:font-size="12pt" fo:font-style="normal" style:font-size-asian="12pt" style:font-style-asian="normal" style:font-size-complex="12pt" style:font-style-complex="normal"/>
    </style:style>
    <style:style style:name="T224" style:family="text">
      <style:text-properties fo:font-size="12pt" fo:font-style="normal" officeooo:rsid="0072671f" style:font-size-asian="12pt" style:font-style-asian="normal" style:font-size-complex="12pt" style:font-style-complex="normal"/>
    </style:style>
    <style:style style:name="T225" style:family="text">
      <style:text-properties fo:font-size="12pt" fo:font-style="normal" officeooo:rsid="0142b6b5" style:font-size-asian="12pt" style:font-style-asian="normal" style:font-size-complex="12pt" style:font-style-complex="normal"/>
    </style:style>
    <style:style style:name="T226" style:family="text">
      <style:text-properties fo:font-size="12pt" fo:font-style="normal" officeooo:rsid="00e4aa84" style:font-size-asian="12pt" style:font-style-asian="normal" style:font-size-complex="12pt" style:font-style-complex="normal"/>
    </style:style>
    <style:style style:name="T227" style:family="text">
      <style:text-properties fo:font-size="12pt" fo:font-style="normal" officeooo:rsid="01743b75" style:font-size-asian="12pt" style:font-style-asian="normal" style:font-size-complex="12pt" style:font-style-complex="normal"/>
    </style:style>
    <style:style style:name="T228" style:family="text">
      <style:text-properties fo:font-size="12pt" fo:font-style="normal" officeooo:rsid="01eb741b" style:font-size-asian="12pt" style:font-style-asian="normal" style:font-size-complex="12pt" style:font-style-complex="normal"/>
    </style:style>
    <style:style style:name="T229" style:family="text">
      <style:text-properties fo:font-size="12pt" fo:font-style="normal" officeooo:rsid="01ebbecb" style:font-size-asian="12pt" style:font-style-asian="normal" style:font-size-complex="12pt" style:font-style-complex="normal"/>
    </style:style>
    <style:style style:name="T230" style:family="text">
      <style:text-properties fo:font-size="12pt" fo:font-style="normal" officeooo:rsid="020d22ad" style:font-size-asian="12pt" style:font-style-asian="normal" style:font-size-complex="12pt" style:font-style-complex="normal"/>
    </style:style>
    <style:style style:name="T231" style:family="text">
      <style:text-properties fo:color="#000000"/>
    </style:style>
    <style:style style:name="T232" style:family="text">
      <style:text-properties fo:color="#000000" fo:font-style="italic" style:font-style-asian="italic" style:font-style-complex="italic"/>
    </style:style>
    <style:style style:name="T233" style:family="text">
      <style:text-properties fo:color="#000000" fo:font-style="italic" officeooo:rsid="00353bba" style:font-style-asian="italic" style:font-style-complex="italic"/>
    </style:style>
    <style:style style:name="T234" style:family="text">
      <style:text-properties fo:color="#000000" fo:font-style="italic" officeooo:rsid="00338174" style:font-style-asian="italic" style:font-style-complex="italic"/>
    </style:style>
    <style:style style:name="T235" style:family="text">
      <style:text-properties fo:color="#000000" fo:font-style="italic" officeooo:rsid="015fff72" style:font-style-asian="italic" style:font-style-complex="italic"/>
    </style:style>
    <style:style style:name="T236" style:family="text">
      <style:text-properties fo:color="#000000" fo:font-style="italic" officeooo:rsid="01301acd" style:font-style-asian="italic" style:font-style-complex="italic"/>
    </style:style>
    <style:style style:name="T237" style:family="text">
      <style:text-properties fo:color="#000000" fo:font-style="italic" fo:background-color="transparent" loext:char-shading-value="0" style:font-style-asian="italic" style:font-style-complex="italic"/>
    </style:style>
    <style:style style:name="T238" style:family="text">
      <style:text-properties fo:color="#000000" fo:font-style="italic" officeooo:rsid="00353bba" fo:background-color="transparent" loext:char-shading-value="0" style:font-style-asian="italic" style:font-style-complex="italic"/>
    </style:style>
    <style:style style:name="T239" style:family="text">
      <style:text-properties fo:color="#000000" fo:font-style="italic" officeooo:rsid="014ae5e1" fo:background-color="transparent" loext:char-shading-value="0" style:font-style-asian="italic" style:font-style-complex="italic"/>
    </style:style>
    <style:style style:name="T240" style:family="text">
      <style:text-properties fo:color="#000000" fo:background-color="transparent" loext:char-shading-value="0"/>
    </style:style>
    <style:style style:name="T241" style:family="text">
      <style:text-properties fo:color="#000000" officeooo:rsid="00353bba" fo:background-color="transparent" loext:char-shading-value="0"/>
    </style:style>
    <style:style style:name="T242" style:family="text">
      <style:text-properties fo:color="#000000" officeooo:rsid="01450888" fo:background-color="transparent" loext:char-shading-value="0"/>
    </style:style>
    <style:style style:name="T243" style:family="text">
      <style:text-properties fo:color="#000000" officeooo:rsid="007d8f56" fo:background-color="transparent" loext:char-shading-value="0"/>
    </style:style>
    <style:style style:name="T244" style:family="text">
      <style:text-properties fo:color="#000000" officeooo:rsid="00f42d48" fo:background-color="transparent" loext:char-shading-value="0"/>
    </style:style>
    <style:style style:name="T245" style:family="text">
      <style:text-properties fo:color="#000000" officeooo:rsid="014ae5e1" fo:background-color="transparent" loext:char-shading-value="0"/>
    </style:style>
    <style:style style:name="T246" style:family="text">
      <style:text-properties fo:color="#000000" officeooo:rsid="020a72f8" fo:background-color="transparent" loext:char-shading-value="0"/>
    </style:style>
    <style:style style:name="T247" style:family="text">
      <style:text-properties fo:color="#000000" officeooo:rsid="013d1b3c"/>
    </style:style>
    <style:style style:name="T248" style:family="text">
      <style:text-properties fo:color="#000000" officeooo:rsid="00da0448"/>
    </style:style>
    <style:style style:name="T249" style:family="text">
      <style:text-properties fo:color="#000000" officeooo:rsid="00353bba"/>
    </style:style>
    <style:style style:name="T250" style:family="text">
      <style:text-properties fo:color="#000000" officeooo:rsid="00338174"/>
    </style:style>
    <style:style style:name="T251" style:family="text">
      <style:text-properties fo:color="#000000" officeooo:rsid="01301acd"/>
    </style:style>
    <style:style style:name="T252" style:family="text">
      <style:text-properties fo:color="#000000" officeooo:rsid="016e3b1a"/>
    </style:style>
    <style:style style:name="T253" style:family="text">
      <style:text-properties fo:color="#000000" fo:font-size="12pt" fo:font-style="italic" style:font-size-asian="12pt" style:font-style-asian="italic" style:font-size-complex="12pt" style:font-style-complex="italic"/>
    </style:style>
    <style:style style:name="T254" style:family="text">
      <style:text-properties fo:color="#000000" fo:font-size="12pt" fo:font-style="italic" officeooo:rsid="0127e310" style:font-size-asian="12pt" style:font-style-asian="italic" style:font-size-complex="12pt" style:font-style-complex="italic"/>
    </style:style>
    <style:style style:name="T255" style:family="text">
      <style:text-properties fo:color="#000000" fo:font-size="12pt" fo:font-style="italic" officeooo:rsid="012856a5" style:font-size-asian="12pt" style:font-style-asian="italic" style:font-size-complex="12pt" style:font-style-complex="italic"/>
    </style:style>
    <style:style style:name="T256" style:family="text">
      <style:text-properties fo:color="#000000" fo:font-size="12pt" fo:font-style="italic" officeooo:rsid="00f5511e" style:font-size-asian="12pt" style:font-style-asian="italic" style:font-size-complex="12pt" style:font-style-complex="italic"/>
    </style:style>
    <style:style style:name="T257" style:family="text">
      <style:text-properties fo:color="#000000" fo:font-size="12pt" fo:font-style="italic" officeooo:rsid="00f72ab6" style:font-size-asian="12pt" style:font-style-asian="italic" style:font-size-complex="12pt" style:font-style-complex="italic"/>
    </style:style>
    <style:style style:name="T258" style:family="text">
      <style:text-properties fo:color="#000000" fo:font-size="12pt" fo:font-style="italic" officeooo:rsid="00fb23b6" style:font-size-asian="12pt" style:font-style-asian="italic" style:font-size-complex="12pt" style:font-style-complex="italic"/>
    </style:style>
    <style:style style:name="T259" style:family="text">
      <style:text-properties fo:color="#000000" fo:font-size="12pt" fo:font-style="italic" officeooo:rsid="00fbff9e" style:font-size-asian="12pt" style:font-style-asian="italic" style:font-size-complex="12pt" style:font-style-complex="italic"/>
    </style:style>
    <style:style style:name="T260" style:family="text">
      <style:text-properties fo:color="#000000" fo:font-size="12pt" fo:font-style="italic" officeooo:rsid="01026746" style:font-size-asian="12pt" style:font-style-asian="italic" style:font-size-complex="12pt" style:font-style-complex="italic"/>
    </style:style>
    <style:style style:name="T261" style:family="text">
      <style:text-properties fo:color="#000000" fo:font-size="12pt" fo:font-style="italic" officeooo:rsid="010601fe" style:font-size-asian="12pt" style:font-style-asian="italic" style:font-size-complex="12pt" style:font-style-complex="italic"/>
    </style:style>
    <style:style style:name="T262" style:family="text">
      <style:text-properties fo:color="#000000" fo:font-size="12pt" fo:font-style="italic" officeooo:rsid="01090b90" style:font-size-asian="12pt" style:font-style-asian="italic" style:font-size-complex="12pt" style:font-style-complex="italic"/>
    </style:style>
    <style:style style:name="T263" style:family="text">
      <style:text-properties fo:color="#000000" fo:font-size="12pt" fo:font-style="italic" officeooo:rsid="014604b1" style:font-size-asian="12pt" style:font-style-asian="italic" style:font-size-complex="12pt" style:font-style-complex="italic"/>
    </style:style>
    <style:style style:name="T264" style:family="text">
      <style:text-properties fo:color="#000000" fo:font-size="12pt" fo:font-style="italic" officeooo:rsid="01079ebf" style:font-size-asian="12pt" style:font-style-asian="italic" style:font-size-complex="12pt" style:font-style-complex="italic"/>
    </style:style>
    <style:style style:name="T265" style:family="text">
      <style:text-properties fo:color="#000000" fo:font-size="12pt" fo:font-style="italic" officeooo:rsid="010601fe" fo:background-color="transparent" loext:char-shading-value="0" style:font-size-asian="12pt" style:font-style-asian="italic" style:font-size-complex="12pt" style:font-style-complex="italic"/>
    </style:style>
    <style:style style:name="T266" style:family="text">
      <style:text-properties fo:color="#000000" fo:font-size="12pt" fo:font-style="italic" officeooo:rsid="014604b1" fo:background-color="transparent" loext:char-shading-value="0" style:font-size-asian="12pt" style:font-style-asian="italic" style:font-size-complex="12pt" style:font-style-complex="italic"/>
    </style:style>
    <style:style style:name="T267" style:family="text">
      <style:text-properties fo:color="#000000" fo:font-size="12pt" fo:font-style="italic" officeooo:rsid="01042960" fo:background-color="transparent" loext:char-shading-value="0" style:font-size-asian="12pt" style:font-style-asian="italic" style:font-size-complex="12pt" style:font-style-complex="italic"/>
    </style:style>
    <style:style style:name="T268" style:family="text">
      <style:text-properties fo:color="#000000" fo:font-size="12pt" fo:font-style="normal" style:font-size-asian="12pt" style:font-style-asian="normal" style:font-size-complex="12pt" style:font-style-complex="normal"/>
    </style:style>
    <style:style style:name="T269" style:family="text">
      <style:text-properties fo:color="#000000" fo:font-size="12pt" fo:font-style="normal" officeooo:rsid="0127e310" style:font-size-asian="12pt" style:font-style-asian="normal" style:font-size-complex="12pt" style:font-style-complex="normal"/>
    </style:style>
    <style:style style:name="T270" style:family="text">
      <style:text-properties fo:color="#000000" fo:font-size="12pt" fo:font-style="normal" officeooo:rsid="013d1b3c" style:font-size-asian="12pt" style:font-style-asian="normal" style:font-size-complex="12pt" style:font-style-complex="normal"/>
    </style:style>
    <style:style style:name="T271" style:family="text">
      <style:text-properties fo:color="#000000" fo:font-size="12pt" fo:font-style="normal" officeooo:rsid="012856a5" style:font-size-asian="12pt" style:font-style-asian="normal" style:font-size-complex="12pt" style:font-style-complex="normal"/>
    </style:style>
    <style:style style:name="T272" style:family="text">
      <style:text-properties fo:color="#000000" fo:font-size="12pt" fo:font-style="normal" officeooo:rsid="00f72ab6" style:font-size-asian="12pt" style:font-style-asian="normal" style:font-size-complex="12pt" style:font-style-complex="normal"/>
    </style:style>
    <style:style style:name="T273" style:family="text">
      <style:text-properties fo:color="#000000" fo:font-size="12pt" fo:font-style="normal" officeooo:rsid="00f92acd" style:font-size-asian="12pt" style:font-style-asian="normal" style:font-size-complex="12pt" style:font-style-complex="normal"/>
    </style:style>
    <style:style style:name="T274" style:family="text">
      <style:text-properties fo:color="#000000" fo:font-size="12pt" fo:font-style="normal" officeooo:rsid="00fb23b6" style:font-size-asian="12pt" style:font-style-asian="normal" style:font-size-complex="12pt" style:font-style-complex="normal"/>
    </style:style>
    <style:style style:name="T275" style:family="text">
      <style:text-properties fo:color="#000000" fo:font-size="12pt" fo:font-style="normal" officeooo:rsid="00fbff9e" style:font-size-asian="12pt" style:font-style-asian="normal" style:font-size-complex="12pt" style:font-style-complex="normal"/>
    </style:style>
    <style:style style:name="T276" style:family="text">
      <style:text-properties fo:color="#000000" fo:font-size="12pt" fo:font-style="normal" officeooo:rsid="0140a094" style:font-size-asian="12pt" style:font-style-asian="normal" style:font-size-complex="12pt" style:font-style-complex="normal"/>
    </style:style>
    <style:style style:name="T277" style:family="text">
      <style:text-properties fo:color="#000000" fo:font-size="12pt" fo:font-style="normal" officeooo:rsid="00fc69e7" style:font-size-asian="12pt" style:font-style-asian="normal" style:font-size-complex="12pt" style:font-style-complex="normal"/>
    </style:style>
    <style:style style:name="T278" style:family="text">
      <style:text-properties fo:color="#000000" fo:font-size="12pt" fo:font-style="normal" officeooo:rsid="00fda6e7" style:font-size-asian="12pt" style:font-style-asian="normal" style:font-size-complex="12pt" style:font-style-complex="normal"/>
    </style:style>
    <style:style style:name="T279" style:family="text">
      <style:text-properties fo:color="#000000" fo:font-size="12pt" fo:font-style="normal" officeooo:rsid="01026746" style:font-size-asian="12pt" style:font-style-asian="normal" style:font-size-complex="12pt" style:font-style-complex="normal"/>
    </style:style>
    <style:style style:name="T280" style:family="text">
      <style:text-properties fo:color="#000000" fo:font-size="12pt" fo:font-style="normal" officeooo:rsid="01042960" style:font-size-asian="12pt" style:font-style-asian="normal" style:font-size-complex="12pt" style:font-style-complex="normal"/>
    </style:style>
    <style:style style:name="T281" style:family="text">
      <style:text-properties fo:color="#000000" fo:font-size="12pt" fo:font-style="normal" officeooo:rsid="01667fe1" style:font-size-asian="12pt" style:font-style-asian="normal" style:font-size-complex="12pt" style:font-style-complex="normal"/>
    </style:style>
    <style:style style:name="T282" style:family="text">
      <style:text-properties fo:color="#000000" fo:font-size="12pt" fo:font-style="normal" officeooo:rsid="010601fe" style:font-size-asian="12pt" style:font-style-asian="normal" style:font-size-complex="12pt" style:font-style-complex="normal"/>
    </style:style>
    <style:style style:name="T283" style:family="text">
      <style:text-properties fo:color="#000000" fo:font-size="12pt" fo:font-style="normal" officeooo:rsid="010654c0" style:font-size-asian="12pt" style:font-style-asian="normal" style:font-size-complex="12pt" style:font-style-complex="normal"/>
    </style:style>
    <style:style style:name="T284" style:family="text">
      <style:text-properties fo:color="#000000" fo:font-size="12pt" fo:font-style="normal" officeooo:rsid="01090b90" style:font-size-asian="12pt" style:font-style-asian="normal" style:font-size-complex="12pt" style:font-style-complex="normal"/>
    </style:style>
    <style:style style:name="T285" style:family="text">
      <style:text-properties fo:color="#000000" fo:font-size="12pt" fo:font-style="normal" officeooo:rsid="01079ebf" style:font-size-asian="12pt" style:font-style-asian="normal" style:font-size-complex="12pt" style:font-style-complex="normal"/>
    </style:style>
    <style:style style:name="T286" style:family="text">
      <style:text-properties fo:color="#000000" fo:font-size="12pt" fo:font-style="normal" officeooo:rsid="016a1240" style:font-size-asian="12pt" style:font-style-asian="normal" style:font-size-complex="12pt" style:font-style-complex="normal"/>
    </style:style>
    <style:style style:name="T287" style:family="text">
      <style:text-properties fo:color="#000000" fo:font-size="12pt" fo:font-style="normal" officeooo:rsid="016c0c07" style:font-size-asian="12pt" style:font-style-asian="normal" style:font-size-complex="12pt" style:font-style-complex="normal"/>
    </style:style>
    <style:style style:name="T288" style:family="text">
      <style:text-properties fo:color="#000000" fo:font-size="12pt" fo:font-style="normal" officeooo:rsid="0107cee0" style:font-size-asian="12pt" style:font-style-asian="normal" style:font-size-complex="12pt" style:font-style-complex="normal"/>
    </style:style>
    <style:style style:name="T289" style:family="text">
      <style:text-properties fo:color="#000000" fo:font-size="12pt" fo:font-style="normal" officeooo:rsid="0108fc0c" style:font-size-asian="12pt" style:font-style-asian="normal" style:font-size-complex="12pt" style:font-style-complex="normal"/>
    </style:style>
    <style:style style:name="T290" style:family="text">
      <style:text-properties fo:color="#000000" fo:font-size="12pt" fo:font-style="normal" officeooo:rsid="020aee17" style:font-size-asian="12pt" style:font-style-asian="normal" style:font-size-complex="12pt" style:font-style-complex="normal"/>
    </style:style>
    <style:style style:name="T291" style:family="text">
      <style:text-properties fo:color="#000000" fo:font-size="12pt" fo:font-style="normal" officeooo:rsid="01042960" fo:background-color="transparent" loext:char-shading-value="0" style:font-size-asian="12pt" style:font-style-asian="normal" style:font-size-complex="12pt" style:font-style-complex="normal"/>
    </style:style>
    <style:style style:name="T292" style:family="text">
      <style:text-properties fo:color="#000000" fo:font-size="12pt" fo:font-style="normal" officeooo:rsid="010601fe" fo:background-color="transparent" loext:char-shading-value="0" style:font-size-asian="12pt" style:font-style-asian="normal" style:font-size-complex="12pt" style:font-style-complex="normal"/>
    </style:style>
    <style:style style:name="T293" style:family="text">
      <style:text-properties fo:color="#000000" fo:font-size="12pt" fo:font-style="normal" officeooo:rsid="016856f6" fo:background-color="transparent" loext:char-shading-value="0" style:font-size-asian="12pt" style:font-style-asian="normal" style:font-size-complex="12pt" style:font-style-complex="normal"/>
    </style:style>
    <style:style style:name="T294" style:family="text">
      <style:text-properties fo:color="#000000" fo:font-size="12pt" fo:font-style="normal" officeooo:rsid="020bc1ed" fo:background-color="transparent" loext:char-shading-value="0" style:font-size-asian="12pt" style:font-style-asian="normal" style:font-size-complex="12pt" style:font-style-complex="normal"/>
    </style:style>
    <style:style style:name="T295" style:family="text">
      <style:text-properties fo:color="#000000" fo:font-size="12pt" fo:font-style="normal" officeooo:rsid="01667fe1" fo:background-color="transparent" loext:char-shading-value="0" style:font-size-asian="12pt" style:font-style-asian="normal" style:font-size-complex="12pt" style:font-style-complex="normal"/>
    </style:style>
    <style:style style:name="T296" style:family="text">
      <style:text-properties fo:color="#000000" fo:font-size="12pt" officeooo:rsid="00c6aefb" style:font-size-asian="12pt" style:font-size-complex="12pt"/>
    </style:style>
    <style:style style:name="T297" style:family="text">
      <style:text-properties fo:color="#000000" fo:font-size="12pt" officeooo:rsid="00f5511e" style:font-size-asian="12pt" style:font-size-complex="12pt"/>
    </style:style>
    <style:style style:name="T298" style:family="text">
      <style:text-properties fo:color="#000000" fo:font-size="12pt" officeooo:rsid="00f72ab6" style:font-size-asian="12pt" style:font-size-complex="12pt"/>
    </style:style>
    <style:style style:name="T299" style:family="text">
      <style:text-properties fo:color="#000000" fo:font-size="12pt" fo:language="de" fo:country="CH" fo:font-style="italic" officeooo:rsid="01026746" style:font-size-asian="12pt" style:font-style-asian="italic" style:font-size-complex="12pt" style:font-style-complex="italic"/>
    </style:style>
    <style:style style:name="T300" style:family="text">
      <style:text-properties fo:color="#000000" fo:font-size="12pt" fo:language="de" fo:country="CH" fo:font-style="italic" officeooo:rsid="01157214" style:font-size-asian="12pt" style:font-style-asian="italic" style:font-size-complex="12pt" style:font-style-complex="italic"/>
    </style:style>
    <style:style style:name="T301" style:family="text">
      <style:text-properties fo:color="#000000" fo:font-size="12pt" fo:language="de" fo:country="CH" fo:font-style="normal" officeooo:rsid="01157214" style:font-size-asian="12pt" style:font-style-asian="normal" style:font-size-complex="12pt" style:font-style-complex="normal"/>
    </style:style>
    <style:style style:name="T302" style:family="text">
      <style:text-properties fo:color="#000000" officeooo:rsid="020a72f8"/>
    </style:style>
    <style:style style:name="T303" style:family="text">
      <style:text-properties fo:color="#000000" fo:font-style="normal" officeooo:rsid="020a72f8" fo:background-color="transparent" loext:char-shading-value="0" style:font-style-asian="normal" style:font-style-complex="normal"/>
    </style:style>
    <style:style style:name="T304" style:family="text">
      <style:text-properties officeooo:rsid="00f92acd"/>
    </style:style>
    <style:style style:name="T305" style:family="text">
      <style:text-properties officeooo:rsid="01168c79"/>
    </style:style>
    <style:style style:name="T306" style:family="text">
      <style:text-properties officeooo:rsid="0127e310"/>
    </style:style>
    <style:style style:name="T307" style:family="text">
      <style:text-properties officeooo:rsid="012a1dc2"/>
    </style:style>
    <style:style style:name="T308" style:family="text">
      <style:text-properties officeooo:rsid="00237f41"/>
    </style:style>
    <style:style style:name="T309" style:family="text">
      <style:text-properties officeooo:rsid="0025ddb1"/>
    </style:style>
    <style:style style:name="T310" style:family="text">
      <style:text-properties officeooo:rsid="012dd6ab"/>
    </style:style>
    <style:style style:name="T311" style:family="text">
      <style:text-properties officeooo:rsid="013c2412"/>
    </style:style>
    <style:style style:name="T312" style:family="text">
      <style:text-properties officeooo:rsid="013d1b3c"/>
    </style:style>
    <style:style style:name="T313" style:family="text">
      <style:text-properties officeooo:rsid="0140a094"/>
    </style:style>
    <style:style style:name="T314" style:family="text">
      <style:text-properties officeooo:rsid="0140cc59"/>
    </style:style>
    <style:style style:name="T315" style:family="text">
      <style:text-properties officeooo:rsid="0142402a"/>
    </style:style>
    <style:style style:name="T316" style:family="text">
      <style:text-properties officeooo:rsid="0142b6b5"/>
    </style:style>
    <style:style style:name="T317" style:family="text">
      <style:text-properties officeooo:rsid="0143bc20"/>
    </style:style>
    <style:style style:name="T318" style:family="text">
      <style:text-properties fo:background-color="transparent" loext:char-shading-value="0"/>
    </style:style>
    <style:style style:name="T319" style:family="text">
      <style:text-properties officeooo:rsid="007d8f56" fo:background-color="transparent" loext:char-shading-value="0"/>
    </style:style>
    <style:style style:name="T320" style:family="text">
      <style:text-properties officeooo:rsid="0082e7e8" fo:background-color="transparent" loext:char-shading-value="0"/>
    </style:style>
    <style:style style:name="T321" style:family="text">
      <style:text-properties officeooo:rsid="01653268" fo:background-color="transparent" loext:char-shading-value="0"/>
    </style:style>
    <style:style style:name="T322" style:family="text">
      <style:text-properties officeooo:rsid="008e3438" fo:background-color="transparent" loext:char-shading-value="0"/>
    </style:style>
    <style:style style:name="T323" style:family="text">
      <style:text-properties officeooo:rsid="014e5afc" fo:background-color="transparent" loext:char-shading-value="0"/>
    </style:style>
    <style:style style:name="T324" style:family="text">
      <style:text-properties officeooo:rsid="013ee5ed" fo:background-color="transparent" loext:char-shading-value="0"/>
    </style:style>
    <style:style style:name="T325" style:family="text">
      <style:text-properties officeooo:rsid="020bc1ed" fo:background-color="transparent" loext:char-shading-value="0"/>
    </style:style>
    <style:style style:name="T326" style:family="text">
      <style:text-properties officeooo:rsid="0152eace"/>
    </style:style>
    <style:style style:name="T327" style:family="text">
      <style:text-properties officeooo:rsid="0160b9d2"/>
    </style:style>
    <style:style style:name="T328" style:family="text">
      <style:text-properties officeooo:rsid="016d37cd"/>
    </style:style>
    <style:style style:name="T329" style:family="text">
      <style:text-properties officeooo:rsid="016e3b1a"/>
    </style:style>
    <style:style style:name="T330" style:family="text">
      <style:text-properties officeooo:rsid="017e3a71"/>
    </style:style>
    <style:style style:name="T331" style:family="text">
      <style:text-properties officeooo:rsid="019ddee4"/>
    </style:style>
    <style:style style:name="T332" style:family="text">
      <style:text-properties officeooo:rsid="008e3438"/>
    </style:style>
    <style:style style:name="T333" style:family="text">
      <style:text-properties style:font-name="Arial1"/>
    </style:style>
    <style:style style:name="T334" style:family="text">
      <style:text-properties style:font-name="Arial1" officeooo:rsid="00581161"/>
    </style:style>
    <style:style style:name="T335" style:family="text">
      <style:text-properties style:font-name="Arial1" officeooo:rsid="00478d6a"/>
    </style:style>
    <style:style style:name="T336" style:family="text">
      <style:text-properties style:font-name="Arial1" officeooo:rsid="0177d697"/>
    </style:style>
    <style:style style:name="T337" style:family="text">
      <style:text-properties style:font-name="Arial1" fo:font-style="italic" style:font-style-asian="italic" style:font-style-complex="italic"/>
    </style:style>
    <style:style style:name="T338" style:family="text">
      <style:text-properties style:font-name="Arial1" fo:font-style="italic" officeooo:rsid="01785f5e" style:font-style-asian="italic" style:font-style-complex="italic"/>
    </style:style>
    <style:style style:name="T339" style:family="text">
      <style:text-properties style:font-name="Arial1" fo:font-style="italic" officeooo:rsid="01818d52" style:font-style-asian="italic" style:font-style-complex="italic"/>
    </style:style>
    <style:style style:name="T340" style:family="text">
      <style:text-properties style:font-name="Arial1" fo:font-style="italic" officeooo:rsid="00581161" style:font-style-asian="italic" style:font-style-complex="italic"/>
    </style:style>
    <style:style style:name="T341" style:family="text">
      <style:text-properties style:font-name="Arial1" fo:font-style="italic" officeooo:rsid="0177d697" style:font-style-asian="italic" style:font-style-complex="italic"/>
    </style:style>
    <style:style style:name="T342" style:family="text">
      <style:text-properties style:font-name="Arial1" officeooo:rsid="01785f5e"/>
    </style:style>
    <style:style style:name="T343" style:family="text">
      <style:text-properties style:font-name="Arial1" fo:font-style="normal" officeooo:rsid="017fb278" style:font-style-asian="normal" style:font-style-complex="normal"/>
    </style:style>
    <style:style style:name="T344" style:family="text">
      <style:text-properties style:font-name="Arial1" fo:font-style="normal" officeooo:rsid="01818d52" style:font-style-asian="normal" style:font-style-complex="normal"/>
    </style:style>
    <style:style style:name="T345" style:family="text">
      <style:text-properties style:font-name="Arial1" officeooo:rsid="01a1329c"/>
    </style:style>
    <style:style style:name="T346" style:family="text">
      <style:text-properties style:font-name="Arial1" fo:language="de" fo:country="CH" fo:font-style="normal" officeooo:rsid="00221ddd" style:font-style-asian="normal" style:font-style-complex="normal"/>
    </style:style>
    <style:style style:name="T347" style:family="text">
      <style:text-properties style:font-name="Arial1" fo:language="de" fo:country="CH" fo:font-style="normal" officeooo:rsid="002cf4e1" style:font-style-asian="normal" style:font-style-complex="normal"/>
    </style:style>
    <style:style style:name="T348" style:family="text">
      <style:text-properties style:font-name="Arial1" fo:language="de" fo:country="CH" fo:font-style="normal" officeooo:rsid="0039625b" style:font-style-asian="normal" style:font-style-complex="normal"/>
    </style:style>
    <style:style style:name="T349" style:family="text">
      <style:text-properties style:font-name="Arial1" fo:language="de" fo:country="CH" fo:font-style="normal" officeooo:rsid="002ed38d" style:font-style-asian="normal" style:font-style-complex="normal"/>
    </style:style>
    <style:style style:name="T350" style:family="text">
      <style:text-properties style:font-name="Arial1" fo:language="de" fo:country="CH" fo:font-style="normal" officeooo:rsid="011e34e4" style:font-style-asian="normal" style:font-style-complex="normal"/>
    </style:style>
    <style:style style:name="T351" style:family="text">
      <style:text-properties style:font-name="Arial1" fo:language="de" fo:country="CH" fo:font-style="normal" officeooo:rsid="0142402a" style:font-style-asian="normal" style:font-style-complex="normal"/>
    </style:style>
    <style:style style:name="T352" style:family="text">
      <style:text-properties style:font-name="Arial1" fo:language="de" fo:country="CH" fo:font-style="normal" officeooo:rsid="011eb096" style:font-style-asian="normal" style:font-style-complex="normal"/>
    </style:style>
    <style:style style:name="T353" style:family="text">
      <style:text-properties style:font-name="Arial1" fo:language="de" fo:country="CH" fo:font-style="normal" officeooo:rsid="017314dd" style:font-style-asian="normal" style:font-style-complex="normal"/>
    </style:style>
    <style:style style:name="T354" style:family="text">
      <style:text-properties style:font-name="Arial1" fo:language="de" fo:country="CH" fo:font-style="italic" officeooo:rsid="011e34e4" style:font-style-asian="italic" style:font-style-complex="italic"/>
    </style:style>
    <style:style style:name="T355" style:family="text">
      <style:text-properties style:font-name="Arial1" fo:language="de" fo:country="CH" fo:font-style="italic" officeooo:rsid="0142402a" style:font-style-asian="italic" style:font-style-complex="italic"/>
    </style:style>
    <style:style style:name="T356" style:family="text">
      <style:text-properties style:font-name="Arial1" officeooo:rsid="020bc1ed"/>
    </style:style>
    <style:style style:name="T357" style:family="text">
      <style:text-properties officeooo:rsid="01bafa96"/>
    </style:style>
    <style:style style:name="T358" style:family="text">
      <style:text-properties style:text-position="super 58%" officeooo:rsid="01bdd8be"/>
    </style:style>
    <style:style style:name="T359" style:family="text">
      <style:text-properties style:text-position="0% 100%" officeooo:rsid="01bdd8be"/>
    </style:style>
    <style:style style:name="T360" style:family="text">
      <style:text-properties style:text-position="0% 100%" officeooo:rsid="01bafa96"/>
    </style:style>
    <style:style style:name="T361" style:family="text">
      <style:text-properties officeooo:rsid="01beff8e"/>
    </style:style>
    <style:style style:name="T362" style:family="text">
      <style:text-properties officeooo:rsid="01c0b903"/>
    </style:style>
    <style:style style:name="T363" style:family="text">
      <style:text-properties officeooo:rsid="01c110b0"/>
    </style:style>
    <style:style style:name="T364" style:family="text">
      <style:text-properties officeooo:rsid="01c304d5"/>
    </style:style>
    <style:style style:name="T365" style:family="text">
      <style:text-properties officeooo:rsid="01e4d9c0"/>
    </style:style>
    <style:style style:name="T366" style:family="text">
      <style:text-properties officeooo:rsid="01ed9cb6"/>
    </style:style>
    <style:style style:name="T367" style:family="text">
      <style:text-properties officeooo:rsid="01ed9cd7"/>
    </style:style>
    <style:style style:name="T368" style:family="text">
      <style:text-properties officeooo:rsid="01edd1d8"/>
    </style:style>
    <style:style style:name="T369" style:family="text">
      <style:text-properties fo:font-weight="bold" style:font-weight-asian="bold" style:font-weight-complex="bold"/>
    </style:style>
    <style:style style:name="T370" style:family="text">
      <style:text-properties fo:font-weight="bold" officeooo:rsid="01a98fdf" style:font-weight-asian="bold" style:font-weight-complex="bold"/>
    </style:style>
    <style:style style:name="T371" style:family="text">
      <style:text-properties officeooo:rsid="01fc1f4c"/>
    </style:style>
    <style:style style:name="T372" style:family="text">
      <style:text-properties officeooo:rsid="01ff1831"/>
    </style:style>
    <style:style style:name="T373" style:family="text">
      <style:text-properties officeooo:rsid="0202c227"/>
    </style:style>
    <style:style style:name="T374" style:family="text">
      <style:text-properties officeooo:rsid="0203805d"/>
    </style:style>
    <style:style style:name="T375" style:family="text">
      <style:text-properties officeooo:rsid="0207ac63"/>
    </style:style>
    <style:style style:name="T376" style:family="text">
      <style:text-properties officeooo:rsid="020aee17"/>
    </style:style>
    <style:style style:name="T377" style:family="text">
      <style:text-properties officeooo:rsid="020bc1ed"/>
    </style:style>
    <style:style style:name="T378" style:family="text">
      <style:text-properties officeooo:rsid="020c384b"/>
    </style:style>
    <style:style style:name="T379" style:family="text">
      <style:text-properties officeooo:rsid="020d22ad"/>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Frame">
      <style:graphic-properties style:vertical-pos="middle" style:vertical-rel="baseline" style:horizontal-pos="from-left" style:horizontal-rel="paragraph"/>
    </style:style>
    <style:style style:name="fr8" style:family="graphic" style:parent-style-name="Frame">
      <style:graphic-properties fo:margin-left="0cm" fo:margin-right="0cm" fo:margin-top="0cm" fo:margin-bottom="0cm" style:run-through="foreground" style:wrap="none" style:vertical-pos="top" style:vertical-rel="paragraph" style:horizontal-pos="righ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10"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1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ld"/>
      </text:sequence-decls>
      <text:p text:style-name="P24"/>
      <text:p text:style-name="P86">E<text:span text:style-name="T2">ntwicklung eines Spiels mit Unity</text:span></text:p>
      <text:p text:style-name="P8"/>
      <text:p text:style-name="P8"/>
      <text:p text:style-name="P8"/>
      <text:p text:style-name="P8"/>
      <text:p text:style-name="P8"/>
      <text:p text:style-name="P5"/>
      <text:p text:style-name="P5"/>
      <text:p text:style-name="P5"/>
      <text:p text:style-name="P5"/>
      <text:p text:style-name="P6"/>
      <text:p text:style-name="P6">Maturitätsarbeit</text:p>
      <text:p text:style-name="P7">MNG Rämibühl Zürich</text:p>
      <text:p text:style-name="P7"><text:span text:style-name="T1">3</text:span>.1.20<text:span text:style-name="T1">20</text:span></text:p>
      <text:p text:style-name="P9"/>
      <text:p text:style-name="P2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8"><text:a xlink:type="simple" xlink:href="#__RefHeading___Toc153_3553901472" text:style-name="Index_20_Link" text:visited-style-name="Index_20_Link">1 Abstract<text:tab/>3</text:a></text:p>
          <text:p text:style-name="P88"><text:a xlink:type="simple" xlink:href="#__RefHeading___Toc155_3553901472" text:style-name="Index_20_Link" text:visited-style-name="Index_20_Link">2 Vorwort<text:tab/>3</text:a></text:p>
          <text:p text:style-name="P88"><text:a xlink:type="simple" xlink:href="#__RefHeading___Toc160_3553901472" text:style-name="Index_20_Link" text:visited-style-name="Index_20_Link">3 Einleitung<text:tab/>4</text:a></text:p>
          <text:p text:style-name="P88"><text:a xlink:type="simple" xlink:href="#__RefHeading___Toc541_1418248456" text:style-name="Index_20_Link" text:visited-style-name="Index_20_Link">4 Vorgehen und Planung<text:tab/>4</text:a></text:p>
          <text:p text:style-name="P88"><text:a xlink:type="simple" xlink:href="#__RefHeading___Toc543_1418248456" text:style-name="Index_20_Link" text:visited-style-name="Index_20_Link">5 Programmieren und Entwicklung des Spieles<text:tab/>5</text:a></text:p>
          <text:p text:style-name="P89"><text:a xlink:type="simple" xlink:href="#__RefHeading___Toc1708_4164214324" text:style-name="Index_20_Link" text:visited-style-name="Index_20_Link">5.1 Raumschiff<text:tab/>5</text:a></text:p>
          <text:p text:style-name="P89"><text:a xlink:type="simple" xlink:href="#__RefHeading___Toc1710_4164214324" text:style-name="Index_20_Link" text:visited-style-name="Index_20_Link">5.2 Kamera<text:tab/>6</text:a></text:p>
          <text:p text:style-name="P89"><text:a xlink:type="simple" xlink:href="#__RefHeading___Toc1712_4164214324" text:style-name="Index_20_Link" text:visited-style-name="Index_20_Link">5.3 Schuss<text:tab/>7</text:a></text:p>
          <text:p text:style-name="P89"><text:a xlink:type="simple" xlink:href="#__RefHeading___Toc1714_4164214324" text:style-name="Index_20_Link" text:visited-style-name="Index_20_Link">5.4 KeyManager<text:tab/>8</text:a></text:p>
          <text:p text:style-name="P89"><text:a xlink:type="simple" xlink:href="#__RefHeading___Toc261_2887960801" text:style-name="Index_20_Link" text:visited-style-name="Index_20_Link">5.5 Asteroid<text:tab/>8</text:a></text:p>
          <text:p text:style-name="P89"><text:a xlink:type="simple" xlink:href="#__RefHeading___Toc5419_4091720068" text:style-name="Index_20_Link" text:visited-style-name="Index_20_Link">5.6 Asteroidenfeld<text:tab/>9</text:a></text:p>
          <text:p text:style-name="P89"><text:a xlink:type="simple" xlink:href="#__RefHeading___Toc1577_3842980272" text:style-name="Index_20_Link" text:visited-style-name="Index_20_Link">5.7 Planeten<text:tab/>11</text:a></text:p>
          <text:p text:style-name="P89"><text:a xlink:type="simple" xlink:href="#__RefHeading___Toc2157_2455410904" text:style-name="Index_20_Link" text:visited-style-name="Index_20_Link">5.8 UI (</text:a><text:a xlink:type="simple" xlink:href="#__RefHeading___Toc2157_2455410904" text:style-name="Index_20_Link" text:visited-style-name="Index_20_Link"><text:span text:style-name="T168">U</text:span></text:a><text:a xlink:type="simple" xlink:href="#__RefHeading___Toc2157_2455410904" text:style-name="Index_20_Link" text:visited-style-name="Index_20_Link"><text:span text:style-name="T117">ser Interface</text:span></text:a><text:a xlink:type="simple" xlink:href="#__RefHeading___Toc2157_2455410904" text:style-name="Index_20_Link" text:visited-style-name="Index_20_Link">)<text:tab/>13</text:a></text:p>
          <text:p text:style-name="P89"><text:a xlink:type="simple" xlink:href="#__RefHeading___Toc6139_4113150018" text:style-name="Index_20_Link" text:visited-style-name="Index_20_Link">5.9 Verwaltung und Struktur des Sourcecodes<text:tab/>13</text:a></text:p>
          <text:p text:style-name="P89"><text:a xlink:type="simple" xlink:href="#__RefHeading___Toc6141_4113150018" text:style-name="Index_20_Link" text:visited-style-name="Index_20_Link">5.10 Erstellen eines ausführbaren Programms<text:tab/>13</text:a></text:p>
          <text:p text:style-name="P89"><text:a xlink:type="simple" xlink:href="#__RefHeading___Toc545_1418248456" text:style-name="Index_20_Link" text:visited-style-name="Index_20_Link">5.11 Protokoll<text:tab/>15</text:a></text:p>
          <text:p text:style-name="P88"><text:a xlink:type="simple" xlink:href="#__RefHeading___Toc547_1418248456" text:style-name="Index_20_Link" text:visited-style-name="Index_20_Link">6 Ergebnisse<text:tab/>17</text:a></text:p>
          <text:p text:style-name="P88"><text:a xlink:type="simple" xlink:href="#__RefHeading___Toc549_1418248456" text:style-name="Index_20_Link" text:visited-style-name="Index_20_Link">7 Reflexion<text:tab/>18</text:a></text:p>
          <text:p text:style-name="P88"><text:a xlink:type="simple" xlink:href="#__RefHeading___Toc168_3553901472" text:style-name="Index_20_Link" text:visited-style-name="Index_20_Link">8 Literaturverzeichnis<text:tab/>19</text:a></text:p>
          <text:p text:style-name="P89"><text:a xlink:type="simple" xlink:href="#__RefHeading___Toc366_3033550931" text:style-name="Index_20_Link" text:visited-style-name="Index_20_Link">8.1 Internetquellen<text:tab/>19</text:a></text:p>
          <text:p text:style-name="P88"><text:a xlink:type="simple" xlink:href="#__RefHeading___Toc3197_1328065171" text:style-name="Index_20_Link" text:visited-style-name="Index_20_Link">9 Bildverzeichnis<text:tab/>20</text:a></text:p>
          <text:p text:style-name="P88"><text:a xlink:type="simple" xlink:href="#__RefHeading___Toc172_3588770217" text:style-name="Index_20_Link" text:visited-style-name="Index_20_Link">10 Anhang<text:tab/>21</text:a></text:p>
          <text:p text:style-name="P88"><text:a xlink:type="simple" xlink:href="#__RefHeading___Toc174_3588770217" text:style-name="Index_20_Link" text:visited-style-name="Index_20_Link">11 Eigenständigkeitserklärung<text:tab/>22</text:a></text:p>
        </text:index-body>
      </text:table-of-content>
      <text:p text:style-name="P10"/>
      <text:list xml:id="list472948884" text:style-name="Outline">
        <text:list-item>
          <text:h text:style-name="P96" text:outline-level="1"><text:bookmark-start text:name="__RefHeading___Toc153_3553901472"/>Abstract<text:bookmark-end text:name="__RefHeading___Toc153_3553901472"/></text:h>
        </text:list-item>
      </text:list>
      <text:p text:style-name="Text_20_body">In dieser Maturarbeit wird die Entwicklung eines Computerspieles mit dem 3-D-Programm Unity beschrieben. Ziel war in beschränkter Zeit (ca. 8 Monate) ein Spiel selbständig zu entwickeln. Dies ist mir einigermassen gelungen, ich würde aber gerne das Spiel noch weiter verbessern.</text:p>
      <text:p text:style-name="Text_20_body"/>
      <text:p text:style-name="Text_20_body">This Matura thesis describes the development of a computer game with the 3-D program Unity. The goal was to develop a game independently in a limited time (about 8 months). I succeeded to a certain extent, but I would like to improve the game even further.</text:p>
      <text:p text:style-name="Text_20_body"/>
      <text:list xml:id="list225241488519051" text:continue-numbering="true" text:style-name="Outline">
        <text:list-item>
          <text:h text:style-name="P92" text:outline-level="1"><text:bookmark-start text:name="__RefHeading___Toc155_3553901472"/>Vorwort<text:bookmark-end text:name="__RefHeading___Toc155_3553901472"/></text:h>
        </text:list-item>
      </text:list>
      <text:p text:style-name="Text_20_body"><text:span text:style-name="T5">Als ich mir die Frage stellte, was </text:span><text:span text:style-name="T13">ich </text:span><text:span text:style-name="T5">für ein Thema für meine Maturarbeit wählen sollte, war mir sofort klar dass ich eine Informatik-Arbeit machen will. Programmieren </text:span><text:span text:style-name="T6">hat mir seit langer </text:span><text:span text:style-name="T13">Z</text:span><text:span text:style-name="T6">eit gefallen, wie zum Beispiel mit </text:span><text:span text:style-name="T71">Scratch</text:span><text:span text:style-name="T6"> (eine visuell basierte Programmiersprache) oder im Informatik-Unterricht mit </text:span><text:span text:style-name="T71">Java </text:span><text:span text:style-name="T73">(eine bekannte Programmiersprache)</text:span><text:span text:style-name="T6">. I</text:span><text:span text:style-name="T5">ch hatte </text:span><text:span text:style-name="T6">mehrere</text:span><text:span text:style-name="T16">n</text:span><text:span text:style-name="T6"> Matur</text:span><text:span text:style-name="T29">a-A</text:span><text:span text:style-name="T6">rbeitsvortr</text:span><text:span text:style-name="T7">ä</text:span><text:span text:style-name="T6">gen zugehört, welche </text:span><text:span text:style-name="T71">Unity </text:span><text:span text:style-name="T6">benutzten</text:span><text:span text:style-name="T5">, </text:span><text:span text:style-name="T7">ebenso hatte ich </text:span><text:span text:style-name="T13">mir </text:span><text:span text:style-name="T5">kürzlich YouTube </text:span><text:span text:style-name="T6">Videos über </text:span><text:span text:style-name="T71">Unity</text:span><text:span text:style-name="T6"> </text:span><text:span text:style-name="T7">an</text:span><text:span text:style-name="T6">ges</text:span><text:span text:style-name="T7">ehen</text:span><text:span text:style-name="T5">. </text:span><text:span text:style-name="T8">Ausserdem gehören Computerspiele zu meinen Hobbys unter anderem das </text:span><text:span text:style-name="T13">V</text:span><text:span text:style-name="T8">erstehen deren Mechanik, </text:span><text:span text:style-name="T7">weshalb ich mich schlussendlich entschieden habe, ein Spiel mit </text:span><text:span text:style-name="T72">Unity</text:span><text:span text:style-name="T7"> zu programmieren.</text:span></text:p>
      <text:p text:style-name="Text_20_body"><text:span text:style-name="T346">D</text:span><text:span text:style-name="T347">ankesworte gehen an meinen Vater Marc Niederwieser und an meinen Betreuer Lukas Fässler. Zusätzlich inspirierten mich viele You</text:span><text:span text:style-name="T348">T</text:span><text:span text:style-name="T347">uber </text:span><text:span text:style-name="T349">insbesondere</text:span><text:span text:style-name="T347"> Brackeys </text:span><text:span text:style-name="T349">und</text:span><text:span text:style-name="T347"> Blackthornprod.</text:span></text:p>
      <text:list xml:id="list225243111615356" text:continue-numbering="true" text:style-name="Outline">
        <text:list-item>
          <text:h text:style-name="P95" text:outline-level="1"><text:bookmark-start text:name="__RefHeading___Toc160_3553901472"/>Einleitung<text:bookmark-end text:name="__RefHeading___Toc160_3553901472"/></text:h>
        </text:list-item>
      </text:list>
      <text:p text:style-name="P28"><text:span text:style-name="T77">Wie im Vorwort erwähnt wollte ich ein Spiel programmieren. Ich kannte viele Spiele und lies mich stark von einem Spiel namens</text:span><text:span text:style-name="T3"> </text:span><text:span text:style-name="T67">Galaxy on fire </text:span><text:span text:style-name="T25">inspirieren</text:span><text:span text:style-name="T67">.</text:span><text:span text:style-name="T68"> </text:span><text:span text:style-name="T26">Ich wusste, dass ich zu wenig Zeit und Wissen hatte</text:span><text:span text:style-name="T29">,</text:span><text:span text:style-name="T26"> um ein </text:span><text:span text:style-name="T32">m</text:span><text:span text:style-name="T26">arktfähiges Spiel zu programmieren, </text:span><text:span text:style-name="T45">weshalb ich mich auf ein einfacheres Spiel konzentriert habe</text:span><text:span text:style-name="T26">. </text:span><text:span text:style-name="T32">A</text:span><text:span text:style-name="T27">ls Umgebung </text:span><text:span text:style-name="T32">habe ich</text:span><text:span text:style-name="T27"> den Weltraum gewählt, weil </text:span><text:span text:style-name="T11">der Weltraum relativ leer ist und nicht viele Objekte dargestellt werden müssen, </text:span><text:span text:style-name="T26">um realistisch zu wirken</text:span><text:span text:style-name="T11">. </text:span><text:span text:style-name="T28">D</text:span><text:span text:style-name="T32">azu</text:span><text:span text:style-name="T28"> wollte ich ein Raumschiff, das durch den Spieler kontrolliert werden kann. </text:span><text:span text:style-name="T32">Mir war wichtig, dass ich die </text:span><text:span text:style-name="T28">volle Ko</text:span><text:span text:style-name="T51">ntrolle über das Raumschiff </text:span><text:span text:style-name="T52">ermögliche, </text:span><text:span text:style-name="T51">d.h. dass man die Richtung und Geschwindigkeit verändern kann. </text:span><text:span text:style-name="T53">Zusätzlich sollte man Schüsse abfeuern können</text:span><text:span text:style-name="T54">,</text:span><text:span text:style-name="T53"> um Asteroiden </text:span><text:span text:style-name="T52">zu beschiessen</text:span><text:span text:style-name="T53"> </text:span><text:span text:style-name="T62">und</text:span><text:span text:style-name="T52"> so </text:span><text:span text:style-name="T55">eine freie Flugbahn zu haben</text:span><text:span text:style-name="T53">.</text:span><text:span text:style-name="T56"> Die Asteroiden sollten sich in einem Asteroidenfeld befinden.</text:span><text:span text:style-name="T53"> Um den Spieler zu limitieren wollte ich eine verfügbare Energie, welche sich mit der Zeit regeneriert. Verbraucht </text:span><text:span text:style-name="T62">sollte</text:span><text:span text:style-name="T53"> diese durch Beschleunigen</text:span><text:span text:style-name="T54"> oder Bremsen</text:span><text:span text:style-name="T53"> des Raumschiffes </text:span><text:span text:style-name="T62">werden </text:span><text:span text:style-name="T53">und durch </text:span><text:span text:style-name="T54">A</text:span><text:span text:style-name="T53">bfeuern von Schüssen. </text:span><text:span text:style-name="T56">Das Ziel des Spieles sollte sein</text:span><text:span text:style-name="T54">,</text:span><text:span text:style-name="T56"> so viele Asteroiden wie möglich zu zerstören. Dabei habe ich mir überlegt, dass Asteroidenteile</text:span><text:span text:style-name="T54">,</text:span><text:span text:style-name="T56"> welche keinen Effekt mehr haben, nach einer gewissen Zeit verschwinden sollten</text:span><text:span text:style-name="T54">,</text:span><text:span text:style-name="T56"> um Rechenleistung einzusparen. Damit es nie zu wenig Asteroiden hat, kam mir die Idee Asteroiden </text:span><text:span text:style-name="T57">nach und nach wieder neu </text:span><text:span text:style-name="T56">zu erzeugen</text:span><text:span text:style-name="T54">,</text:span><text:span text:style-name="T56"> aber nur wenn der Spieler</text:span><text:span text:style-name="T58"> nichts davon merkt.</text:span></text:p>
      <text:p text:style-name="P29"/>
      <text:p text:style-name="P36"><text:span text:style-name="T308">Ein Spiel kann man von </text:span>Grund auf <text:span text:style-name="T308">programmieren oder man benutzt eine </text:span><text:span text:style-name="T139">Spiel-Engine</text:span><text:span text:style-name="T308">, das letztere ist heute üblich. Eine Spiel-Engine ist ein Tool (Programmierwerkzeug), welches das Programmieren erleichtert. Um dies zu verstehen, muss man als erstes wissen, wie Computerspiele aufgebaut sind. Meistens bestehen Spiele aus mehreren Komponenten, wie zum Beispiel einem Teil, der alles Visuelle zeichnet, einem der Physikberechnungen wie Kollisionen macht und einem weiteren, durch den spezifische Spielmechaniken definiert werden. Eine Spiel-Engine kümmert sich vor allem um den visuellen Teil und im Fall von </text:span><text:span text:style-name="T130">Unity </text:span><text:span text:style-name="T145">und Unreal Engine</text:span><text:span text:style-name="T309"> auch um Physikberechnungen.</text:span></text:p>
      <text:p text:style-name="P31"/>
      <text:p text:style-name="Text_20_body"><text:span text:style-name="T78">Nun musste ich mich für eine Spiel-Engine entscheiden. Es gibt viele anfängerfreundliche, </text:span><text:span text:style-name="T79">darunter die beiden bekanntesten: </text:span><text:span text:style-name="T70">Unity</text:span><text:span text:style-name="T79"> und </text:span><text:span text:style-name="T117">Unreal Engine</text:span>. <text:span text:style-name="T310">Ich entschied mich für </text:span><text:span text:style-name="T128">Unity</text:span><text:span text:style-name="T310">, weil ich viel positives darüber gehört hatte.</text:span></text:p>
      <text:p text:style-name="Text_20_body"><text:span text:style-name="T117">Unity</text:span> ist sehr benutzerfreundlich und für nicht kommerzielle Zwecke<text:span text:style-name="T153"> </text:span>kostenlos. Ausserdem kann man es für 2D<text:span text:style-name="T311">,</text:span> <text:span text:style-name="T311">aber </text:span>auch für 3D Spiele benutzen.</text:p>
      <text:p text:style-name="P38"/>
      <text:list xml:id="list225243163809753" text:continue-numbering="true" text:style-name="Outline">
        <text:list-item>
          <text:h text:style-name="P91" text:outline-level="1"><text:bookmark-start text:name="__RefHeading___Toc541_1418248456"/>Vorgehen und Planung<text:bookmark-end text:name="__RefHeading___Toc541_1418248456"/></text:h>
        </text:list-item>
      </text:list>
      <text:p text:style-name="Text_20_body"><text:span text:style-name="T307">Ich wusste nicht viel über </text:span><text:span text:style-name="T129">Unity</text:span><text:span text:style-name="T307">, weshalb ich als erstes eines der eingebauten Tutorials durcharbeitete. Leider waren damals diese Tutorials ziemlich oberflächlich, darum habe ich auf YouTube nach einem Einsteiger-Tutorial gesucht. Schlussendlich bin ich auf ein Tutorial von YouTuber Brackeys gestossen</text:span><text:span text:style-name="T307"><text:note text:id="ftn1" text:note-class="footnote"><text:note-citation>1</text:note-citation><text:note-body><text:p text:style-name="P61"><text:span text:style-name="T116"><text:s/></text:span><text:span text:style-name="T86">Brackeys, 2017:</text:span><text:span text:style-name="T116"> </text:span><text:span text:style-name="T118">How to make a Video Game in Unity</text:span></text:p></text:note-body></text:note></text:span><text:span text:style-name="T307">. Es ist sehr </text:span><text:span text:style-name="T108">anfängerfreundlich </text:span><text:span text:style-name="T109">und erklärt glei</text:span><text:span text:style-name="T112">ch</text:span><text:span text:style-name="T109">zeitig viele nützliche Dinge. Es dauert insgesamt 100 Minuten </text:span><text:span text:style-name="T110">und um es zu absolvieren und </text:span><text:span text:style-name="T113">zu </text:span><text:soft-page-break/><text:span text:style-name="T110">verstehen habe ich ungefähr vier Stunden gebraucht. </text:span><text:span text:style-name="T111">Danach habe ich mit </text:span><text:span text:style-name="T112">der Programmierung </text:span><text:span text:style-name="T111">meine</text:span><text:span text:style-name="T112">s</text:span><text:span text:style-name="T111"> Spiel</text:span><text:span text:style-name="T112">es</text:span><text:span text:style-name="T111"> gestartet. </text:span><text:span text:style-name="T115">Ich</text:span><text:span text:style-name="T113"> fing ganz begeistert an zu programmieren und versuchte meine Ideen kreativ zu verwirklichen. Manche Ideen konnte ich jedoch nicht verwirklichen, weil sie zu schwierig waren oder weil ich nicht s</text:span><text:span text:style-name="T114">o vielen</text:span><text:span text:style-name="T113"> Ideen </text:span><text:span text:style-name="T114">gleichzeitig </text:span><text:span text:style-name="T113">nachgehen konnte.</text:span></text:p>
      <text:p text:style-name="P43"/>
      <text:list xml:id="list225243163415770" text:continue-numbering="true" text:style-name="Outline">
        <text:list-item>
          <text:h text:style-name="P91" text:outline-level="1"><text:bookmark-start text:name="__RefHeading___Toc543_1418248456"/>Programmieren und Entwicklung des Spieles<text:bookmark-end text:name="__RefHeading___Toc543_1418248456"/></text:h>
        </text:list-item>
      </text:list>
      <text:p text:style-name="P16"/>
      <text:p text:style-name="P42">In Unity wird alles mit Objekten, den sogenannten <text:span text:style-name="T117">GameObjects</text:span> berechnet. <text:span text:style-name="T304">Dabei ist jeder Gegenstand ein </text:span><text:span text:style-name="T127">GameObject</text:span>. Diese haben Komponenten, darunter als Beispiel die <text:span text:style-name="T117">Transform</text:span> Komponente für die Position, Rotation und Skalierung. <text:span text:style-name="T327">Zusätzlich kann man </text:span><text:span text:style-name="T131">Skripte</text:span><text:span text:style-name="T327"> schreiben, um mehr zu definieren. Ein </text:span><text:span text:style-name="T131">Skript</text:span><text:span text:style-name="T327"> ist ein kleines Programm. Ein Programm besteht aus verschiedenen Befehlen, ein wichtiges Element ist eine Variable.</text:span> <text:span text:style-name="T357">Dabei kann eine Variable verschiedene Werte speichern abhängig vom Variabel-Typ. Ich habe unter anderem folgende Variabel-Typen gebraucht: </text:span><text:span text:style-name="T137">Integer</text:span><text:span text:style-name="T357"> (eine ganze Zahl zwischen -2</text:span><text:span text:style-name="T358">31</text:span><text:span text:style-name="T359"> und </text:span><text:span text:style-name="T360">2</text:span><text:span text:style-name="T358">31</text:span><text:span text:style-name="T357">), </text:span><text:span text:style-name="T137">Float </text:span><text:span text:style-name="T178">(eine Gleitkommazahl ) und </text:span><text:span text:style-name="T138">Boolean</text:span><text:span text:style-name="T178"> (zwei Werte </text:span><text:span text:style-name="T138">true</text:span><text:span text:style-name="T178"> oder </text:span><text:span text:style-name="T138">false</text:span><text:span text:style-name="T178">).</text:span><text:span text:style-name="T179"> </text:span><text:span text:style-name="T168">In den </text:span><text:span text:style-name="T180">n</text:span><text:span text:style-name="T168">ächsten Unterkapiteln stelle ich die wichtigsten Objekte </text:span><text:span text:style-name="T181">vo</text:span><text:span text:style-name="T168">r, in der Reihenfolge in der ic</text:span>h sie <text:span text:style-name="T167">p</text:span>rogrammiert habe.</text:p>
      <text:p text:style-name="Text_20_body">Ein solches Objekt ha<text:span text:style-name="T231">t in den meisten </text:span><text:span text:style-name="T247">F</text:span><text:span text:style-name="T231">ällen ein Bild (2D) oder ein 3D-Model</text:span><text:span text:style-name="T252">l</text:span><text:span text:style-name="T231"> (3D). Ein 3D-Mode</text:span><text:span text:style-name="T252">l</text:span><text:span text:style-name="T231">l ist ist ein Objekt, welches eine 3D-Figur </text:span><text:span text:style-name="T248">festleg</text:span><text:span text:style-name="T231">t. Die am häufigsten genutzte Variante ist durch </text:span><text:span text:style-name="T232">Vert</text:span><text:span text:style-name="T233">i</text:span><text:span text:style-name="T232">ces</text:span><text:span text:style-name="T231"> (</text:span><text:span text:style-name="T250">Ecken</text:span><text:span text:style-name="T231">), </text:span><text:span text:style-name="T234">Edges</text:span><text:span text:style-name="T250"> (</text:span><text:span text:style-name="T231">Kanten</text:span><text:span text:style-name="T250">)</text:span><text:span text:style-name="T231"> und </text:span><text:span text:style-name="T233">Faces</text:span><text:span text:style-name="T249"> (</text:span><text:span text:style-name="T231">Flächen</text:span><text:span text:style-name="T250">)</text:span><text:span text:style-name="T231"> </text:span><text:span text:style-name="T248">definier</text:span><text:span text:style-name="T231">t. Dabei ist ein </text:span><text:span text:style-name="T232">Verte</text:span><text:span text:style-name="T233">x</text:span><text:span text:style-name="T249"> </text:span><text:span text:style-name="T235">(Einzahl von Vertices)</text:span><text:span text:style-name="T231"> ein Punkt in einem </text:span><text:span text:style-name="T248">dreid</text:span><text:span text:style-name="T231">imensionalen Koordinatensystem </text:span><text:span text:style-name="T302">und</text:span><text:span text:style-name="T231"> eine </text:span><text:span text:style-name="T233">Edge</text:span><text:span text:style-name="T231"> eine Verbindung von 2 </text:span><text:span text:style-name="T237">Vert</text:span><text:span text:style-name="T238">i</text:span><text:span text:style-name="T237">ces.</text:span><text:span text:style-name="T240"> </text:span><text:span text:style-name="T246">E</text:span><text:span text:style-name="T240">in </text:span><text:span text:style-name="T238">Face</text:span><text:span text:style-name="T241"> </text:span><text:span text:style-name="T246">ist </text:span><text:span text:style-name="T242">aus</text:span><text:span text:style-name="T240"> mehrere</text:span><text:span text:style-name="T242">n zusammengehängten</text:span><text:span text:style-name="T240"> </text:span><text:span text:style-name="T238">Edges </text:span><text:span text:style-name="T303">zusammengesetzt</text:span><text:span text:style-name="T241">, </text:span><text:span text:style-name="T242">welche am Ende mit dem Ursprungspunkt verbunden sind, im einfachstem Falle eine Dreiecksfläche</text:span><text:span text:style-name="T240">.</text:span><text:span text:style-name="T231"> </text:span><text:span text:style-name="T251">Man bezeichnet dieses Konstrukt auch als Geometrie. Je mehr </text:span><text:span text:style-name="T236">Vertices</text:span><text:span text:style-name="T251"> ein Mode</text:span><text:span text:style-name="T252">l</text:span><text:span text:style-name="T251">l hat, desto rechenintensiver ist es. Man spricht auch von der Geometriedichte.</text:span><text:span text:style-name="T231"> Ein solches 3D-Mode</text:span><text:span text:style-name="T252">l</text:span><text:span text:style-name="T231">l ist leic</text:span>ht mit dem <text:span text:style-name="T167">G</text:span>ratis<text:span text:style-name="T167">p</text:span>rogramm <text:span text:style-name="T117">Blender</text:span> <text:span text:style-name="T167">herstellbar</text:span>.</text:p>
      <text:p text:style-name="Text_20_body"/>
      <text:list xml:id="list225243006104744" text:continue-numbering="true" text:style-name="Outline">
        <text:list-item>
          <text:list>
            <text:list-item>
              <text:h text:style-name="P99" text:outline-level="2"><text:bookmark-start text:name="__RefHeading___Toc1708_4164214324"/>Raumschiff<text:bookmark-end text:name="__RefHeading___Toc1708_4164214324"/></text:h>
            </text:list-item>
          </text:list>
        </text:list-item>
      </text:list>
      <text:p text:style-name="Text_20_body"><text:span text:style-name="T159">Für mein Raumschiff habe ich zuerst ein </text:span><text:span text:style-name="T171">Skript</text:span><text:span text:style-name="T159"> geschrieben, welches sich </text:span><text:span text:style-name="T147">Movement</text:span><text:span text:style-name="T159"> nennt. Es ist verantwortlich für die Bewegung des Raumschiffes. Damit sich das Raumschiff realistisch verhält, habe ich das eingebaute </text:span><text:span text:style-name="T171">Skript</text:span><text:span text:style-name="T159"> namens </text:span><text:span text:style-name="T119">Rigidbod</text:span><text:span text:style-name="T120">y</text:span><text:span text:style-name="T120"><text:note text:id="ftn2" text:note-class="footnote"><text:note-citation>2</text:note-citation><text:note-body><text:p text:style-name="P4"><text:s/>Rigidbody = ein Skript, das ein Objekt als starren Körper simuliert</text:p></text:note-body></text:note></text:span><text:span text:style-name="T120"> </text:span><text:span text:style-name="T159">benutzt, welches sich um Physik spezifische Sachen wie Kollisionen kümmert. Dabei kann man die Geschwindigkeit eines Objektes entweder durch Kräfte verände</text:span><text:span text:style-name="T194">rn </text:span><text:span text:style-name="T158">oder direkt</text:span><text:span text:style-name="T194">.</text:span><text:span text:style-name="T195"> </text:span><text:span text:style-name="T196">Mit dem Befehl</text:span><text:span text:style-name="T194"> </text:span><text:span text:style-name="T253">AddTorque</text:span><text:span text:style-name="T254">()</text:span><text:span text:style-name="T269"> kann man eine Drehkraft auf das Objekt </text:span><text:span text:style-name="T270">ein</text:span><text:span text:style-name="T269">wirken</text:span><text:span text:style-name="T270"> lassen</text:span><text:span text:style-name="T269">. Dies habe ich benutzt</text:span><text:span text:style-name="T270">,</text:span><text:span text:style-name="T269"> um die Richtung </text:span><text:span text:style-name="T270">des </text:span><text:span text:style-name="T269">Raumschiff</text:span><text:span text:style-name="T270">es</text:span><text:span text:style-name="T269"> zu ändern. Mit dem Befehl </text:span><text:span text:style-name="T254">AddForce</text:span><text:span text:style-name="T255">()</text:span><text:span text:style-name="T271"> kann man einen Kraftvektor auf das Objekt </text:span><text:span text:style-name="T270">ein</text:span><text:span text:style-name="T271">wirken</text:span><text:span text:style-name="T270"> lassen</text:span><text:span text:style-name="T271">. Dies habe ich</text:span><text:span text:style-name="T270"> </text:span><text:span text:style-name="T271">für die Geschwindigkeit des Raumschiffes</text:span><text:span text:style-name="T270"> </text:span><text:span text:style-name="T271">benutzt.</text:span></text:p>
      <text:p text:style-name="Text_20_body"/>
      <text:p text:style-name="Text_20_body"><text:soft-page-break/>Mit einem w<text:span text:style-name="T167">e</text:span>iterem Skript namens <text:span text:style-name="T146">Variables</text:span> werden verschiedene Attribute des Raumschiffes festgelegt,<text:span text:style-name="T312"> </text:span>wie z.B. das Leben des Raumschiffes. <text:span text:style-name="T306">Zusätzlich kümmert sich dieses Skript um die Anzahl Punkte, welche durch das Zerstören von Asteroiden erhöht wird.</text:span></text:p>
      <text:p text:style-name="Text_20_body"/>
      <text:p text:style-name="Text_20_body">Ausserdem wollte ich mit meinem Raumschiff schiessen können. Dafür habe ich ein Skript geschrieben, welches unter dem Kapitel Schuss zu finden ist.</text:p>
      <text:p text:style-name="Text_20_body"/>
      <text:p text:style-name="Text_20_body"><text:span text:style-name="T159">Danach habe ich mich um das 3D-Modell des Raumschiffes gekümmert, welches ich mit dem kostenlosen Programm </text:span><text:span text:style-name="T119">Blender</text:span><text:span text:style-name="T159"> erstellt habe.</text:span></text:p>
      <text:p text:style-name="Text_20_body"/>
      <text:p text:style-name="P17"><draw:frame draw:style-name="fr10" draw:name="Rahmen7" text:anchor-type="as-char" svg:width="7.999cm" draw:z-index="7"><draw:text-box fo:min-height="7.211cm"><text:p text:style-name="Caption"/></draw:text-box></draw:frame><text:s/><draw:frame draw:style-name="fr10" draw:name="Rahmen8" text:anchor-type="as-char" svg:width="7.999cm" draw:z-index="8"><draw:text-box fo:min-height="7.2cm"><text:p text:style-name="P80"/></draw:text-box></draw:frame></text:p>
      <text:p text:style-name="P18"/>
      <text:list xml:id="list225242191325578" text:continue-numbering="true" text:style-name="Outline">
        <text:list-item>
          <text:list>
            <text:list-item>
              <text:h text:style-name="P100" text:outline-level="2"><text:bookmark-start text:name="__RefHeading___Toc1710_4164214324"/>Kamera<text:bookmark-end text:name="__RefHeading___Toc1710_4164214324"/></text:h>
            </text:list-item>
          </text:list>
        </text:list-item>
      </text:list>
      <text:p text:style-name="Text_20_body">In meiner ersten Version sah man das Raumschiff während es flog immer konstant in der Mitte des Bildschirm<text:span text:style-name="T318">es und bei Richtungsänderungen bewegte sich der Weltraum darum herum. </text:span></text:p>
      <text:p text:style-name="Text_20_body"><text:span text:style-name="T320">Dies überzeugte mich nicht, </text:span><text:span text:style-name="T322">weil man s</text:span><text:span text:style-name="T323">o </text:span><text:span text:style-name="T322">die Bewegungen des Raumschiffes bei Richtungsänderungen </text:span><text:span text:style-name="T323">nicht </text:span><text:span text:style-name="T322">sehen k</text:span><text:span text:style-name="T323">o</text:span><text:span text:style-name="T322">nn</text:span><text:span text:style-name="T323">te</text:span><text:span text:style-name="T322">.</text:span><text:span text:style-name="T320"> Deshalb baute ich </text:span><text:span text:style-name="T321">mit einem Skript </text:span><text:span text:style-name="T320">eine </text:span><text:span text:style-name="T321">schwache </text:span><text:span text:style-name="T320">verzögerte Verfolgung d</text:span><text:span text:style-name="T322">er Kamera ein</text:span><text:span text:style-name="T324"> und</text:span><text:span text:style-name="T322"> nun sieht die Ansicht viel realistischer aus</text:span><text:span text:style-name="T332">. Dafür benötigte ich ein Skript, bei dem die Kamera dem Spieler mit einer schwachen Verzögerung folgt. Zuerst hatte ich keine Ahnung, wie so etwas gemacht wird. Zum Glück fand ich Hilfe im Internet vor allem durch das Video </text:span><text:span text:style-name="T121">Smooth FollowCam</text:span><text:span text:style-name="T155"><text:note text:id="ftn3" text:note-class="footnote"><text:note-citation>3</text:note-citation><text:note-body><text:p text:style-name="P14"><text:s/>BurgZerg Arcade (2016): <text:span text:style-name="T117">Smooth FollowCam</text:span></text:p></text:note-body></text:note></text:span><text:span text:style-name="T155"> auf Youtube.</text:span></text:p>
      <text:p text:style-name="Text_20_body"><text:span text:style-name="T155">Dabei wird zuerst die Rotation des Raumschiffes mit einem Vektor multipliziert. Der Vektor dient dazu, den Standardabstand zwischen der Kamera und dem Raumschiff zu definieren. Dieser wird mit der Rotation multipliziert, um die richtige Richtung des Vektors zu berechnen. Dabei musste ich beachten, dass man mit </text:span><text:span text:style-name="T121">Unity</text:span><text:span text:style-name="T155"> nur eine Rotation mit einem Vektor multiplizieren kann, aber nicht umgekehrt. Danach muss man die Position des Raumschiffes dazu addieren, um das Ziel zu bekommen. Mit einer eingebauten Funktion namens </text:span><text:span text:style-name="T121">Slerp</text:span><text:span text:style-name="T155">, </text:span><text:soft-page-break/><text:span text:style-name="T155">welche zwei Punkte interpolieren kann, lässt sich leicht ein Zwischenpunkt berechnen, um eine Verzögerung zu visualisieren. Mit der Funktion </text:span><text:span text:style-name="T121">LookRotation</text:span><text:span text:style-name="T155"> kann ich leicht eine Ziel-Rotation berechnen und wieder wie vorhin einen Zwischenwert berechnen.</text:span></text:p>
      <text:p text:style-name="Text_20_body"/>
      <text:p text:style-name="Text_20_body"><text:span text:style-name="T330">Zusätzlich wollte ich einen Weltraum-Hintergrund haben. Dafür habe ich eine sogenannte </text:span><text:span text:style-name="T132">Skybox</text:span><text:span text:style-name="T330"> benutzt. Man kann sich dies als Würfel vorstellen, bei welchem man eine Textur den sechs Innenseiten zuordnen kann. Schliesslich habe ich mit einem Bildbearbeitungsprogramm ein schwarzes Bild mit weissen Punkten, welche die Sterne darstellen sollen, erstellt. Dieses Bild habe ich dann für alle sechs Seiten benutzt.</text:span></text:p>
      <text:list xml:id="list225241644111707" text:continue-numbering="true" text:style-name="Outline">
        <text:list-item>
          <text:list>
            <text:list-item>
              <text:h text:style-name="P101" text:outline-level="2"><text:bookmark-start text:name="__RefHeading___Toc1712_4164214324"/>Schuss<text:bookmark-end text:name="__RefHeading___Toc1712_4164214324"/></text:h>
            </text:list-item>
          </text:list>
        </text:list-item>
      </text:list>
      <text:p text:style-name="Text_20_body"><text:span text:style-name="T163">Damit mein Raumschiff schiessen kann musste ich zunächst einen einzelnen Schuss programmieren. Dazu habe ich das Skript </text:span><text:span text:style-name="T122">ShotManager</text:span><text:span text:style-name="T169"> </text:span><text:span text:style-name="T170">erstellt, </text:span><text:span text:style-name="T172">das</text:span><text:span text:style-name="T169"> sich um das Abfeuern</text:span><text:span text:style-name="T170"> von Schüssen vom</text:span><text:span text:style-name="T169"> Raumschiff </text:span><text:span text:style-name="T170">aus </text:span><text:span text:style-name="T169">kümmert und ein</text:span><text:span text:style-name="T170"> </text:span><text:span text:style-name="T172">w</text:span><text:span text:style-name="T170">eiteres Skript namens </text:span><text:span text:style-name="T122">Shot</text:span><text:span text:style-name="T170">, w</text:span><text:span text:style-name="T172">elches</text:span><text:span text:style-name="T170"> das Projektil als </text:span><text:span text:style-name="T169">Objekt </text:span><text:span text:style-name="T170">verwaltet</text:span><text:span text:style-name="T169">.</text:span></text:p>
      <text:p text:style-name="Text_20_body"><text:span text:style-name="T166">Mit dem Befeh</text:span><text:span text:style-name="T197">l </text:span><text:span text:style-name="T253">Instantiate</text:span><text:span text:style-name="T256">()</text:span><text:span text:style-name="T296"> </text:span><text:span text:style-name="T297">kann man </text:span><text:span text:style-name="T298">sogenannte </text:span><text:span text:style-name="T257">prefabs</text:span><text:span text:style-name="T272"> erzeugen.</text:span></text:p>
      <text:p text:style-name="Text_20_body"><text:span text:style-name="T272">E</text:span><text:span text:style-name="T268">in </text:span><text:span text:style-name="T253">prefab</text:span><text:span text:style-name="T268"> ist ein </text:span><text:span text:style-name="T253">GameObject,</text:span><text:span text:style-name="T268"> </text:span><text:span text:style-name="T273">welches man mehrfach benutzen kann, </text:span><text:span text:style-name="T274">aber jedes hat das </text:span><text:span text:style-name="T258">prefab</text:span><text:span text:style-name="T274"> als Ursprung. Auf </text:span><text:span text:style-name="T275">d</text:span><text:span text:style-name="T274">en Schuss bezogen </text:span><text:span text:style-name="T275">kann ich </text:span><text:span text:style-name="T276">diesen</text:span><text:span text:style-name="T275"> zu einem </text:span><text:span text:style-name="T259">prefab</text:span><text:span text:style-name="T275"> deklarieren. </text:span><text:span text:style-name="T277">Dadurch kann ich einen Schuss erzeugen und wenn ich </text:span><text:span text:style-name="T276">daran</text:span><text:span text:style-name="T277"> </text:span><text:span text:style-name="T276">etwas </text:span><text:span text:style-name="T277">ändern möchte</text:span><text:span text:style-name="T276">,</text:span><text:span text:style-name="T277"> </text:span><text:span text:style-name="T276">so </text:span><text:span text:style-name="T277">wird </text:span><text:span text:style-name="T278">diese </text:span><text:span text:style-name="T290">Änderung</text:span><text:span text:style-name="T278"> direkt </text:span><text:span text:style-name="T276">bei allen Verwendungen </text:span><text:span text:style-name="T278">angewendet.</text:span></text:p>
      <text:p text:style-name="Text_20_body"/>
      <text:p text:style-name="Text_20_body"><text:span text:style-name="T166">Im Skript </text:span><text:span text:style-name="T126">Shot</text:span><text:span text:style-name="T166"> sind verschiedene Attribute definiert, wie die Lebenszeit eines Schusses. Die Lebenszeit legt fest, wie lange ein Schuss existiert. Man könnte sich fragen, wieso ich eine Lebenszeit einbaue, wenn ich den Schuss entfernen kann, sobald er mit etwas kollidiert. Der Grund dafür ist, dass ein Schuss in den schwarzen Raum abgefeuert und weit weg fliegen könnte, dann nur noch unnötige Rechenleistung verbrauchen würde. Mit dem Befehl </text:span><text:span text:style-name="T260">Destroy(gameObject, Livetime)</text:span><text:span text:style-name="T279"> kann ich </text:span><text:span text:style-name="T280">den Schuss</text:span><text:span text:style-name="T276">,</text:span><text:span text:style-name="T280"> nachdem die Lebenszeit abgelaufen ist</text:span><text:span text:style-name="T276">,</text:span><text:span text:style-name="T280"> zerstören. </text:span><text:span text:style-name="T293">Mit dem Ausdruck «</text:span><text:span text:style-name="T267">gameObject»</text:span><text:span text:style-name="T291"> ist das </text:span><text:span text:style-name="T293">Objekt</text:span><text:span text:style-name="T291"> </text:span><text:span text:style-name="T294">gemeint, </text:span><text:span text:style-name="T291">auf dem sich das Skript </text:span><text:span text:style-name="T294">befindet, </text:span><text:span text:style-name="T291">referenziert </text:span><text:span text:style-name="T295">(in diesem falle der Schuss) </text:span><text:span text:style-name="T291">und </text:span><text:span text:style-name="T267">Livetime</text:span><text:span text:style-name="T291"> ist die Variable, welche die Lebenszeit definiert.</text:span></text:p>
      <text:p text:style-name="Text_20_body"><text:span text:style-name="T291">Z</text:span><text:span text:style-name="T292">usätzlich zur Lebenszeit sind folgende Variablen definiert: </text:span><text:span text:style-name="T265">SummonVelocity</text:span><text:span text:style-name="T292">, </text:span><text:span text:style-name="T265">ShotSpeed,</text:span><text:span text:style-name="T292"> </text:span><text:span text:style-name="T266">D</text:span><text:span text:style-name="T265">amage</text:span><text:span text:style-name="T292">, </text:span><text:span text:style-name="T266">D</text:span><text:span text:style-name="T265">amagePlayer</text:span><text:span text:style-name="T292">. </text:span><text:span text:style-name="T265">S</text:span><text:span text:style-name="T261">ummonVelocity</text:span><text:span text:style-name="T282"> ist die Geschwindigkeit des </text:span><text:span text:style-name="T283">E</text:span><text:span text:style-name="T282">rzeugers, </text:span><text:span text:style-name="T283">welche </text:span><text:span text:style-name="T276">dem Schuss </text:span><text:span text:style-name="T283">beim </text:span><text:span text:style-name="T276">E</text:span><text:span text:style-name="T283">rzeugen gesetzt werden muss.</text:span><text:span text:style-name="T276"> </text:span><text:span text:style-name="T261">ShotSpeed</text:span><text:span text:style-name="T282"> </text:span><text:span text:style-name="T284">ist ein Wert, welche</text:span><text:span text:style-name="T276">r</text:span><text:span text:style-name="T284"> zur Geschwindigkeit dazu gezählt wird</text:span><text:span text:style-name="T262">.</text:span><text:span text:style-name="T283"> </text:span><text:span text:style-name="T263">D</text:span><text:span text:style-name="T261">amage</text:span><text:span text:style-name="T282"> </text:span><text:span text:style-name="T283">ist eine Variable, welche vom E</text:span><text:span text:style-name="T282">rzeuger</text:span><text:span text:style-name="T283"> gesetzt werden muss und bei einer Kollision </text:span><text:span text:style-name="T285">abgerufen w</text:span><text:span text:style-name="T276">ird</text:span><text:span text:style-name="T285">. Sie dient dazu dem Schuss einen Schadenswert zu</text:span><text:span text:style-name="T276">zuordnen, </text:span><text:span text:style-name="T285">welche</text:span><text:span text:style-name="T281">r</text:span><text:span text:style-name="T285"> </text:span><text:span text:style-name="T276">später </text:span><text:span text:style-name="T285">dem Empfänger </text:span><text:span text:style-name="T276">beim Einschlag </text:span><text:span text:style-name="T285">vo</text:span><text:span text:style-name="T276">n seinen </text:span><text:span text:style-name="T286">Lebenspunkten</text:span><text:span text:style-name="T285"> abgezogen w</text:span><text:span text:style-name="T276">ird</text:span><text:span text:style-name="T285">. </text:span><text:span text:style-name="T263">D</text:span><text:span text:style-name="T261">amagePlayer</text:span><text:span text:style-name="T282"> </text:span><text:span text:style-name="T285">ist ein sogenannter </text:span><text:span text:style-name="T264">Boolean</text:span><text:span text:style-name="T285">. Dies ist ein Variabl</text:span><text:span text:style-name="T276">en-</text:span><text:span text:style-name="T285">Typ, welcher </text:span><text:span text:style-name="T287">nur</text:span><text:span text:style-name="T285"> zwei Werte [true, false] </text:span><text:span text:style-name="T287">speichern</text:span><text:span text:style-name="T285"> kann. In diesem Fall benutzte ich diese Variable</text:span><text:span text:style-name="T276">,</text:span><text:span text:style-name="T285"> um zu merken</text:span><text:span text:style-name="T276">,</text:span><text:span text:style-name="T285"> ob der Schuss vom Raumschiff </text:span><text:span text:style-name="T276">schon </text:span><text:span text:style-name="T285">abgefeuert worden ist oder nicht, da </text:span><text:span text:style-name="T276">ansonsten, </text:span><text:span text:style-name="T287">weil</text:span><text:span text:style-name="T276"> </text:span><text:span text:style-name="T287">der</text:span><text:span text:style-name="T276"> Schuss beim</text:span><text:span text:style-name="T285"> </text:span><text:span text:style-name="T276">S</text:span><text:span text:style-name="T288">chiessen </text:span><text:span text:style-name="T276">das Raumschiff selber </text:span><text:span text:style-name="T288">direkt berühr</text:span><text:span text:style-name="T287">t</text:span><text:span text:style-name="T276">, </text:span><text:span text:style-name="T287">es</text:span><text:span text:style-name="T276"> als Treffer</text:span><text:span text:style-name="T288"> mit dem Raumschiff angesehen w</text:span><text:span text:style-name="T276">ürde</text:span><text:span text:style-name="T289">. </text:span></text:p>
      <text:p text:style-name="Text_20_body"/>
      <text:p text:style-name="Text_20_body"><text:soft-page-break/>Für mein<text:span text:style-name="T328">en</text:span> Schuss wollte ich eine Kugel als 3D-Mode<text:span text:style-name="T328">l</text:span>l. <text:span text:style-name="T161">Es gibt verschiedene Methoden, um Kugeln durch 3D-Modelle darzustellen. Die häufigsten zwei nennen sich </text:span><text:span text:style-name="T123">UV-sphere</text:span><text:span text:style-name="T161"> und </text:span><text:span text:style-name="T123">Icosphere</text:span><text:span text:style-name="T161">.</text:span></text:p>
      <text:p text:style-name="P39"/>
      <text:p text:style-name="P39">Eine <text:span text:style-name="T117">UV-sphere</text:span> gleicht dem Koordinatensystem der Erde. Dabei wird eine Kugel aus horizontalen und vertikalen <text:span text:style-name="T153">K</text:span>reisen erstellt (siehe Bild).<text:line-break/>Eine <text:span text:style-name="T117">UV-sphere</text:span> ist sehr praktisch<text:span text:style-name="T313">,</text:span> um einer Kugel eine Textur zu geben, da man die Geometrie leicht zu einem Rechteck <text:span text:style-name="T153">a</text:span>uffalten kann. Eine rechteckige Weltkarte ist somit die Textur der Erde.</text:p>
      <text:p text:style-name="P76"><text:bookmark-start text:name="__RefHeading___Toc5386_4091720068"/><text:bookmark-end text:name="__RefHeading___Toc5386_4091720068"/></text:p>
      <text:p text:style-name="Text_20_body"/>
      <text:p text:style-name="Text_20_body"><text:span text:style-name="T162">Bei e</text:span>ine<text:span text:style-name="T162">r</text:span> <text:span text:style-name="T117">Icosphere</text:span> besteht das Mode<text:span text:style-name="T329">l</text:span>l aus gleichgrossen Dreiecken (siehe Bild). <text:line-break/>Der Vorteil gegenüber der <text:span text:style-name="T117">UV-sphere</text:span> ist, dass die Dichte der Geometrie an jeder Stelle gleich<text:span text:style-name="T313"> gross</text:span> ist.</text:p>
      <text:p text:style-name="P82"/>
      <text:p text:style-name="P53">Für <text:span text:style-name="T314">d</text:span>as 3D-Mode<text:span text:style-name="T329">l</text:span>l des Schusses habe ich mich für eine UV-sphere entschieden, weil es vor allem wichtig ist<text:span text:style-name="T314">,</text:span> dass er <text:span text:style-name="T329">r</text:span>und wirkt <text:span text:style-name="T326">und nicht, dass die Geometriedichte gleich sein muss</text:span>.</text:p>
      <text:list xml:id="list225241656061414" text:continue-numbering="true" text:style-name="Outline">
        <text:list-item>
          <text:list>
            <text:list-item>
              <text:h text:style-name="P98" text:outline-level="2"><text:bookmark-start text:name="__RefHeading___Toc1714_4164214324"/>KeyManager<text:bookmark-end text:name="__RefHeading___Toc1714_4164214324"/></text:h>
            </text:list-item>
          </text:list>
        </text:list-item>
      </text:list>
      <text:p text:style-name="Text_20_body"><text:span text:style-name="T160">Ich erstellte ein</text:span> Skript <text:span text:style-name="T160">bei dem a</text:span>lle Tastatur- und Maus-Eingaben <text:span text:style-name="T314">eindeutig Funktionen zugeordnet werden</text:span>. Somit kann ich, wenn ich eine Taste ändern will, dies <text:span text:style-name="T314">zentral an einer Stelle bewerkstelligen</text:span>. <text:span text:style-name="T157">Da dieses Skript nicht an ein </text:span><text:span text:style-name="T124">GameObject</text:span><text:span text:style-name="T157"> gekoppelt ist, musste ich beachten, dass ich die standard-generierte Funktion </text:span><text:span text:style-name="T124">MonoBehaviour</text:span><text:span text:style-name="T157"> entfernte. Mit dem Befehl </text:span><text:span text:style-name="T124">Input.GetKey("w")</text:span><text:span text:style-name="T157"> kann man testen, ob ein Buchstabe in diesem Fall «w» gedrückt ist. Mit dem Befehl </text:span><text:span text:style-name="T124">Input.GetMouseButtonDown(0)</text:span><text:span text:style-name="T157"> kann man testen, ob eine Maustaste gedrückt ist (0 steht für die linke, 1 für die rechte und 2 für die mittlere Taste).</text:span></text:p>
      <text:p text:style-name="P50">Folgende Tastenbelegung für die Steuerung des Raumschiffes habe ich benutzt:</text:p>
      <text:p text:style-name="P50">Nach <text:span text:style-name="T368">o</text:span>ben steuern:<text:tab/><text:tab/>«s»</text:p>
      <text:p text:style-name="P51"><text:span text:style-name="T367">Nach u</text:span><text:span text:style-name="T97">nten</text:span><text:span text:style-name="T367"> steuern:<text:tab/>«w»</text:span></text:p>
      <text:p text:style-name="P51"><text:span text:style-name="T367">Nach </text:span><text:span text:style-name="T97">r</text:span><text:span text:style-name="T98">echts</text:span><text:span text:style-name="T367"> steuern:<text:tab/>«d»</text:span></text:p>
      <text:p text:style-name="P51"><text:span text:style-name="T367">Nach </text:span><text:span text:style-name="T97">l</text:span><text:span text:style-name="T98">inks</text:span><text:span text:style-name="T367"> steuern:<text:tab/><text:tab/>«a»</text:span></text:p>
      <text:p text:style-name="P52">Schiessen:<text:tab/><text:tab/><text:tab/>«Maus <text:span text:style-name="T374">Linksklick</text:span>»</text:p>
      <text:p text:style-name="P34">Beschleunigen/bremsen:<text:tab/>«Mausrad»</text:p>
      <text:p text:style-name="P35">Beenden:<text:tab/><text:tab/><text:tab/>«Esc»</text:p>
      <text:list xml:id="list225243015148740" text:continue-numbering="true" text:style-name="Outline">
        <text:list-item>
          <text:list>
            <text:list-item>
              <text:h text:style-name="P102" text:outline-level="2"><text:bookmark-start text:name="__RefHeading___Toc261_2887960801"/>Aste<text:span text:style-name="T85">r</text:span>oid<text:bookmark-end text:name="__RefHeading___Toc261_2887960801"/></text:h>
            </text:list-item>
          </text:list>
        </text:list-item>
      </text:list>
      <text:p text:style-name="Text_20_body"/>
      <text:p text:style-name="Text_20_body"><text:span text:style-name="T9">F</text:span><text:span text:style-name="T36">ür den</text:span><text:span text:style-name="T37"> Asteroid</text:span><text:span text:style-name="T36">en</text:span><text:span text:style-name="T37"> brauch</text:span><text:span text:style-name="T36">t</text:span><text:span text:style-name="T37">e ich ein Skript</text:span><text:span text:style-name="T38">,</text:span><text:span text:style-name="T37"> </text:span><text:span text:style-name="T39">um ihn zerstörbar zu machen. </text:span><text:span text:style-name="T105">Ein</text:span><text:span text:style-name="T49"> Video </text:span><text:span text:style-name="T50">v</text:span><text:span text:style-name="T49">on Brackeys hat mir geholfen</text:span><text:span text:style-name="T49"><text:note text:id="ftn4" text:note-class="footnote"><text:note-citation>4</text:note-citation><text:note-body><text:p text:style-name="Footer"><text:span text:style-name="T334"><text:s/>Brackeys (2017): </text:span><text:span text:style-name="T337">SHATTER / DESTRUCTION in Unity</text:span></text:p></text:note-body></text:note></text:span><text:span text:style-name="T39">. Dafür habe ich eine Variable </text:span><text:span text:style-name="T40">namens </text:span><text:span text:style-name="T75">health</text:span><text:span text:style-name="T38"> definiert</text:span><text:span text:style-name="T40">, welche </text:span><text:span text:style-name="T41">die Lebenspunkte </text:span><text:span text:style-name="T38">symbolisiert</text:span><text:span text:style-name="T42">. </text:span><text:span text:style-name="T43">Sobald </text:span><text:span text:style-name="T38">der Wert</text:span><text:span text:style-name="T43"> 0 erreicht wird</text:span><text:span text:style-name="T38">,</text:span><text:span text:style-name="T43"> wird der Asteroid zerstört. </text:span><text:span text:style-name="T19">Um </text:span><text:soft-page-break/><text:span text:style-name="T38">das Auseinanderbrechen des </text:span><text:span text:style-name="T19">Asteroid</text:span><text:span text:style-name="T38">en </text:span><text:span text:style-name="T19">zu</text:span><text:span text:style-name="T38"> visualisieren, </text:span><text:span text:style-name="T19">muss zuerst d</text:span><text:span text:style-name="T38">as Asteroid-Objekt mit den zusammen gesetzten Bruchstücken an</text:span><text:span text:style-name="T19"> der gleichen Position und </text:span><text:span text:style-name="T38">mit der gleichen </text:span><text:span text:style-name="T19">Rotation erzeug</text:span><text:span text:style-name="T38">t werden </text:span><text:span text:style-name="T19">und dann </text:span><text:span text:style-name="T38">das vorherige Asteroid-Objekt </text:span><text:span text:style-name="T19">mit dem Befehl </text:span><text:span text:style-name="T299">Destroy(gameObject</text:span><text:span text:style-name="T300">)</text:span><text:span text:style-name="T301"> ent</text:span><text:span text:style-name="T9">f</text:span><text:span text:style-name="T19">ern</text:span><text:span text:style-name="T38">t werden</text:span><text:span text:style-name="T19">. </text:span><text:span text:style-name="T59">Ausserdem w</text:span><text:span text:style-name="T60">ird</text:span><text:span text:style-name="T59"> die Punkt</text:span><text:span text:style-name="T61">anzahl</text:span><text:span text:style-name="T59"> erhöht.</text:span></text:p>
      <text:p text:style-name="Text_20_body"><text:span text:style-name="T19">Zusätzlich brauch</text:span><text:span text:style-name="T50">t</text:span><text:span text:style-name="T19">e ich ein</text:span><text:span text:style-name="T34">en</text:span><text:span text:style-name="T19"> Kollisionstester, welcher bei einer Kollision mit einem Schuss das Leben reduziert und bei einer Kollision</text:span><text:span text:style-name="T3"> mit dem Raumschiff sie auf 0 setzt. </text:span><text:span text:style-name="T76">Die Funktion</text:span> <text:span text:style-name="T117">OnCollisionEnter()</text:span> <text:span text:style-name="T305">wird aufgerufen, sobald das Objekt mit etwas kollidiert. Danach kann ich überprüfen, ob es mit dem Raumschiff oder mit einem Schuss kollidiert ist.</text:span></text:p>
      <text:p text:style-name="Text_20_body"/>
      <text:p text:style-name="P40"><text:span text:style-name="T9">Für mein Aste</text:span><text:span text:style-name="T10">r</text:span><text:span text:style-name="T9">oiden-3D-Mode</text:span><text:span text:style-name="T33">l</text:span><text:span text:style-name="T9">l habe ich als Basis eine </text:span><text:span text:style-name="T65">Icosphere</text:span><text:span text:style-name="T9"> genommen. Um einen länglichen Aste</text:span><text:span text:style-name="T10">r</text:span><text:span text:style-name="T9">oiden zu machen, habe ich e</text:span><text:span text:style-name="T24">s</text:span><text:span text:style-name="T9"> an einer Achse skaliert. Durch verschiedene Werkzeuge im </text:span><text:span text:style-name="T65">Sculptmodus</text:span><text:span text:style-name="T9"> </text:span><text:span text:style-name="T12">(Ein Modus in </text:span><text:span text:style-name="T74">Blender</text:span><text:span text:style-name="T12">)</text:span><text:span text:style-name="T9"> habe ich die </text:span><text:span text:style-name="T17">f</text:span><text:span text:style-name="T9">inale Form modelliert. Ich wollte mein</text:span><text:span text:style-name="T14">en</text:span><text:span text:style-name="T9"> Aste</text:span><text:span text:style-name="T10">r</text:span><text:span text:style-name="T9">oid</text:span><text:span text:style-name="T33">en</text:span><text:span text:style-name="T9"> aber </text:span><text:span text:style-name="T14">während des Spiels </text:span><text:span text:style-name="T9">zerstören können, weshalb ich ihn mit einem </text:span><text:span text:style-name="T65">Addon</text:span><text:span text:style-name="T9"> (</text:span><text:span text:style-name="T65">Cell Fracture</text:span><text:span text:style-name="T9">) </text:span><text:span text:style-name="T12">für </text:span><text:span text:style-name="T74">Blender</text:span><text:span text:style-name="T9"> in kleine Teile geteilt habe. Um </text:span><text:span text:style-name="T14">das</text:span><text:span text:style-name="T9"> ganze und </text:span><text:span text:style-name="T14">das </text:span><text:span text:style-name="T9">zerstörtes </text:span><text:span text:style-name="T14">Asteroiden-</text:span><text:span text:style-name="T9">Model</text:span><text:span text:style-name="T14">l</text:span><text:span text:style-name="T9"> n</text:span><text:span text:style-name="T20">u</text:span><text:span text:style-name="T9">n zu Unity zu exportieren, musste ich darauf achten, dass ich die zerstörte Version mit allen Teilen exportier</text:span><text:span text:style-name="T30">t</text:span><text:span text:style-name="T9">e.</text:span></text:p>
      <text:p text:style-name="P40"><draw:frame draw:style-name="fr9" draw:name="Rahmen1" text:anchor-type="paragraph" svg:width="5.5cm" draw:z-index="2"><draw:text-box fo:min-height="4.96cm"><text:p text:style-name="P80"/></draw:text-box></draw:frame><draw:frame draw:style-name="fr8" draw:name="Rahmen4" text:anchor-type="paragraph" svg:width="5.5cm" draw:z-index="6"><draw:text-box fo:min-height="4.96cm"><text:p text:style-name="P77"/></draw:text-box></draw:frame></text:p>
      <text:p text:style-name="P40">Später habe ich ein sogenanntes <text:span text:style-name="T117">Level of Detail (LOD)</text:span> System eingebaut. D<text:span text:style-name="T376">ie</text:span> <text:span text:style-name="T89">Idee</text:span> <text:span text:style-name="T361">eines LOD ist, dass man nicht so viel Details </text:span><text:span text:style-name="T88">darstellen muss</text:span><text:span text:style-name="T361">, wenn man etwas von weit weg anschaut. Es erhöhte </text:span>die Performance <text:span text:style-name="T361">stark, als ich dies auf das 3D-Modell anwendete. </text:span></text:p>
      <text:p text:style-name="P41"/>
      <text:list xml:id="list225242080938866" text:continue-numbering="true" text:style-name="Outline">
        <text:list-item>
          <text:list>
            <text:list-item>
              <text:h text:style-name="Heading_20_2" text:outline-level="2"><text:bookmark-start text:name="__RefHeading___Toc5419_4091720068"/>Aste<text:span text:style-name="T154">r</text:span>oidenfeld<text:bookmark-end text:name="__RefHeading___Toc5419_4091720068"/></text:h>
            </text:list-item>
          </text:list>
        </text:list-item>
      </text:list>
      <text:p text:style-name="Text_20_body">Ich wollte ein Asteroidenfeld kreieren und musste mir zuerst überlegen wie. Wenn ich die Positionen von Asteroiden einfach mit einem simplen Zufallsfaktor erstelle, so werden diese einfach gleichmässig im gesamten Raum verteilt, was überhaupt nicht einem kompakten Asteroidenfeld entspricht.</text:p>
      <text:p text:style-name="Text_20_body"/>
      <text:p text:style-name="Text_20_body">Meine Idee war die Positionen (drei Dimensionen) von mehreren Asteroiden mit Hilfe der Gaussschen Normalverteilung zu erzeugen und damit zu steuern, dass die Asteroiden alle in der Nähe eines Mittelpunktes des Feldes zu liegen kommen.</text:p>
      <text:p text:style-name="Text_20_body">Durch langes Nachforschen im Internet habe ich eine Formel der Normalverteilung programmieren können, aber ich bemerkte erst spät, dass mir die Formel nicht viel bringt. Ich konnte zwar die Wahrscheinlichkeit an einem Punkt berechnen, aber ich hatte keine <text:soft-page-break/>Zufallszahl, welche normalverteilt war. Irgendwann bin ich auf eine nützliche Website<text:note text:id="ftn5" text:note-class="footnote"><text:note-citation>5</text:note-citation><text:note-body><text:p text:style-name="P3"><text:span text:style-name="T82"><text:s/>Zucconi, Alan (2015): </text:span><text:span text:style-name="T84">How to generate Gaussian distributed numbers</text:span><text:tab/></text:p></text:note-body></text:note> gestossen, die mir die Polar-Methode von George Marsaglia erklärte.</text:p>
      <text:p text:style-name="Text_20_body"/>
      <text:p text:style-name="P26"><text:span text:style-name="T318">Wikipedia Polar-Methode</text:span>:</text:p>
      <text:p text:style-name="P19"><draw:frame draw:style-name="fr7" draw:name="Rahmen3" text:anchor-type="as-char" svg:width="17.5cm" draw:z-index="0"><draw:text-box fo:min-height="8.412cm"><text:p text:style-name="P27">Man geht von zufälligen Punkten in der Ebene aus, die im Einheitskreis gleichverteilt sind. Aus deren Koordinaten werden jeweils zwei <text:span text:style-name="T193">standardnormalverteilte</text:span> Zufallszahlen erzeugt: </text:p><text:list xml:id="list626125349" text:style-name="L1"><text:list-item><text:p text:style-name="P110">Erzeuge zwei voneinander unabhängige, gleichverteilte Zufallszahlen<draw:frame draw:style-name="fr12" draw:name="Objekt10" text:anchor-type="as-char" svg:y="-0.377cm" svg:width="0.84cm" svg:height="0.467cm" draw:z-index="11"><draw:object xlink:href="./Object 4" xlink:type="simple" xlink:show="embed" xlink:actuate="onLoad"/><draw:image xlink:href="./ObjectReplacements/Object 4" xlink:type="simple" xlink:show="embed" xlink:actuate="onLoad"/></draw:frame><text:span text:style-name="T117"> </text:span>im Intervall <draw:frame draw:style-name="fr12" draw:name="Objekt11" text:anchor-type="as-char" svg:y="-0.377cm" svg:width="1.341cm" svg:height="0.482cm" draw:z-index="13"><draw:object xlink:href="./Object 5" xlink:type="simple" xlink:show="embed" xlink:actuate="onLoad"/><draw:image xlink:href="./ObjectReplacements/Object 5" xlink:type="simple" xlink:show="embed" xlink:actuate="onLoad"/></draw:frame></text:p></text:list-item><text:list-item><text:p text:style-name="P111">Berechne<draw:frame draw:style-name="fr12" draw:name="Objekt1" text:anchor-type="as-char" svg:y="-0.437cm" svg:width="1.769cm" svg:height="0.527cm" draw:z-index="15"><draw:object xlink:href="./Object 7" xlink:type="simple" xlink:show="embed" xlink:actuate="onLoad"/><draw:image xlink:href="./ObjectReplacements/Object 7" xlink:type="simple" xlink:show="embed" xlink:actuate="onLoad"/><svg:desc>Formel</svg:desc></draw:frame>. Falls<draw:frame draw:style-name="fr12" draw:name="Objekt2" text:anchor-type="as-char" svg:y="-0.377cm" svg:width="1.004cm" svg:height="0.467cm" draw:z-index="16"><draw:object xlink:href="./Object 8" xlink:type="simple" xlink:show="embed" xlink:actuate="onLoad"/><draw:image xlink:href="./ObjectReplacements/Object 8" xlink:type="simple" xlink:show="embed" xlink:actuate="onLoad"/><svg:desc>Formel</svg:desc></draw:frame>oder<draw:frame draw:style-name="fr12" draw:name="Objekt3" text:anchor-type="as-char" svg:y="-0.377cm" svg:width="0.965cm" svg:height="0.467cm" draw:z-index="17"><draw:object xlink:href="./Object 9" xlink:type="simple" xlink:show="embed" xlink:actuate="onLoad"/><draw:image xlink:href="./ObjectReplacements/Object 9" xlink:type="simple" xlink:show="embed" xlink:actuate="onLoad"/><svg:desc>Formel</svg:desc></draw:frame>, gehe zurück zu Schritt 1. </text:p></text:list-item><text:list-item><text:p text:style-name="P111">Berechne <draw:frame draw:style-name="fr12" draw:name="Objekt4" text:anchor-type="as-char" svg:y="-0.75cm" svg:width="2.939cm" svg:height="1.127cm" draw:z-index="20"><draw:object xlink:href="./Object 10" xlink:type="simple" xlink:show="embed" xlink:actuate="onLoad"/><draw:image xlink:href="./ObjectReplacements/Object 10" xlink:type="simple" xlink:show="embed" xlink:actuate="onLoad"/><svg:desc>Formel</svg:desc></draw:frame></text:p></text:list-item><text:list-item><text:p text:style-name="P106"><draw:frame draw:style-name="fr12" draw:name="Objekt5" text:anchor-type="as-char" svg:y="-0.377cm" svg:width="1.729cm" svg:height="0.531cm" draw:z-index="21"><draw:object xlink:href="./Object 11" xlink:type="simple" xlink:show="embed" xlink:actuate="onLoad"/><draw:image xlink:href="./ObjectReplacements/Object 11" xlink:type="simple" xlink:show="embed" xlink:actuate="onLoad"/><svg:desc>Formel</svg:desc></draw:frame><text:s/>und <draw:frame draw:style-name="fr12" draw:name="Objekt6" text:anchor-type="as-char" svg:y="-0.377cm" svg:width="1.73cm" svg:height="0.531cm" draw:z-index="23"><draw:object xlink:href="./Object 12" xlink:type="simple" xlink:show="embed" xlink:actuate="onLoad"/><draw:image xlink:href="./ObjectReplacements/Object 12" xlink:type="simple" xlink:show="embed" xlink:actuate="onLoad"/><svg:desc>Formel</svg:desc></draw:frame>sind nun zwei voneinander unabhängige, standardnormalverteilte Zufallszahlen.</text:p></text:list-item></text:list><text:p text:style-name="Text_20_body">Der Punkt <text:span text:style-name="T125"><draw:frame draw:style-name="fr12" draw:name="Objekt8" text:anchor-type="as-char" svg:y="-0.377cm" svg:width="0.84cm" svg:height="0.467cm" draw:z-index="24"><draw:object xlink:href="./Object 2" xlink:type="simple" xlink:show="embed" xlink:actuate="onLoad"/><draw:image xlink:href="./ObjectReplacements/Object 2" xlink:type="simple" xlink:show="embed" xlink:actuate="onLoad"/></draw:frame></text:span><text:span text:style-name="T125"><text:s/></text:span>muss im Einheitskreis liegen <draw:frame draw:style-name="fr12" draw:name="Objekt7" text:anchor-type="as-char" svg:y="-0.377cm" svg:width="0.931cm" svg:height="0.467cm" draw:z-index="25"><draw:object xlink:href="./Object 1" xlink:type="simple" xlink:show="embed" xlink:actuate="onLoad"/><draw:image xlink:href="./ObjectReplacements/Object 1" xlink:type="simple" xlink:show="embed" xlink:actuate="onLoad"/></draw:frame>, und es muss <draw:frame draw:style-name="fr12" draw:name="Objekt9" text:anchor-type="as-char" svg:y="-0.377cm" svg:width="0.944cm" svg:height="0.467cm" draw:z-index="26"><draw:object xlink:href="./Object 3" xlink:type="simple" xlink:show="embed" xlink:actuate="onLoad"/><draw:image xlink:href="./ObjectReplacements/Object 3" xlink:type="simple" xlink:show="embed" xlink:actuate="onLoad"/></draw:frame><text:s/>gelten, da in den reellen Zahlen der Logarithmus von Null und die Division durch Null nicht definiert sind. Anderenfalls müssen zwei neue Zahlen <draw:frame draw:style-name="fr12" draw:name="Objekt16" text:anchor-type="as-char" svg:y="-0.377cm" svg:width="0.418cm" svg:height="0.467cm" draw:z-index="27"><draw:object xlink:href="./Object 16" xlink:type="simple" xlink:show="embed" xlink:actuate="onLoad"/><draw:image xlink:href="./ObjectReplacements/Object 16" xlink:type="simple" xlink:show="embed" xlink:actuate="onLoad"/></draw:frame><draw:frame draw:style-name="fr11" draw:name="Bild16" text:anchor-type="as-char" svg:width="0.041cm" svg:height="0.041cm" draw:z-index="18"><draw:image xlink:href="Pictures/100004950000001A0000001ABB4CE97A134016A6.svg" xlink:type="simple" xlink:show="embed" xlink:actuate="onLoad" loext:mime-type="image/svg+xml"/><draw:image xlink:href="Pictures/100002010000000100000001300C4AE4435E2669.png" xlink:type="simple" xlink:show="embed" xlink:actuate="onLoad" loext:mime-type="image/png"/><svg:title>u</svg:title></draw:frame><text:s/>und<draw:frame draw:style-name="fr12" draw:name="Objekt17" text:anchor-type="as-char" svg:y="-0.377cm" svg:width="0.423cm" svg:height="0.467cm" draw:z-index="29"><draw:object xlink:href="./Object 17" xlink:type="simple" xlink:show="embed" xlink:actuate="onLoad"/><draw:image xlink:href="./ObjectReplacements/Object 17" xlink:type="simple" xlink:show="embed" xlink:actuate="onLoad"/></draw:frame> erzeugt werden. </text:p><text:p text:style-name="Text_20_body">Durch lineare Transformation lassen sich hieraus beliebige normalverteilte Zufallszahlen erzeugen: Die generierten Werte <draw:frame draw:style-name="fr12" draw:name="Objekt12" text:anchor-type="as-char" svg:y="-0.377cm" svg:width="0.508cm" svg:height="0.531cm" draw:z-index="28"><draw:object xlink:href="./Object 6" xlink:type="simple" xlink:show="embed" xlink:actuate="onLoad"/><draw:image xlink:href="./ObjectReplacements/Object 6" xlink:type="simple" xlink:show="embed" xlink:actuate="onLoad"/></draw:frame><text:s/>sind <draw:frame draw:style-name="fr12" draw:name="Objekt13" text:anchor-type="as-char" svg:y="-0.386cm" svg:width="1.427cm" svg:height="0.506cm" draw:z-index="22"><draw:object xlink:href="./Object 13" xlink:type="simple" xlink:show="embed" xlink:actuate="onLoad"/><draw:image xlink:href="./ObjectReplacements/Object 13" xlink:type="simple" xlink:show="embed" xlink:actuate="onLoad"/></draw:frame><text:s/>-verteilt, somit liefert<draw:frame draw:style-name="fr12" draw:name="Objekt14" text:anchor-type="as-char" svg:y="-0.377cm" svg:width="1.575cm" svg:height="0.531cm" draw:z-index="19"><draw:object xlink:href="./Object 14" xlink:type="simple" xlink:show="embed" xlink:actuate="onLoad"/><draw:image xlink:href="./ObjectReplacements/Object 14" xlink:type="simple" xlink:show="embed" xlink:actuate="onLoad"/></draw:frame><draw:frame draw:style-name="fr11" draw:name="Bild20" text:anchor-type="as-char" svg:width="0.041cm" svg:height="0.041cm" draw:z-index="1"><draw:image xlink:href="Pictures/10000E4F0000001A0000001A7AB938963E121163.svg" xlink:type="simple" xlink:show="embed" xlink:actuate="onLoad" loext:mime-type="image/svg+xml"/><draw:image xlink:href="Pictures/100002010000000100000001300C4AE4435E2669.png" xlink:type="simple" xlink:show="embed" xlink:actuate="onLoad" loext:mime-type="image/png"/><svg:title>{\displaystyle a\cdot x_{i}+b}</svg:title></draw:frame> Werte, die <draw:frame draw:style-name="fr12" draw:name="Objekt15" text:anchor-type="as-char" svg:y="-0.437cm" svg:width="1.669cm" svg:height="0.557cm" draw:z-index="3"><draw:object xlink:href="./Object 15" xlink:type="simple" xlink:show="embed" xlink:actuate="onLoad"/><draw:image xlink:href="./ObjectReplacements/Object 15" xlink:type="simple" xlink:show="embed" xlink:actuate="onLoad"/><svg:desc>Formel</svg:desc></draw:frame>-verteilt sind.</text:p></draw:text-box></draw:frame></text:p>
      <text:p text:style-name="Text_20_body"/>
      <text:p text:style-name="Text_20_body"><text:span text:style-name="T154">Nachdem ich diese Meth</text:span><text:span text:style-name="T319">ode implementiert hatte,</text:span><text:span text:style-name="T243"> g</text:span><text:span text:style-name="T244">enerierte</text:span><text:span text:style-name="T243"> ich die G</text:span><text:span text:style-name="T245">rösse des Asteroiden (</text:span><text:span text:style-name="T239">Scale</text:span><text:span text:style-name="T245">)</text:span><text:span text:style-name="T243"> auch mit einer Normalverteilung. Für die Rotation </text:span><text:span text:style-name="T319">habe ich eine simple Zufallszahl zwischen 0 und 359 für jede Achse genommen. Jetzt konnte ich eine bestimmte Anzahl Asteroiden normalverteilt erzeugen, um eine realistisches Asteroidenfeld nachzubilden.</text:span></text:p>
      <text:p text:style-name="P45"/>
      <text:p text:style-name="P46"><text:s text:c="5"/></text:p>
      <text:p text:style-name="P45"/>
      <text:p text:style-name="P45"/>
      <text:list xml:id="list225243159790631" text:continue-list="list225242080938866" text:style-name="Outline">
        <text:list-item>
          <text:list>
            <text:list-item>
              <text:h text:style-name="Heading_20_2" text:outline-level="2"><text:bookmark-start text:name="__RefHeading___Toc1577_3842980272"/>Planeten<text:bookmark-end text:name="__RefHeading___Toc1577_3842980272"/></text:h>
            </text:list-item>
          </text:list>
        </text:list-item>
      </text:list>
      <text:p text:style-name="Text_20_body"><text:span text:style-name="T15">Z</text:span><text:span text:style-name="T35">usätzlich wollte ich, </text:span><text:span text:style-name="T18">dass</text:span><text:span text:style-name="T35"> ein</text:span><text:span text:style-name="T18">ige</text:span><text:span text:style-name="T35"> Planeten </text:span><text:span text:style-name="T18">sichtbar sind, </text:span><text:span text:style-name="T35">um den Weltraum spannender </text:span><text:span text:style-name="T18">wirken </text:span><text:span text:style-name="T35">zu </text:span><text:span text:style-name="T18">lass</text:span><text:span text:style-name="T35">en. </text:span><text:span text:style-name="T21">Als erstes habe ich simple Kugeln benutzt. Dabei habe ich eine Icosphere als 3D-Mode</text:span><text:span text:style-name="T33">l</text:span><text:span text:style-name="T21">l benutzt, weil die Geometriedichte an allen </text:span><text:span text:style-name="T31">S</text:span><text:span text:style-name="T21">tellen eines Planeten gleich sein sollte. Z</text:span><text:span text:style-name="T44">u Beginn</text:span><text:span text:style-name="T21"> hatten m</text:span><text:span text:style-name="T44">eine</text:span><text:span text:style-name="T21"> Planeten nur eine eintönige Farbe.</text:span></text:p>
      <text:p text:style-name="Text_20_body"><text:span text:style-name="T21">Durch das Video </text:span><text:span text:style-name="T66">Create A Realistic Moon</text:span><text:span text:style-name="T66"><text:note text:id="ftn6" text:note-class="footnote"><text:note-citation>6</text:note-citation><text:note-body><text:p text:style-name="P11"><text:span text:style-name="T81"><text:s/>CGMatter (2019): </text:span><text:span text:style-name="T83">Create A Realistic Moon</text:span></text:p></text:note-body></text:note></text:span><text:span text:style-name="T22"> </text:span><text:span text:style-name="T23">bin ich auf die Idee gekommen den realen Mond in mein Spiel als Dekoration einzubauen. Leider hatte ich Probleme dies </text:span><text:span text:style-name="T31">in</text:span><text:span text:style-name="T23"> </text:span><text:span text:style-name="T69">Unity</text:span><text:span text:style-name="T23"> zu </text:span><text:span text:style-name="T31">i</text:span><text:span text:style-name="T23">mportieren.</text:span></text:p>
      <text:p text:style-name="Text_20_body"><text:span text:style-name="T23">D</text:span><text:span text:style-name="T350">aher habe ich das </text:span><text:span text:style-name="T351">im Video benutzte </text:span><text:span text:style-name="T350">Bild von der </text:span><text:span text:style-name="T354">Websit</text:span><text:span text:style-name="T355">e von Ernie Wright</text:span><text:span text:style-name="T351"><text:note text:id="ftn7" text:note-class="footnote"><text:note-citation>7</text:note-citation><text:note-body><text:p text:style-name="P13"><text:s/>Ernie Wright (2019): <text:span text:style-name="T117">CGI Moon Ki</text:span></text:p></text:note-body></text:note></text:span><text:span text:style-name="T352"> mit einem Bildbearbeitungsprogramm in zwei Teile geteilt</text:span><text:span text:style-name="T351"> und der Import der zwei Teile hat dann erfolgreich funktioniert. </text:span><text:span text:style-name="T352">Ich verstehe </text:span><text:span text:style-name="T353">leider</text:span><text:span text:style-name="T352"> </text:span><text:span text:style-name="T351">immer noch nicht, warum </text:span><text:span text:style-name="T353">es </text:span><text:span text:style-name="T351">so </text:span><text:span text:style-name="T353">funktioniert</text:span><text:span text:style-name="T351"> und anders </text:span><text:span text:style-name="T353">aber </text:span><text:span text:style-name="T352">nicht</text:span><text:span text:style-name="T351">.</text:span></text:p>
      <text:p text:style-name="P30"/>
      <text:p text:style-name="P44"><text:soft-page-break/><text:span text:style-name="T351"><draw:frame draw:style-name="fr6" draw:name="Rahmen10" text:anchor-type="as-char" svg:y="0cm" svg:width="7.459cm" draw:z-index="32"><draw:text-box fo:min-height="7.329cm"><text:p text:style-name="P80"><draw:frame draw:style-name="fr1" draw:name="Rahmen23" text:anchor-type="as-char" svg:width="7.459cm" style:rel-width="100%" svg:height="7.329cm" style:rel-height="scale-min" draw:z-index="33"><draw:text-box><text:p text:style-name="P79"><text:span text:style-name="T192"><text:line-break/></text:span></text:p><text:p text:style-name="P79"><text:span text:style-name="T192"><text:s/></text:span>Bild <text:sequence text:ref-name="refBild9" text:name="Bild" text:formula="ooow:Bild+1" style:num-format="1">1</text:sequence>: Planet einfarbig</text:p></draw:text-box></draw:frame></text:p></draw:text-box></draw:frame></text:span><text:span text:style-name="T351"><text:s text:c="7"/></text:span><text:span text:style-name="T351"><draw:frame draw:style-name="fr6" draw:name="Rahmen11" text:anchor-type="as-char" svg:y="-0.044cm" svg:width="7.447cm" draw:z-index="30"><draw:text-box fo:min-height="7.373cm"><text:p text:style-name="P80"><draw:frame draw:style-name="fr1" draw:name="Rahmen24" text:anchor-type="as-char" svg:width="7.447cm" style:rel-width="100%" svg:height="7.373cm" style:rel-height="scale-min" draw:z-index="31"><draw:text-box><text:p text:style-name="P79"><text:span text:style-name="T192"><text:line-break/></text:span></text:p><text:p text:style-name="P79"><text:span text:style-name="T192"><text:s/></text:span>Bild <text:sequence text:ref-name="refBild10" text:name="Bild" text:formula="ooow:Bild+1" style:num-format="1">2</text:sequence>: Planet mit Mond Textur</text:p></draw:text-box></draw:frame></text:p></draw:text-box></draw:frame></text:span></text:p>
      <text:p text:style-name="P30"/>
      <text:list xml:id="list225243465737667" text:continue-numbering="true" text:style-name="Outline">
        <text:list-item>
          <text:list>
            <text:list-item>
              <text:h text:style-name="P104" text:outline-level="2"><text:bookmark-start text:name="__RefHeading___Toc2157_2455410904"/><text:span text:style-name="T369">UI </text:span><text:span text:style-name="T370">(</text:span><text:span text:style-name="T191">U</text:span><text:span text:style-name="T148">ser Interface</text:span><text:span text:style-name="T370">)</text:span><text:bookmark-end text:name="__RefHeading___Toc2157_2455410904"/></text:h>
            </text:list-item>
          </text:list>
        </text:list-item>
      </text:list>
      <text:p text:style-name="Text_20_body"><text:span text:style-name="T198">UI</text:span><text:span text:style-name="T205"> (Abkürzung für </text:span><text:span text:style-name="T206">U</text:span><text:span text:style-name="T198">ser Interface</text:span><text:span text:style-name="T205">) </text:span><text:span text:style-name="T207">steht für d</text:span><text:span text:style-name="T208">en Text </text:span><text:span text:style-name="T209">und ähnliche Dinge. In meinem Spiel gehören die verschiedenen Balken [Leben, Energie, </text:span><text:span text:style-name="T210">Schutzschild</text:span><text:span text:style-name="T209">] und </text:span><text:span text:style-name="T210">d</text:span><text:span text:style-name="T211">ie</text:span><text:span text:style-name="T210"> Punkte </text:span><text:span text:style-name="T212">dazu</text:span><text:span text:style-name="T210">. Dabei zeig</text:span><text:span text:style-name="T206">t</text:span><text:span text:style-name="T210"> de</text:span><text:span text:style-name="T206">r</text:span><text:span text:style-name="T210"> </text:span><text:span text:style-name="T206">rote </text:span><text:span text:style-name="T210">Balken </text:span><text:span text:style-name="T213">das Leben, de</text:span><text:span text:style-name="T206">r</text:span><text:span text:style-name="T213"> </text:span><text:span text:style-name="T206">hellblaue die </text:span><text:span text:style-name="T213">Energie und d</text:span><text:span text:style-name="T206">er </text:span><text:span text:style-name="T213">dunkelblau</text:span><text:span text:style-name="T206">e</text:span><text:span text:style-name="T213"> </text:span><text:span text:style-name="T206">das </text:span><text:span text:style-name="T213">Schutzschild in an (siehe Bild). </text:span><text:span text:style-name="T219">Für die Balken habe ich einem Tutorial benutzt</text:span><text:span text:style-name="T219"><text:note text:id="ftn8" text:note-class="footnote"><text:note-citation>8</text:note-citation><text:note-body><text:p text:style-name="P15"><text:span text:style-name="T333"><text:s/>Code Monkey </text:span><text:span text:style-name="T334">(2018): </text:span><text:span text:style-name="T340">How to make a Health Bar</text:span></text:p></text:note-body></text:note></text:span><text:span text:style-name="T219">.</text:span><text:span text:style-name="T213"> </text:span><text:span text:style-name="T211">Die </text:span><text:span text:style-name="T210">Punkte </text:span><text:span text:style-name="T211">werden durch eine simple Zahl in orange angezeigt.</text:span></text:p>
      <text:p text:style-name="P20"/>
      <text:p text:style-name="P21"><draw:frame draw:style-name="fr5" draw:name="Rahmen12" text:anchor-type="as-char" svg:y="-2.397cm" svg:width="6.361cm" draw:z-index="9"><draw:text-box fo:min-height="4.884cm"><text:p text:style-name="P80"><draw:frame draw:style-name="fr3" draw:name="Rahmen25" text:anchor-type="as-char" svg:y="-4.156cm" svg:width="6.361cm" style:rel-width="100%" svg:height="4.001cm" style:rel-height="scale-min" draw:z-index="10"><draw:text-box><text:p text:style-name="Bild"><text:span text:style-name="T192"><text:line-break/></text:span>Bild <text:sequence text:ref-name="refBild11" text:name="Bild" text:formula="ooow:Bild+1" style:num-format="1">3</text:sequence>: Punkt Anzahl</text:p></draw:text-box></draw:frame></text:p></draw:text-box></draw:frame><text:tab/><draw:frame draw:style-name="fr4" draw:name="Rahmen13" text:anchor-type="as-char" svg:width="8.67cm" draw:z-index="4"><draw:text-box fo:min-height="4.844cm"><text:p text:style-name="P81"><draw:frame draw:style-name="fr3" draw:name="Rahmen26" text:anchor-type="as-char" svg:y="-1.609cm" svg:width="8.67cm" style:rel-width="100%" svg:height="4.001cm" style:rel-height="scale-min" draw:z-index="5"><draw:text-box><text:p text:style-name="Bild"><text:span text:style-name="T192"><text:line-break/></text:span>Bild <text:sequence text:ref-name="refBild12" text:name="Bild" text:formula="ooow:Bild+1" style:num-format="1">4</text:sequence>: Balken</text:p></draw:text-box></draw:frame></text:p></draw:text-box></draw:frame></text:p>
      <text:p text:style-name="P22"/>
      <text:p text:style-name="Text_20_body">Ursprünglich wollte ich <text:span text:style-name="T331">ein </text:span>Start-Menü und <text:span text:style-name="T331">ein </text:span>Pause-Menü einbauen, aber ich bin leider nicht mehr dazugekommen. Wahrscheinlich werde ich es später implementieren.</text:p>
      <text:p text:style-name="Text_20_body"/>
      <text:list xml:id="list225242633957646" text:continue-numbering="true" text:style-name="Outline">
        <text:list-item>
          <text:list>
            <text:list-item>
              <text:h text:style-name="P98" text:outline-level="2"><text:bookmark-start text:name="__RefHeading___Toc6139_4113150018"/>Verwaltung und Struktur des Sourcecodes<text:bookmark-end text:name="__RefHeading___Toc6139_4113150018"/></text:h>
            </text:list-item>
          </text:list>
        </text:list-item>
      </text:list>
      <text:p text:style-name="Text_20_body"><text:span text:style-name="T214">Um mein Spiel zu speichern habe ich </text:span><text:span text:style-name="T199">G</text:span><text:span text:style-name="T200">it</text:span><text:span text:style-name="T199">H</text:span><text:span text:style-name="T200">ub</text:span><text:span text:style-name="T215"> </text:span><text:span text:style-name="T214">benutzt. </text:span><text:span text:style-name="T199">G</text:span><text:span text:style-name="T200">it</text:span><text:span text:style-name="T199">H</text:span><text:span text:style-name="T200">ub </text:span><text:span text:style-name="T201">(github.com)</text:span><text:span text:style-name="T215"> </text:span><text:span text:style-name="T214">ist eine Website für </text:span><text:span text:style-name="T199">Sourcecode</text:span><text:span text:style-name="T214">. Ein </text:span><text:span text:style-name="T199">Sourcecode</text:span><text:span text:style-name="T214"> ist der für den Menschen lesbare Teil eines Programms. Ausserdem kann man bei </text:span><text:span text:style-name="T199">GitHub</text:span><text:span text:style-name="T214"> leicht ein </text:span><text:span text:style-name="T199">Repository</text:span><text:span text:style-name="T214"> einrichten. M</text:span><text:span text:style-name="T216">it einem</text:span><text:span text:style-name="T214"> </text:span><text:span text:style-name="T199">Repository</text:span><text:span text:style-name="T214"> </text:span><text:span text:style-name="T216">kann man mehrere Versionen eines Ordners speicher. Dies ist sehr hilfreich mit GitHub,</text:span><text:span text:style-name="T217"> da man so den ganzen Entwicklungsprozess speichern kann. </text:span><text:span text:style-name="T218">Dadurch konnte ich zu jeder Zeit jede Version meines Spieles herunterladen und somit auf verschiedenen Computer arbeiten.</text:span></text:p>
      <text:p text:style-name="Text_20_body"><text:span text:style-name="T218">Z</text:span><text:span text:style-name="T204">usätzlich musste ich mir überlegen wie ich meine </text:span><text:span text:style-name="T215">Ordnerstruktur </text:span><text:span text:style-name="T204">erstelle. </text:span><text:span text:style-name="T202">Unity</text:span><text:span text:style-name="T219"> generiert automatisch einen </text:span><text:span text:style-name="T202">Assets</text:span><text:span text:style-name="T219"> Ordner indem ich alle Files gespeichert habe. Dabei habe ich es nach den Typen geordnet z.B 3D-Modells, Scenes und Prefabs.</text:span></text:p>
      <text:p text:style-name="Text_20_body"><text:span text:style-name="T219">Man kann </text:span><text:span text:style-name="T220">sein </text:span><text:span text:style-name="T203">GitHub Projekt</text:span><text:span text:style-name="T220"> privat oder öffentlich setzten. Ich habe es öffentlich gesetzt </text:span><text:span text:style-name="T221">d.h.</text:span><text:span text:style-name="T220"> </text:span><text:span text:style-name="T221">jeder</text:span><text:span text:style-name="T220"> kann a</text:span><text:span text:style-name="T221">lles anschauen </text:span><text:span text:style-name="T222">und </text:span><text:span text:style-name="T221">downloaden. Mehr Infos siehe Kapitel Ergebnisse.</text:span></text:p>
      <text:p text:style-name="Text_20_body"/>
      <text:list xml:id="list225242188060412" text:continue-numbering="true" text:style-name="Outline">
        <text:list-item>
          <text:list>
            <text:list-item>
              <text:h text:style-name="P98" text:outline-level="2"><text:bookmark-start text:name="__RefHeading___Toc6141_4113150018"/>Erstellen eines ausführbaren Programms<text:bookmark-end text:name="__RefHeading___Toc6141_4113150018"/></text:h>
            </text:list-item>
          </text:list>
        </text:list-item>
      </text:list>
      <text:p text:style-name="Text_20_body"><text:span text:style-name="T336">Bisher konnte ich mein Spiel im </text:span><text:span text:style-name="T341">Unityeditor</text:span><text:span text:style-name="T336"> ausführen. Um es ausserhalb von Unity zu spielen, muss man einen sogenannten </text:span><text:span text:style-name="T338">Build</text:span><text:span text:style-name="T342"> k</text:span><text:span text:style-name="T345">rei</text:span><text:span text:style-name="T356">e</text:span><text:span text:style-name="T345">ren</text:span><text:span text:style-name="T342">. Im Prinzip ist das ein ausführbares Programm wie man es im Alltag kennt. Dazu muss man im </text:span><text:span text:style-name="T338">Unityeditor</text:span><text:span text:style-name="T342"> im Menü </text:span><text:span text:style-name="T338">Build Settings </text:span><text:span text:style-name="T343">aussuchen, </text:span><text:span text:style-name="T344">welche </text:span><text:span text:style-name="T339">Scenes</text:span><text:span text:style-name="T344"> man haben möchte.</text:span></text:p>
      <text:p text:style-name="P37"><text:soft-page-break/></text:p>
      <text:p text:style-name="Text_20_body"><text:span text:style-name="T173">Eine </text:span><text:span text:style-name="T133">Scene</text:span><text:span text:style-name="T173"> ist ein Zusammenschluss von </text:span><text:span text:style-name="T133">GameObjects</text:span><text:span text:style-name="T173">. Dies ist vor allem wichtig für Spiele mit verschiedenen L</text:span><text:span text:style-name="T177">evels</text:span><text:span text:style-name="T173">, bei denen jede</text:span><text:span text:style-name="T189">s</text:span><text:span text:style-name="T173"> </text:span><text:span text:style-name="T177">Level</text:span><text:span text:style-name="T173"> eine eigene </text:span><text:span text:style-name="T133">Scene</text:span><text:span text:style-name="T173"> hat. Ausserdem ist es praktisch das Start-Menü als einzelne </text:span><text:span text:style-name="T133">S</text:span><text:span text:style-name="T136">c</text:span><text:span text:style-name="T133">ene</text:span><text:span text:style-name="T173"> zu haben. </text:span><text:span text:style-name="T177">Wenn die </text:span><text:span text:style-name="T136">Start-Menü-Scene</text:span><text:span text:style-name="T177"> geladen ist, werden nur deren Objekte geladen. Wenn alle anderen Objekte in der gleichen </text:span><text:span text:style-name="T136">Scene</text:span><text:span text:style-name="T177"> </text:span><text:span text:style-name="T189">wären</text:span><text:span text:style-name="T177">, würden Rechenleistungen </text:span><text:span text:style-name="T189">auch </text:span><text:span text:style-name="T177">für diese gebraucht.</text:span><text:span text:style-name="T173"> In meinem Fall hatte ich noch kein Start-Menü, weshalb ich nur eine Szene gebraucht habe.</text:span></text:p>
      <text:p text:style-name="P58"/>
      <text:p text:style-name="Text_20_body"><text:span text:style-name="T174">Danach kann man auswählen für was für ein Betriebssystem es exportiert werden soll. </text:span><text:span text:style-name="T134">Unity</text:span><text:span text:style-name="T174"> hat sehr viele unterstützte Betriebssysteme, aber ich brauche nur Windows, Linux und Mac OS X, da mein Spiel für Computer optimiert ist. </text:span><text:span text:style-name="T175">Da</text:span><text:span text:style-name="T189">für</text:span><text:span text:style-name="T175"> hat man einen Ordner, der alle nötigen Dateien beinhaltet. Durch ausführen des </text:span><text:span text:style-name="T135">.exe-</text:span><text:span text:style-name="T175">Programms führt man es aus. </text:span><text:span text:style-name="T176">Viel geholfen hat mir ein Video von Brackeys</text:span><text:note text:id="ftn9" text:note-class="footnote"><text:note-citation>9</text:note-citation><text:note-body><text:p text:style-name="P12"><text:span text:style-name="T149"><text:s/>Brackeys (2017): </text:span><text:span text:style-name="T117">How to BUILD / EXPORT your Game in Unity</text:span></text:p></text:note-body></text:note>.</text:p>
      <text:list xml:id="list225242347119078" text:continue-numbering="true" text:style-name="Outline">
        <text:list-item>
          <text:list>
            <text:list-item>
              <text:h text:style-name="P105" text:outline-level="2"><text:bookmark-start text:name="__RefHeading___Toc545_1418248456"/>P<text:span text:style-name="T165">rotokoll</text:span><text:bookmark-end text:name="__RefHeading___Toc545_1418248456"/></text:h>
            </text:list-item>
          </text:list>
        </text:list-item>
      </text:list>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62">Datum</text:p>
          </table:table-cell>
          <table:table-cell table:style-name="Tabelle2.A1" office:value-type="string">
            <text:p text:style-name="P63">Zeitauf-wand</text:p>
            <text:p text:style-name="P62">[Min.]</text:p>
          </table:table-cell>
          <table:table-cell table:style-name="Tabelle2.A1" office:value-type="string">
            <text:p text:style-name="P64">Tätigkeit</text:p>
          </table:table-cell>
        </table:table-row>
        <table:table-row table:style-name="Tabelle2.1">
          <table:table-cell table:style-name="Tabelle2.A2" office:value-type="date" office:date-value="2019-03-16">
            <text:p text:style-name="P65">2019-03-16</text:p>
          </table:table-cell>
          <table:table-cell table:style-name="Tabelle2.A1" office:value-type="string">
            <text:p text:style-name="P66">240</text:p>
          </table:table-cell>
          <table:table-cell table:style-name="Tabelle2.A1" office:value-type="string">
            <text:p text:style-name="P67">Brackeys Tutorial</text:p>
          </table:table-cell>
        </table:table-row>
        <table:table-row table:style-name="Tabelle2.1">
          <table:table-cell table:style-name="Tabelle2.A1" office:value-type="string">
            <text:p text:style-name="P65">2019-0<text:span text:style-name="T150">4</text:span>-<text:span text:style-name="T150">01</text:span></text:p>
          </table:table-cell>
          <table:table-cell table:style-name="Tabelle2.A1" office:value-type="string">
            <text:p text:style-name="P69"><text:span text:style-name="T151">18</text:span>0</text:p>
          </table:table-cell>
          <table:table-cell table:style-name="Tabelle2.A1" office:value-type="string">
            <text:p text:style-name="P70">3D-Mode<text:span text:style-name="T329">l</text:span>l Raumschiff, Bewegungs-Controller<text:span text:style-name="T151"> vom Raumschiff</text:span>, <text:span text:style-name="T151">Schuss Skript </text:span>[während 3 Wochen]</text:p>
          </table:table-cell>
        </table:table-row>
        <table:table-row table:style-name="Tabelle2.1">
          <table:table-cell table:style-name="Tabelle2.A1" office:value-type="string">
            <text:p text:style-name="P71">2019-04-10</text:p>
          </table:table-cell>
          <table:table-cell table:style-name="Tabelle2.A1" office:value-type="string">
            <text:p text:style-name="P71">180</text:p>
          </table:table-cell>
          <table:table-cell table:style-name="Tabelle2.A1" office:value-type="string">
            <text:p text:style-name="P72">Verzögerte Kamera-<text:span text:style-name="T377">Verfolgen des Spielers</text:span></text:p>
          </table:table-cell>
        </table:table-row>
        <table:table-row table:style-name="Tabelle2.1">
          <table:table-cell table:style-name="Tabelle2.A2" office:value-type="date" office:date-value="2019-04-26">
            <text:p text:style-name="P65">2019-04-26</text:p>
          </table:table-cell>
          <table:table-cell table:style-name="Tabelle2.B5" office:value-type="float" office:value="30">
            <text:p text:style-name="P65">30</text:p>
          </table:table-cell>
          <table:table-cell table:style-name="Tabelle2.A1" office:value-type="string">
            <text:p text:style-name="P67">Schuss Abgabe Klonen (Instantiate)</text:p>
          </table:table-cell>
        </table:table-row>
        <table:table-row table:style-name="Tabelle2.1">
          <table:table-cell table:style-name="Tabelle2.A2" office:value-type="date" office:date-value="2019-04-26">
            <text:p text:style-name="P65">2019-04-26</text:p>
          </table:table-cell>
          <table:table-cell table:style-name="Tabelle2.B5" office:value-type="float" office:value="60">
            <text:p text:style-name="P65">60</text:p>
          </table:table-cell>
          <table:table-cell table:style-name="Tabelle2.A1" office:value-type="string">
            <text:p text:style-name="P67">Einführung und Speicherung des Projektes auf GitHub mit Vater</text:p>
          </table:table-cell>
        </table:table-row>
        <table:table-row table:style-name="Tabelle2.1">
          <table:table-cell table:style-name="Tabelle2.A2" office:value-type="date" office:date-value="2019-04-29">
            <text:p text:style-name="P65">2019-04-29</text:p>
          </table:table-cell>
          <table:table-cell table:style-name="Tabelle2.B5" office:value-type="float" office:value="60">
            <text:p text:style-name="P65">60</text:p>
          </table:table-cell>
          <table:table-cell table:style-name="Tabelle2.A1" office:value-type="string">
            <text:p text:style-name="P67">Schuss an zwei <text:span text:style-name="T316">O</text:span>rten des Raumschiffes erzeugen</text:p>
          </table:table-cell>
        </table:table-row>
        <table:table-row table:style-name="Tabelle2.1">
          <table:table-cell table:style-name="Tabelle2.A2" office:value-type="date" office:date-value="2019-05-02">
            <text:p text:style-name="P65">2019-05-02</text:p>
          </table:table-cell>
          <table:table-cell table:style-name="Tabelle2.B5" office:value-type="float" office:value="30">
            <text:p text:style-name="P65">30</text:p>
          </table:table-cell>
          <table:table-cell table:style-name="Tabelle2.A1" office:value-type="string">
            <text:p text:style-name="P67">3D Model<text:span text:style-name="T329">l</text:span> Space Station</text:p>
          </table:table-cell>
        </table:table-row>
        <table:table-row table:style-name="Tabelle2.1">
          <table:table-cell table:style-name="Tabelle2.A2" office:value-type="date" office:date-value="2019-05-02">
            <text:p text:style-name="P65">2019-05-02</text:p>
          </table:table-cell>
          <table:table-cell table:style-name="Tabelle2.B5" office:value-type="float" office:value="15">
            <text:p text:style-name="P65">15</text:p>
          </table:table-cell>
          <table:table-cell table:style-name="Tabelle2.A1" office:value-type="string">
            <text:p text:style-name="P67">Schuss nur nach einer Zeit<text:span text:style-name="T325">verzögerung</text:span> abfeuerbar</text:p>
          </table:table-cell>
        </table:table-row>
        <table:table-row table:style-name="Tabelle2.1">
          <table:table-cell table:style-name="Tabelle2.A2" office:value-type="date" office:date-value="2019-05-03">
            <text:p text:style-name="P65">2019-05-03</text:p>
          </table:table-cell>
          <table:table-cell table:style-name="Tabelle2.B5" office:value-type="float" office:value="60">
            <text:p text:style-name="P65">60</text:p>
          </table:table-cell>
          <table:table-cell table:style-name="Tabelle2.A1" office:value-type="string">
            <text:p text:style-name="P67"><text:span text:style-name="T316">K</text:span>urz anhaltender Boost</text:p>
          </table:table-cell>
        </table:table-row>
        <table:table-row table:style-name="Tabelle2.1">
          <table:table-cell table:style-name="Tabelle2.A2" office:value-type="date" office:date-value="2019-05-10">
            <text:p text:style-name="P65">2019-05-10</text:p>
          </table:table-cell>
          <table:table-cell table:style-name="Tabelle2.B5" office:value-type="float" office:value="60">
            <text:p text:style-name="P65">60</text:p>
          </table:table-cell>
          <table:table-cell table:style-name="Tabelle2.A1" office:value-type="string">
            <text:p text:style-name="P67">Problem <text:span text:style-name="T318">1</text:span> versucht durch <text:span text:style-name="T316">G</text:span>oogle zu lösen</text:p>
          </table:table-cell>
        </table:table-row>
        <table:table-row table:style-name="Tabelle2.1">
          <table:table-cell table:style-name="Tabelle2.A2" office:value-type="date" office:date-value="2019-05-12">
            <text:p text:style-name="P65">2019-05-12</text:p>
          </table:table-cell>
          <table:table-cell table:style-name="Tabelle2.B5" office:value-type="float" office:value="60">
            <text:p text:style-name="P65">60</text:p>
          </table:table-cell>
          <table:table-cell table:style-name="Tabelle2.A1" office:value-type="string">
            <text:p text:style-name="P67">Problem 1 vereinfacht probiert zu lösen</text:p>
          </table:table-cell>
        </table:table-row>
        <table:table-row table:style-name="Tabelle2.1">
          <table:table-cell table:style-name="Tabelle2.A2" office:value-type="date" office:date-value="2019-05-12">
            <text:p text:style-name="P65">2019-05-12</text:p>
          </table:table-cell>
          <table:table-cell table:style-name="Tabelle2.B5" office:value-type="float" office:value="30">
            <text:p text:style-name="P65">30</text:p>
          </table:table-cell>
          <table:table-cell table:style-name="Tabelle2.A1" office:value-type="string">
            <text:p text:style-name="P67"><text:span text:style-name="T316">M</text:span>it slomo Kamera versucht zu verstehen</text:p>
          </table:table-cell>
        </table:table-row>
        <table:table-row table:style-name="Tabelle2.1">
          <table:table-cell table:style-name="Tabelle2.A2" office:value-type="date" office:date-value="2019-05-27">
            <text:p text:style-name="P65">2019-05-27</text:p>
          </table:table-cell>
          <table:table-cell table:style-name="Tabelle2.B5" office:value-type="float" office:value="30">
            <text:p text:style-name="P65">30</text:p>
          </table:table-cell>
          <table:table-cell table:style-name="Tabelle2.A1" office:value-type="string">
            <text:p text:style-name="P67">Problem 1 bei Unity Forum beschrieben</text:p>
          </table:table-cell>
        </table:table-row>
        <table:table-row table:style-name="Tabelle2.1">
          <table:table-cell table:style-name="Tabelle2.A2" office:value-type="date" office:date-value="2019-06-14">
            <text:p text:style-name="P65">2019-06-14</text:p>
          </table:table-cell>
          <table:table-cell table:style-name="Tabelle2.B5" office:value-type="float" office:value="30">
            <text:p text:style-name="P65">30</text:p>
          </table:table-cell>
          <table:table-cell table:style-name="Tabelle2.A1" office:value-type="string">
            <text:p text:style-name="P67">Problem 1 gelöst und Forum Eintrag aktualisiert</text:p>
          </table:table-cell>
        </table:table-row>
        <table:table-row table:style-name="Tabelle2.1">
          <table:table-cell table:style-name="Tabelle2.A2" office:value-type="date" office:date-value="2019-07-04">
            <text:p text:style-name="P65">2019-07-04</text:p>
          </table:table-cell>
          <table:table-cell table:style-name="Tabelle2.B5" office:value-type="float" office:value="60">
            <text:p text:style-name="P65">60</text:p>
          </table:table-cell>
          <table:table-cell table:style-name="Tabelle2.A1" office:value-type="string">
            <text:p text:style-name="P67">Spielplanung auf Blattpapier</text:p>
          </table:table-cell>
        </table:table-row>
        <table:table-row table:style-name="Tabelle2.1">
          <table:table-cell table:style-name="Tabelle2.A2" office:value-type="date" office:date-value="2019-07-16">
            <text:p text:style-name="P65">2019-07-16</text:p>
          </table:table-cell>
          <table:table-cell table:style-name="Tabelle2.B5" office:value-type="float" office:value="30">
            <text:p text:style-name="P65">30</text:p>
          </table:table-cell>
          <table:table-cell table:style-name="Tabelle2.A1" office:value-type="string">
            <text:p text:style-name="P67">Lebenszeit einer Kugel</text:p>
          </table:table-cell>
        </table:table-row>
        <table:table-row table:style-name="Tabelle2.1">
          <table:table-cell table:style-name="Tabelle2.A2" office:value-type="date" office:date-value="2019-07-24">
            <text:p text:style-name="P65">2019-07-24</text:p>
          </table:table-cell>
          <table:table-cell table:style-name="Tabelle2.B5" office:value-type="float" office:value="30">
            <text:p text:style-name="P65">30</text:p>
          </table:table-cell>
          <table:table-cell table:style-name="Tabelle2.A1" office:value-type="string">
            <text:p text:style-name="P67">Variablen des Spielers</text:p>
          </table:table-cell>
        </table:table-row>
        <table:table-row table:style-name="Tabelle2.1">
          <table:table-cell table:style-name="Tabelle2.A2" office:value-type="date" office:date-value="2019-07-26">
            <text:p text:style-name="P65">2019-07-26</text:p>
          </table:table-cell>
          <table:table-cell table:style-name="Tabelle2.B5" office:value-type="float" office:value="60">
            <text:p text:style-name="P65">60</text:p>
          </table:table-cell>
          <table:table-cell table:style-name="Tabelle2.A1" office:value-type="string">
            <text:p text:style-name="P67">Menü angefangen</text:p>
          </table:table-cell>
        </table:table-row>
        <table:table-row table:style-name="Tabelle2.1">
          <table:table-cell table:style-name="Tabelle2.A2" office:value-type="date" office:date-value="2019-07-27">
            <text:p text:style-name="P65">2019-07-27</text:p>
          </table:table-cell>
          <table:table-cell table:style-name="Tabelle2.B5" office:value-type="float" office:value="60">
            <text:p text:style-name="P65">60</text:p>
          </table:table-cell>
          <table:table-cell table:style-name="Tabelle2.A1" office:value-type="string">
            <text:p text:style-name="P67">Ostions Menü angefangen</text:p>
          </table:table-cell>
        </table:table-row>
        <table:table-row table:style-name="Tabelle2.1">
          <table:table-cell table:style-name="Tabelle2.A2" office:value-type="date" office:date-value="2019-07-28">
            <text:p text:style-name="P65">2019-07-28</text:p>
          </table:table-cell>
          <table:table-cell table:style-name="Tabelle2.B5" office:value-type="float" office:value="15">
            <text:p text:style-name="P65">15</text:p>
          </table:table-cell>
          <table:table-cell table:style-name="Tabelle2.A1" office:value-type="string">
            <text:p text:style-name="P67">Raumschiffvariablen Energie/Max</text:p>
          </table:table-cell>
        </table:table-row>
        <table:table-row table:style-name="Tabelle2.1">
          <table:table-cell table:style-name="Tabelle2.A2" office:value-type="date" office:date-value="2019-07-28">
            <text:p text:style-name="P65">2019-07-28</text:p>
          </table:table-cell>
          <table:table-cell table:style-name="Tabelle2.B5" office:value-type="float" office:value="15">
            <text:p text:style-name="P65">15</text:p>
          </table:table-cell>
          <table:table-cell table:style-name="Tabelle2.A1" office:value-type="string">
            <text:p text:style-name="P67"><text:span text:style-name="T316">V</text:span>ariablen public -&gt; [SerializeField] private</text:p>
          </table:table-cell>
        </table:table-row>
        <table:table-row table:style-name="Tabelle2.1">
          <table:table-cell table:style-name="Tabelle2.A2" office:value-type="date" office:date-value="2019-07-31">
            <text:p text:style-name="P65">2019-07-31</text:p>
          </table:table-cell>
          <table:table-cell table:style-name="Tabelle2.B5" office:value-type="float" office:value="45">
            <text:p text:style-name="P65">45</text:p>
          </table:table-cell>
          <table:table-cell table:style-name="Tabelle2.A1" office:value-type="string">
            <text:p text:style-name="P67">Regeneration von Energie + Energie zu Schild</text:p>
          </table:table-cell>
        </table:table-row>
        <table:table-row table:style-name="Tabelle2.1">
          <table:table-cell table:style-name="Tabelle2.A2" office:value-type="date" office:date-value="2019-08-04">
            <text:p text:style-name="P65">2019-08-04</text:p>
          </table:table-cell>
          <table:table-cell table:style-name="Tabelle2.B5" office:value-type="float" office:value="15">
            <text:p text:style-name="P65">15</text:p>
          </table:table-cell>
          <table:table-cell table:style-name="Tabelle2.A1" office:value-type="string">
            <text:p text:style-name="P67">Scrollwheel Input</text:p>
          </table:table-cell>
        </table:table-row>
        <table:table-row table:style-name="Tabelle2.1">
          <table:table-cell table:style-name="Tabelle2.A2" office:value-type="date" office:date-value="2019-08-04">
            <text:p text:style-name="P65">2019-08-04</text:p>
          </table:table-cell>
          <table:table-cell table:style-name="Tabelle2.B5" office:value-type="float" office:value="60">
            <text:p text:style-name="P65">60</text:p>
          </table:table-cell>
          <table:table-cell table:style-name="Tabelle2.A1" office:value-type="string">
            <text:p text:style-name="P67">Scrollwheel kontrollierbare Geschwindigkeit des Schiffes</text:p>
          </table:table-cell>
        </table:table-row>
        <table:table-row table:style-name="Tabelle2.1">
          <table:table-cell table:style-name="Tabelle2.A2" office:value-type="date" office:date-value="2019-08-05">
            <text:p text:style-name="P65">2019-08-05</text:p>
          </table:table-cell>
          <table:table-cell table:style-name="Tabelle2.B5" office:value-type="float" office:value="30">
            <text:p text:style-name="P65">30</text:p>
          </table:table-cell>
          <table:table-cell table:style-name="Tabelle2.A1" office:value-type="string">
            <text:p text:style-name="P67">Tasteninput neu geordnet</text:p>
          </table:table-cell>
        </table:table-row>
        <table:table-row table:style-name="Tabelle2.1">
          <table:table-cell table:style-name="Tabelle2.A2" office:value-type="date" office:date-value="2019-08-06">
            <text:p text:style-name="P65">2019-08-06</text:p>
          </table:table-cell>
          <table:table-cell table:style-name="Tabelle2.B5" office:value-type="float" office:value="15">
            <text:p text:style-name="P65">15</text:p>
          </table:table-cell>
          <table:table-cell table:style-name="Tabelle2.A1" office:value-type="string">
            <text:p text:style-name="P67">Elementen Materials gegeben (=&gt; Farbe)</text:p>
          </table:table-cell>
        </table:table-row>
        <table:table-row table:style-name="Tabelle2.1">
          <table:table-cell table:style-name="Tabelle2.A2" office:value-type="date" office:date-value="2019-08-07">
            <text:p text:style-name="P65">2019-08-07</text:p>
          </table:table-cell>
          <table:table-cell table:style-name="Tabelle2.B5" office:value-type="float" office:value="60">
            <text:p text:style-name="P65">60</text:p>
          </table:table-cell>
          <table:table-cell table:style-name="Tabelle2.A1" office:value-type="string">
            <text:p text:style-name="P67">Kontrollierbare Geschwindigkeit optimiert</text:p>
          </table:table-cell>
        </table:table-row>
        <table:table-row table:style-name="Tabelle2.1">
          <table:table-cell table:style-name="Tabelle2.A2" office:value-type="date" office:date-value="2019-08-08">
            <text:p text:style-name="P65">2019-08-08</text:p>
          </table:table-cell>
          <table:table-cell table:style-name="Tabelle2.B5" office:value-type="float" office:value="60">
            <text:p text:style-name="P65">60</text:p>
          </table:table-cell>
          <table:table-cell table:style-name="Tabelle2.A1" office:value-type="string">
            <text:p text:style-name="P67">Abzug von Schiffsenergie bei Beschleunigung<text:span text:style-name="T315"> </text:span>/ Schildenergie Erhöhung<text:span text:style-name="T315"> </text:span>/ Schuss</text:p>
          </table:table-cell>
        </table:table-row>
        <table:table-row table:style-name="Tabelle2.1">
          <table:table-cell table:style-name="Tabelle2.A2" office:value-type="date" office:date-value="2019-08-10">
            <text:p text:style-name="P65">2019-08-10</text:p>
          </table:table-cell>
          <table:table-cell table:style-name="Tabelle2.B5" office:value-type="float" office:value="60">
            <text:p text:style-name="P65">60</text:p>
          </table:table-cell>
          <table:table-cell table:style-name="Tabelle2.A1" office:value-type="string">
            <text:p text:style-name="P67">Lebens- usw. Leiste angefangen</text:p>
          </table:table-cell>
        </table:table-row>
        <table:table-row table:style-name="Tabelle2.1">
          <table:table-cell table:style-name="Tabelle2.A2" office:value-type="date" office:date-value="2019-08-11">
            <text:p text:style-name="P65">2019-08-11</text:p>
          </table:table-cell>
          <table:table-cell table:style-name="Tabelle2.B5" office:value-type="float" office:value="60">
            <text:p text:style-name="P65">60</text:p>
          </table:table-cell>
          <table:table-cell table:style-name="Tabelle2.A1" office:value-type="string">
            <text:p text:style-name="P67">Leiste fertig gemacht</text:p>
          </table:table-cell>
        </table:table-row>
        <table:table-row table:style-name="Tabelle2.1">
          <table:table-cell table:style-name="Tabelle2.A2" office:value-type="date" office:date-value="2019-08-12">
            <text:p text:style-name="P65">2019-08-12</text:p>
          </table:table-cell>
          <table:table-cell table:style-name="Tabelle2.B5" office:value-type="float" office:value="90">
            <text:p text:style-name="P65">90</text:p>
          </table:table-cell>
          <table:table-cell table:style-name="Tabelle2.A1" office:value-type="string">
            <text:p text:style-name="P67">Asteroid 3D <text:span text:style-name="T154">M</text:span>ode<text:span text:style-name="T329">l</text:span>l gemacht</text:p>
          </table:table-cell>
        </table:table-row>
        <table:table-row table:style-name="Tabelle2.1">
          <table:table-cell table:style-name="Tabelle2.A2" office:value-type="date" office:date-value="2019-08-12">
            <text:p text:style-name="P65">2019-08-12</text:p>
          </table:table-cell>
          <table:table-cell table:style-name="Tabelle2.B5" office:value-type="float" office:value="45">
            <text:p text:style-name="P65">45</text:p>
          </table:table-cell>
          <table:table-cell table:style-name="Tabelle2.A1" office:value-type="string">
            <text:p text:style-name="P67">Asteroid <text:span text:style-name="T316">Bruchstück-T</text:span>eile mit Blender Addon Cell Fracture</text:p>
          </table:table-cell>
        </table:table-row>
        <text:soft-page-break/>
        <table:table-row table:style-name="Tabelle2.1">
          <table:table-cell table:style-name="Tabelle2.A2" office:value-type="date" office:date-value="2019-08-13">
            <text:p text:style-name="P65">2019-08-13</text:p>
          </table:table-cell>
          <table:table-cell table:style-name="Tabelle2.B5" office:value-type="float" office:value="45">
            <text:p text:style-name="P65">45</text:p>
          </table:table-cell>
          <table:table-cell table:style-name="Tabelle2.A1" office:value-type="string">
            <text:p text:style-name="P67">Asteroid + <text:span text:style-name="T316">Bruchstück-</text:span>Version <text:span text:style-name="T316">in</text:span> Unity importieren</text:p>
          </table:table-cell>
        </table:table-row>
        <table:table-row table:style-name="Tabelle2.1">
          <table:table-cell table:style-name="Tabelle2.A1" office:value-type="string">
            <text:p text:style-name="P65">2019-<text:span text:style-name="T317">08</text:span>-<text:span text:style-name="T152">28</text:span></text:p>
          </table:table-cell>
          <table:table-cell table:style-name="Tabelle2.A1" office:value-type="string">
            <text:p text:style-name="P73">30</text:p>
          </table:table-cell>
          <table:table-cell table:style-name="Tabelle2.A1" office:value-type="string">
            <text:p text:style-name="P67">Asteroid <text:span text:style-name="T316">L</text:span>eben</text:p>
          </table:table-cell>
        </table:table-row>
        <table:table-row table:style-name="Tabelle2.1">
          <table:table-cell table:style-name="Tabelle2.A1" office:value-type="string">
            <text:p text:style-name="P65">2019-<text:span text:style-name="T317">09</text:span>-<text:span text:style-name="T152">01</text:span></text:p>
          </table:table-cell>
          <table:table-cell table:style-name="Tabelle2.A1" office:value-type="string">
            <text:p text:style-name="P73">30</text:p>
          </table:table-cell>
          <table:table-cell table:style-name="Tabelle2.A1" office:value-type="string">
            <text:p text:style-name="P67">Asteroid zerstören</text:p>
          </table:table-cell>
        </table:table-row>
        <table:table-row table:style-name="Tabelle2.1">
          <table:table-cell table:style-name="Tabelle2.A2" office:value-type="date" office:date-value="2019-09-26">
            <text:p text:style-name="P65">2019-09-26</text:p>
          </table:table-cell>
          <table:table-cell table:style-name="Tabelle2.B5" office:value-type="float" office:value="30">
            <text:p text:style-name="P65">30</text:p>
          </table:table-cell>
          <table:table-cell table:style-name="Tabelle2.A1" office:value-type="string">
            <text:p text:style-name="P67">Gausssche Formel gesucht</text:p>
          </table:table-cell>
        </table:table-row>
        <table:table-row table:style-name="Tabelle2.1">
          <table:table-cell table:style-name="Tabelle2.A2" office:value-type="date" office:date-value="2019-09-26">
            <text:p text:style-name="P65">2019-09-26</text:p>
          </table:table-cell>
          <table:table-cell table:style-name="Tabelle2.B5" office:value-type="float" office:value="30">
            <text:p text:style-name="P65">30</text:p>
          </table:table-cell>
          <table:table-cell table:style-name="Tabelle2.A1" office:value-type="string">
            <text:p text:style-name="P67">Gausssche Formel Bedeutungen wie „mean“ versucht zu lernen</text:p>
          </table:table-cell>
        </table:table-row>
        <table:table-row table:style-name="Tabelle2.1">
          <table:table-cell table:style-name="Tabelle2.A2" office:value-type="date" office:date-value="2019-09-26">
            <text:p text:style-name="P65">2019-09-26</text:p>
          </table:table-cell>
          <table:table-cell table:style-name="Tabelle2.B5" office:value-type="float" office:value="30">
            <text:p text:style-name="P65">30</text:p>
          </table:table-cell>
          <table:table-cell table:style-name="Tabelle2.A1" office:value-type="string">
            <text:p text:style-name="P67">Gausssche Formel implementiert</text:p>
          </table:table-cell>
        </table:table-row>
        <table:table-row table:style-name="Tabelle2.1">
          <table:table-cell table:style-name="Tabelle2.A2" office:value-type="date" office:date-value="2019-09-27">
            <text:p text:style-name="P65">2019-09-27</text:p>
          </table:table-cell>
          <table:table-cell table:style-name="Tabelle2.B5" office:value-type="float" office:value="15">
            <text:p text:style-name="P65">15</text:p>
          </table:table-cell>
          <table:table-cell table:style-name="Tabelle2.A1" office:value-type="string">
            <text:p text:style-name="P67"><text:span text:style-name="T316">B</text:span>emerken<text:span text:style-name="T315">,</text:span> dass Gauss Formel nicht normalverteilte Zufallsz<text:span text:style-name="T377">ahl</text:span> <text:span text:style-name="T315">er</text:span>gibt</text:p>
          </table:table-cell>
        </table:table-row>
        <table:table-row table:style-name="Tabelle2.1">
          <table:table-cell table:style-name="Tabelle2.A2" office:value-type="date" office:date-value="2019-09-27">
            <text:p text:style-name="P65">2019-09-27</text:p>
          </table:table-cell>
          <table:table-cell table:style-name="Tabelle2.B5" office:value-type="float" office:value="60">
            <text:p text:style-name="P65">60</text:p>
          </table:table-cell>
          <table:table-cell table:style-name="Tabelle2.A1" office:value-type="string">
            <text:p text:style-name="P67">Gausssche Zufallszahl re<text:span text:style-name="T154">c</text:span>herchiert</text:p>
          </table:table-cell>
        </table:table-row>
        <table:table-row table:style-name="Tabelle2.1">
          <table:table-cell table:style-name="Tabelle2.A2" office:value-type="date" office:date-value="2019-09-27">
            <text:p text:style-name="P65">2019-09-27</text:p>
          </table:table-cell>
          <table:table-cell table:style-name="Tabelle2.B5" office:value-type="float" office:value="30">
            <text:p text:style-name="P65">30</text:p>
          </table:table-cell>
          <table:table-cell table:style-name="Tabelle2.A1" office:value-type="string">
            <text:p text:style-name="P67"><text:span text:style-name="T316">N</text:span>ormalverteilte <text:span text:style-name="T316">Z</text:span>ahlen <text:span text:style-name="T151">mit der</text:span> Polar-Methode von George Marsaglia implementiert</text:p>
          </table:table-cell>
        </table:table-row>
        <table:table-row table:style-name="Tabelle2.1">
          <table:table-cell table:style-name="Tabelle2.A2" office:value-type="date" office:date-value="2019-09-27">
            <text:p text:style-name="P65">2019-09-27</text:p>
          </table:table-cell>
          <table:table-cell table:style-name="Tabelle2.B5" office:value-type="float" office:value="30">
            <text:p text:style-name="P65">30</text:p>
          </table:table-cell>
          <table:table-cell table:style-name="Tabelle2.A1" office:value-type="string">
            <text:p text:style-name="P67"><text:span text:style-name="T316">A</text:span>steroidenspawner programmiert (noch verbesserungswürdig)</text:p>
          </table:table-cell>
        </table:table-row>
        <table:table-row table:style-name="Tabelle2.1">
          <table:table-cell table:style-name="Tabelle2.A2" office:value-type="date" office:date-value="2019-10-08">
            <text:p text:style-name="P65">2019-10-08</text:p>
          </table:table-cell>
          <table:table-cell table:style-name="Tabelle2.B5" office:value-type="float" office:value="60">
            <text:p text:style-name="P65">60</text:p>
          </table:table-cell>
          <table:table-cell table:style-name="Tabelle2.A1" office:value-type="string">
            <text:p text:style-name="P67">Asteroidengrösse zufällig gemacht.</text:p>
          </table:table-cell>
        </table:table-row>
        <table:table-row table:style-name="Tabelle2.1">
          <table:table-cell table:style-name="Tabelle2.A1" office:value-type="string">
            <text:p text:style-name="P65">2019-<text:span text:style-name="T164">10</text:span>-<text:span text:style-name="T164">25</text:span></text:p>
          </table:table-cell>
          <table:table-cell table:style-name="Tabelle2.A1" office:value-type="string">
            <text:p text:style-name="P66">420</text:p>
          </table:table-cell>
          <table:table-cell table:style-name="Tabelle2.A1" office:value-type="string">
            <text:p text:style-name="P68">Versuch Spaceship controler zu verbessern <text:span text:style-name="T150">[während 2 Wochen]</text:span></text:p>
          </table:table-cell>
        </table:table-row>
        <table:table-row table:style-name="Tabelle2.1">
          <table:table-cell table:style-name="Tabelle2.A2" office:value-type="date" office:date-value="2019-11-24">
            <text:p text:style-name="P65">2019-11-24</text:p>
          </table:table-cell>
          <table:table-cell table:style-name="Tabelle2.B5" office:value-type="float" office:value="60">
            <text:p text:style-name="P65">60</text:p>
          </table:table-cell>
          <table:table-cell table:style-name="Tabelle2.A1" office:value-type="string">
            <text:p text:style-name="P67">Mond in Blender gemacht</text:p>
          </table:table-cell>
        </table:table-row>
        <table:table-row table:style-name="Tabelle2.1">
          <table:table-cell table:style-name="Tabelle2.A2" office:value-type="date" office:date-value="2019-11-30">
            <text:p text:style-name="P65">2019-11-30</text:p>
          </table:table-cell>
          <table:table-cell table:style-name="Tabelle2.B5" office:value-type="float" office:value="60">
            <text:p text:style-name="P65">60</text:p>
          </table:table-cell>
          <table:table-cell table:style-name="Tabelle2.A1" office:value-type="string">
            <text:p text:style-name="P67"><text:span text:style-name="T316">Versuch </text:span>den Mond in Unity zu implementieren</text:p>
          </table:table-cell>
        </table:table-row>
        <table:table-row table:style-name="Tabelle2.1">
          <table:table-cell table:style-name="Tabelle2.A2" office:value-type="date" office:date-value="2019-12-01">
            <text:p text:style-name="P65">2019-12-01</text:p>
          </table:table-cell>
          <table:table-cell table:style-name="Tabelle2.B5" office:value-type="float" office:value="60">
            <text:p text:style-name="P65">60</text:p>
          </table:table-cell>
          <table:table-cell table:style-name="Tabelle2.A1" office:value-type="string">
            <text:p text:style-name="P67"><text:span text:style-name="T315">Versuch </text:span>ein cube mit Texturen von Blender <text:span text:style-name="T315">nach U</text:span>nity <text:span text:style-name="T315">zu </text:span>exp<text:span text:style-name="T377">ortieren</text:span></text:p>
          </table:table-cell>
        </table:table-row>
        <table:table-row table:style-name="Tabelle2.1">
          <table:table-cell table:style-name="Tabelle2.A2" office:value-type="date" office:date-value="2019-12-02">
            <text:p text:style-name="P65">2019-12-02</text:p>
          </table:table-cell>
          <table:table-cell table:style-name="Tabelle2.B5" office:value-type="float" office:value="30">
            <text:p text:style-name="P65">30</text:p>
          </table:table-cell>
          <table:table-cell table:style-name="Tabelle2.A1" office:value-type="string">
            <text:p text:style-name="P67"><text:span text:style-name="T315">Versuch </text:span>ein Material von Blender <text:span text:style-name="T315">nach </text:span>Unity <text:span text:style-name="T315">zu </text:span>exportieren</text:p>
          </table:table-cell>
        </table:table-row>
        <table:table-row table:style-name="Tabelle2.1">
          <table:table-cell table:style-name="Tabelle2.A2" office:value-type="date" office:date-value="2019-12-04">
            <text:p text:style-name="P65">2019-12-04</text:p>
          </table:table-cell>
          <table:table-cell table:style-name="Tabelle2.B5" office:value-type="float" office:value="60">
            <text:p text:style-name="P65">60</text:p>
          </table:table-cell>
          <table:table-cell table:style-name="Tabelle2.A1" office:value-type="string">
            <text:p text:style-name="P67">Geschützturm, der den <text:span text:style-name="T315">S</text:span>piele<text:span text:style-name="T315">r</text:span> treffen soll angefangen</text:p>
          </table:table-cell>
        </table:table-row>
        <table:table-row table:style-name="Tabelle2.1">
          <table:table-cell table:style-name="Tabelle2.A2" office:value-type="date" office:date-value="2019-12-04">
            <text:p text:style-name="P65">2019-12-04</text:p>
          </table:table-cell>
          <table:table-cell table:style-name="Tabelle2.B5" office:value-type="float" office:value="30">
            <text:p text:style-name="P65">30</text:p>
          </table:table-cell>
          <table:table-cell table:style-name="Tabelle2.A1" office:value-type="string">
            <text:p text:style-name="P67">Einleitung UV-sphere + Icosphere Maturarbeit</text:p>
          </table:table-cell>
        </table:table-row>
        <table:table-row table:style-name="Tabelle2.1">
          <table:table-cell table:style-name="Tabelle2.A2" office:value-type="date" office:date-value="2019-12-05">
            <text:p text:style-name="P65">2019-12-05</text:p>
          </table:table-cell>
          <table:table-cell table:style-name="Tabelle2.B5" office:value-type="float" office:value="30">
            <text:p text:style-name="P65">30</text:p>
          </table:table-cell>
          <table:table-cell table:style-name="Tabelle2.A1" office:value-type="string">
            <text:p text:style-name="P67">Geschützturm <text:span text:style-name="T315">A</text:span>lgoritmus um Spieler zu treffen</text:p>
          </table:table-cell>
        </table:table-row>
        <table:table-row table:style-name="Tabelle2.1">
          <table:table-cell table:style-name="Tabelle2.A1" office:value-type="string">
            <text:p text:style-name="P74">2019-12-24</text:p>
          </table:table-cell>
          <table:table-cell table:style-name="Tabelle2.B5" office:value-type="float" office:value="180">
            <text:p text:style-name="P74">180</text:p>
          </table:table-cell>
          <table:table-cell table:style-name="Tabelle2.A1" office:value-type="string">
            <text:p text:style-name="P75">Mond Texturen + Material</text:p>
          </table:table-cell>
        </table:table-row>
        <table:table-row table:style-name="Tabelle2.1">
          <table:table-cell table:style-name="Tabelle2.A1" office:value-type="string">
            <text:p text:style-name="P74">2019-12-26</text:p>
          </table:table-cell>
          <table:table-cell table:style-name="Tabelle2.B5" office:value-type="float" office:value="90">
            <text:p text:style-name="P74">90</text:p>
          </table:table-cell>
          <table:table-cell table:style-name="Tabelle2.A1" office:value-type="string">
            <text:p text:style-name="P75">Score erstellt</text:p>
          </table:table-cell>
        </table:table-row>
        <table:table-row table:style-name="Tabelle2.1">
          <table:table-cell table:style-name="Tabelle2.A1" office:value-type="string">
            <text:p text:style-name="P74">2019-12-29</text:p>
          </table:table-cell>
          <table:table-cell table:style-name="Tabelle2.B5" office:value-type="float" office:value="60">
            <text:p text:style-name="P74">60</text:p>
          </table:table-cell>
          <table:table-cell table:style-name="Tabelle2.A1" office:value-type="string">
            <text:p text:style-name="P75">Asteroid Container gemacht</text:p>
          </table:table-cell>
        </table:table-row>
        <table:table-row table:style-name="Tabelle2.1">
          <table:table-cell table:style-name="Tabelle2.A2" office:value-type="date" office:date-value="2020-01-02">
            <text:p text:style-name="P74">2020-01-02</text:p>
          </table:table-cell>
          <table:table-cell table:style-name="Tabelle2.B5" office:value-type="float" office:value="180">
            <text:p text:style-name="P74">180</text:p>
          </table:table-cell>
          <table:table-cell table:style-name="Tabelle2.A1" office:value-type="string">
            <text:p text:style-name="P75">LOD Asteroid 3D-Modell</text:p>
          </table:table-cell>
        </table:table-row>
        <table:table-row table:style-name="Tabelle2.1">
          <table:table-cell table:style-name="Tabelle2.A1" office:value-type="string">
            <text:p text:style-name="P74">2020-<text:span text:style-name="T375">0</text:span>1-03</text:p>
          </table:table-cell>
          <table:table-cell table:style-name="Tabelle2.B5" office:value-type="float" office:value="120">
            <text:p text:style-name="P74">120</text:p>
          </table:table-cell>
          <table:table-cell table:style-name="Tabelle2.A1" office:value-type="string">
            <text:p text:style-name="P75">Versucht Balken besser zu rendern</text:p>
          </table:table-cell>
        </table:table-row>
        <table:table-row table:style-name="Tabelle2.1">
          <table:table-cell table:style-name="Tabelle2.A1" office:value-type="string">
            <text:p text:style-name="P74">2019-12-<text:span text:style-name="T375">31</text:span></text:p>
          </table:table-cell>
          <table:table-cell table:style-name="Tabelle2.A1" office:value-type="string">
            <text:p text:style-name="P74">ca. 30h</text:p>
          </table:table-cell>
          <table:table-cell table:style-name="Tabelle2.A1" office:value-type="string">
            <text:p text:style-name="P75">MA schreiben [während 4 Wochen]</text:p>
          </table:table-cell>
        </table:table-row>
      </table:table>
      <text:p text:style-name="P23"/>
      <text:list xml:id="list225241586010615" text:continue-numbering="true" text:style-name="Outline">
        <text:list-item>
          <text:h text:style-name="P94" text:outline-level="1"><text:bookmark-start text:name="__RefHeading___Toc547_1418248456"/>Ergebnisse<text:bookmark-end text:name="__RefHeading___Toc547_1418248456"/></text:h>
        </text:list-item>
      </text:list>
      <text:p text:style-name="Text_20_body">Es ist mir gelungen in dieser begrenzten Zeit ein ansprechendes Spiel zu entwickeln.</text:p>
      <text:p text:style-name="Text_20_body"/>
      <text:p text:style-name="Text_20_body">Das Spiel Silent Space kann über folgenden Link ausprobiert werden: </text:p>
      <text:p text:style-name="Text_20_body"/>
      <text:p text:style-name="Text_20_body"><text:span text:style-name="T371">[Windows] </text:span>Dazu muss man das <text:span text:style-name="T372">(Windows) </text:span><text:span text:style-name="T117">.zip File</text:span> downloaden und dann entpacken. <text:span text:style-name="T90">Und schon</text:span> kann man <text:span text:style-name="T117">SilentSpace.exe</text:span> ausführen!</text:p>
      <text:p text:style-name="Text_20_body"/>
      <text:p text:style-name="P54"><text:span text:style-name="T371">[Linux] Das (Linux) .zip File downloaden, entpacken, probieren SilentSpace.x86_64 auszuführen. Wenn das nicht geht muss man zu den </text:span><text:span text:style-name="T104">properties</text:span><text:span text:style-name="T99"> (Eigenschaften), </text:span><text:span text:style-name="T104">permissions</text:span><text:span text:style-name="T99"> (</text:span><text:span text:style-name="T100">Berechtigungen</text:span><text:span text:style-name="T99">), «</text:span><text:span text:style-name="T104">allow executing file»</text:span><text:span text:style-name="T103"> anklicken</text:span><text:span text:style-name="T99">.</text:span></text:p>
      <text:p text:style-name="P59"/>
      <text:p text:style-name="P55"><text:span text:style-name="T99">[</text:span><text:span text:style-name="T102">Mac OS X] </text:span><text:span text:style-name="T101">Das (M</text:span><text:span text:style-name="T102">ac OS X</text:span><text:span text:style-name="T101">) .zip File downloaden, entpacken. </text:span><text:span text:style-name="T102">W</text:span><text:span text:style-name="T107">ie es dann weiter geht,</text:span><text:span text:style-name="T102"> weiss ich leider nicht, da ich keinen Mac </text:span><text:span text:style-name="T106">besitze.</text:span></text:p>
      <text:p text:style-name="Text_20_body"/>
      <text:p text:style-name="Text_20_body">Einige Personen, z.B. meine Brüder, meine Eltern und Kollegen <text:span text:style-name="T364">und Kolleginnen </text:span><text:span text:style-name="T91">d</text:span><text:span text:style-name="T90">urften mein</text:span> Spiel ausprobieren. <text:span text:style-name="T362">Die Rückmeldungen waren für mich nicht überraschend. Allen </text:span><text:span text:style-name="T92">m</text:span><text:span text:style-name="T93">achte</text:span><text:span text:style-name="T362"> das Spielen Spass und sie fanden den Anblick des Asteroidenfeldes </text:span><text:span text:style-name="T92">s</text:span><text:span text:style-name="T93">ehr gelungen. Als Kritikpunkte wurde</text:span><text:span text:style-name="T362"> am häufigsten erwähnt, das das Spiel noch kein richtiges Ziel hatte, woran ich noch am arbeiten bin. Ausserdem wurde </text:span><text:span text:style-name="T92">a</text:span><text:span text:style-name="T93">ngemerkt</text:span><text:span text:style-name="T362">, dass das Beschleunigen mit dem Mausrad nicht so praktisch ist.</text:span></text:p>
      <text:p text:style-name="Text_20_body"/>
      <text:p text:style-name="P44"><draw:frame draw:style-name="fr2" draw:name="Rahmen14" text:anchor-type="as-char" svg:width="15cm" draw:z-index="12"><draw:text-box fo:min-height="7.181cm"><text:p text:style-name="Caption"><draw:frame draw:style-name="fr1" draw:name="Rahmen27" text:anchor-type="as-char" svg:width="15cm" style:rel-width="100%" svg:height="7.181cm" style:rel-height="scale-min" draw:z-index="14"><draw:text-box><text:p text:style-name="Bild"><text:span text:style-name="T192"><text:line-break/></text:span>Bild <text:sequence text:ref-name="refBild13" text:name="Bild" text:formula="ooow:Bild+1" style:num-format="1">5</text:sequence>: <text:span text:style-name="T87">Foto während des Spielverlaufs</text:span></text:p></draw:text-box></draw:frame></text:p></draw:text-box></draw:frame></text:p>
      <text:h text:style-name="P93" text:outline-level="1"/>
      <text:list xml:id="list225242503796948" text:continue-numbering="true" text:style-name="Outline">
        <text:list-item>
          <text:h text:style-name="P94" text:outline-level="1"><text:bookmark-start text:name="__RefHeading___Toc549_1418248456"/>Reflexion<text:bookmark-end text:name="__RefHeading___Toc549_1418248456"/></text:h>
        </text:list-item>
      </text:list>
      <text:p text:style-name="P56">Durch <text:span text:style-name="T363">Beschäftigung meiner Maturitätsarbeit habe ich </text:span><text:span text:style-name="T140">Unity </text:span><text:span text:style-name="T363">von Grund auf kennen gelernt. Wie von mir erhofft, eignet sich </text:span><text:span text:style-name="T140">Unity</text:span><text:span text:style-name="T182"> </text:span><text:span text:style-name="T183">sehr gut für Anfänger, da man viele Erklärungen auf dem Internet findet. Anfangs nutze ich vor allem YouTube-Tutorials, mit der Zeit habe ich aber mehr die offizielle, von </text:span><text:span text:style-name="T141">Unity </text:span><text:span text:style-name="T183">bereitgestellte Dokumentation benutzt und ich kann das so </text:span><text:span text:style-name="T190">wirklich </text:span><text:span text:style-name="T183">weiter empfehlen. Neben vielen </text:span><text:span text:style-name="T184">kleineren Problemen, die ich rasch lösen konnte, beschäftigte und ärgerte mich vor allem ein grosses, </text:span><text:span text:style-name="T190">im Protokoll «Problem 1» bezeichnet. </text:span><text:span text:style-name="T184">Bei höherem Tempo begann mein Raumschiff zu zittern. Ich versuchte das Problem einzugrenzen. </text:span><text:span text:style-name="T185">Dafür habe ich </text:span><text:span text:style-name="T188">zunächst </text:span><text:span text:style-name="T185">ein neues Projekt gemacht </text:span><text:span text:style-name="T186">mit einem Würfel. </text:span><text:span text:style-name="T94">A</text:span><text:span text:style-name="T95">uch hier zeigte sich</text:span><text:span text:style-name="T186"> das gleiche Problem. Dann habe ich mich </text:span><text:span text:style-name="T188">mit einem Eintrag </text:span><text:span text:style-name="T186">an das offizielle </text:span><text:span text:style-name="T142">Unity</text:span><text:span text:style-name="T186"> Forum gewendet. Leider </text:span><text:span text:style-name="T94">h</text:span><text:span text:style-name="T95">alf</text:span><text:span text:style-name="T186"> mir </text:span><text:span text:style-name="T188">dies </text:span><text:span text:style-name="T186">nicht </text:span><text:span text:style-name="T188">weiter</text:span><text:span text:style-name="T186">. Irgendwann habe ich die Einstellungen in dem eingebautem Skript </text:span><text:span text:style-name="T142">Rigidbody</text:span><text:span text:style-name="T186"> durchgeschaut und habe </text:span><text:span text:style-name="T188">im Menü </text:span><text:span text:style-name="T142">Interpolate</text:span><text:span text:style-name="T186"> </text:span><text:span text:style-name="T188">den Punkt </text:span><text:span text:style-name="T142">Interpolate</text:span><text:span text:style-name="T186"> </text:span><text:span text:style-name="T188">statt </text:span><text:span text:style-name="T144">None</text:span><text:span text:style-name="T188"> ausgewählt</text:span><text:span text:style-name="T186">. Dies hat das Problem </text:span><text:span text:style-name="T188">auf einfache Weise</text:span><text:span text:style-name="T186"> gelöst. </text:span><text:span text:style-name="T188">Ich war sehr erleichtert darüber. Die Lösung dieses Problems hat mich m</text:span><text:span text:style-name="T190">ehr als</text:span><text:span text:style-name="T188"> 5 Stunden Arbeitszeit gekostet. </text:span><text:span text:style-name="T187">Soweit ich es verstehe berechnet </text:span><text:span text:style-name="T143">Unity</text:span><text:span text:style-name="T187"> Bewegung</text:span><text:span text:style-name="T46">en in grossen Schritten um wahrscheinlich Rechenleistung einzusparen, aber wenn man die Interpolation anschaltet, werden Zwischenwerte berech</text:span><text:span text:style-name="T47">n</text:span><text:span text:style-name="T46">et um es flüssiger zu machen.</text:span></text:p>
      <text:p text:style-name="P49"><text:span text:style-name="T46">A</text:span><text:span text:style-name="T4">m aufwändigsten war für mich der Versuch den Controller des Raumschiffes zu verbessern. Das Raumschiff hat eine Variable, die seine Geschwindigkeit definiert. Die Geschwindigkeit der </text:span><text:span text:style-name="T64">Rigidbody</text:span><text:span text:style-name="T4"> wird immer auf diese Variable des Raumschiffes gesetzt. Dadurch funktioniert die eingebaute Physik-</text:span><text:span text:style-name="T48">E</text:span><text:span text:style-name="T4">ngine nicht richtig. Das merkt man z.B. wenn das Raumschiff mit etwas kollidiert. Es wird nicht abgebremst, sondern fliegt in eine andere Richtung mit derselben Geschwindigkeit weiter. Ich habe 2 Wochen intensiv daran gearbeitet dieses Problem zu lösen und vieles ausprobiert. Doch leider ist es mir nicht gelungen und ich habe es schlussendlich aufgegeben.</text:span></text:p>
      <text:p text:style-name="P47"><text:span text:style-name="T224">Eigentlich wollte ich noch</text:span><text:span text:style-name="T225"> verschiedene</text:span><text:span text:style-name="T224"> andere Ideen verfolgen, wie z.B. eine Raumstation, oder d</text:span><text:span text:style-name="T226">ie</text:span><text:span text:style-name="T224"> B</text:span><text:span text:style-name="T226">ewegung</text:span><text:span text:style-name="T224"> des Raumschiffes verbessern, doch </text:span><text:span text:style-name="T225">leider funktionierte </text:span><text:span text:style-name="T224">nicht alles</text:span><text:span text:style-name="T225"> sofort oder ich müsste viel mehr Zeit </text:span><text:span text:style-name="T227">dafür</text:span><text:span text:style-name="T225"> investieren</text:span><text:span text:style-name="T224">. </text:span></text:p>
      <text:p text:style-name="P47"><text:span text:style-name="T224">Wenn ich jetzt zurück denke</text:span><text:span text:style-name="T225">,</text:span><text:span text:style-name="T224"> würde ich </text:span><text:span text:style-name="T225">heute vieles anders angehen. D</text:span><text:span text:style-name="T224">as liegt </text:span><text:span text:style-name="T225">vor allem daran, dass ich jetzt </text:span><text:span text:style-name="T224">viel mehr Erfahrung </text:span><text:span text:style-name="T225">besitze</text:span><text:span text:style-name="T224">. </text:span><text:span text:style-name="T228">Meine Programmierfertigkeit hat sich stark erhöht, weshalb ich jetzt anders programmiere als zu Beginn. </text:span><text:span text:style-name="T229">Ich werde in Zukunft mehr objektorientiert arbeiten und mit mehr Funktionen.</text:span></text:p>
      <text:p text:style-name="P60">Ausserdem habe ich gelernt, dass die Namen der Skripte immer mit Grossbuchstaben beginnen sollten. Dies hatte ich nicht immer berücksichtigt.</text:p>
      <text:p text:style-name="P60"/>
      <text:p text:style-name="P48"><text:span text:style-name="T223">Ich bin wirklich zufrieden über mein Endprodukt und auch stolz auf meine Leistung, werde das Spiel aber noch weiter entwickeln. </text:span><text:span text:style-name="T230">Anderen Programmier-interessierten Schülern kann ich es als Maturarbeitsthema wärmstens empfehlen.</text:span></text:p>
      <text:list xml:id="list225242962234863" text:continue-numbering="true" text:style-name="Outline">
        <text:list-item>
          <text:h text:style-name="P97" text:outline-level="1"><text:bookmark-start text:name="__RefHeading___Toc168_3553901472"/>Literaturverzeichnis<text:bookmark-end text:name="__RefHeading___Toc168_3553901472"/></text:h>
        </text:list-item>
      </text:list>
      <text:list xml:id="list1349343261" text:style-name="L2">
        <text:list-item>
          <text:p text:style-name="P107"><text:span text:style-name="T63">Landolt, Robin (2019):</text:span><text:span text:style-name="T3"> «</text:span><text:span text:style-name="T63">Unity</text:span><text:span text:style-name="T3">» </text:span><text:span text:style-name="T63">als Spiel-Engine für ein zug-basiertes </text:span><text:span text:style-name="T80"><text:line-break/></text:span><text:span text:style-name="T63">Role Playing Game. Maturitätsarbeit MNG Rämibühl, Zürich.</text:span></text:p>
        </text:list-item>
      </text:list>
      <text:list xml:id="list225242130492504" text:continue-list="list225242962234863" text:style-name="Outline">
        <text:list-item>
          <text:list>
            <text:list-item>
              <text:h text:style-name="P103" text:outline-level="2"><text:bookmark-start text:name="__RefHeading___Toc366_3033550931"/>Internetquellen<text:bookmark-end text:name="__RefHeading___Toc366_3033550931"/></text:h>
            </text:list-item>
          </text:list>
        </text:list-item>
      </text:list>
      <text:list xml:id="list2105833237" text:style-name="L3">
        <text:list-header>
          <text:p text:style-name="P108"/>
        </text:list-header>
        <text:list-item>
          <text:p text:style-name="P108"><text:span text:style-name="T334">Brackeys (2017):</text:span><text:span text:style-name="T333"> How to make a Video Game in Unity</text:span><text:span text:style-name="T335">: </text:span><text:a xlink:type="simple" xlink:href="https://www.youtube.com/playlist" text:style-name="Internet_20_link" text:visited-style-name="Visited_20_Internet_20_Link"><text:span text:style-name="T335">https://www.youtube.com/playlist</text:span></text:a><text:a xlink:type="simple" xlink:href="https://www.youtube.com/playlist?list=PLZiMaaLtfkR7zz9qebmvGMNHAbZkUKYpR" text:style-name="Internet_20_link" text:visited-style-name="Visited_20_Internet_20_Link"><text:span text:style-name="T335">?</text:span></text:a><text:a xlink:type="simple" xlink:href="https://www.youtube.com/playlist?list=PLZiMaaLtfkR7zz9qebmvGMNHAbZkUKYpR" text:style-name="Internet_20_link" text:visited-style-name="Visited_20_Internet_20_Link"><text:span text:style-name="T335">list=PLZiMaaLtfkR7zz9qebmvGMNHAbZkUKYpR</text:span></text:a></text:p>
          <text:p text:style-name="P108"/>
        </text:list-item>
        <text:list-item>
          <text:p text:style-name="P108"><text:span text:style-name="T334">Brackeys (2017): </text:span><text:span text:style-name="T333">SHATTER / DESTRUCTION in Unity: </text:span><text:a xlink:type="simple" xlink:href="https://www.youtube.com/watch?v=EgNV0PWVaS8&amp;" text:style-name="Internet_20_link" text:visited-style-name="Visited_20_Internet_20_Link"><text:span text:style-name="T333">https://www.youtube.com/watch?v=EgNV0PWVaS8&amp;</text:span></text:a></text:p>
        </text:list-item>
        <text:list-item>
          <text:p text:style-name="P108"/>
        </text:list-item>
        <text:list-item>
          <text:p text:style-name="P108"><text:span text:style-name="T334">Brackeys (2017): </text:span><text:span text:style-name="T333">How to BUILD / EXPORT your Game in Unity: </text:span><text:a xlink:type="simple" xlink:href="https://www.youtube.com/watch?v=7nxKAtxGSn8&amp;" text:style-name="Internet_20_link" text:visited-style-name="Visited_20_Internet_20_Link"><text:span text:style-name="T333">https://www.youtube.com/watch?v=7nxKAtxGSn8&amp;</text:span></text:a></text:p>
          <text:p text:style-name="P108"/>
        </text:list-item>
        <text:list-item>
          <text:p text:style-name="P108"><text:span text:style-name="T333">BurgZerg Arcade </text:span><text:span text:style-name="T334">(2016): Smooth FollowCam: </text:span><text:a xlink:type="simple" xlink:href="https://www.youtube.com/watch?v=pNPuMMR5cSk" text:style-name="Internet_20_link" text:visited-style-name="Visited_20_Internet_20_Link"><text:span text:style-name="T334">https://www.youtube.com/watch?v=pNPuMMR5cSk</text:span></text:a></text:p>
          <text:p text:style-name="P108"/>
        </text:list-item>
        <text:list-item>
          <text:p text:style-name="P108"><text:span text:style-name="T333">Code Monkey </text:span><text:span text:style-name="T334">(2018): How to make a Health Bar: </text:span><text:a xlink:type="simple" xlink:href="https://www.youtube.com/watch?v=Gtw7VyuMdDc" text:style-name="Internet_20_link" text:visited-style-name="Visited_20_Internet_20_Link"><text:span text:style-name="T334">https://www.youtube.com/watch?v=Gtw7VyuMdDc</text:span></text:a></text:p>
          <text:p text:style-name="P108"/>
        </text:list-item>
        <text:list-item>
          <text:p text:style-name="P108">CGMatter (2019): Create A Realistic Moon: <text:a xlink:type="simple" xlink:href="https://www.youtube.com/watch?v=UAOy42TR_Rk" text:style-name="Internet_20_link" text:visited-style-name="Visited_20_Internet_20_Link">https://www.youtube.com/watch?v=UAOy42TR_Rk</text:a></text:p>
          <text:p text:style-name="P108"/>
        </text:list-item>
        <text:list-item>
          <text:p text:style-name="P108"><text:s/>Ernie Wright (2019): CGI Moon Kit: <text:a xlink:type="simple" xlink:href="https://svs.gsfc.nasa.gov/4720" text:style-name="Internet_20_link" text:visited-style-name="Visited_20_Internet_20_Link">https://svs.gsfc.nasa.gov/4720</text:a> </text:p>
          <text:p text:style-name="P109"/>
        </text:list-item>
        <text:list-item>
          <text:p text:style-name="P109"><text:span text:style-name="T378">Wikipedia (2019): </text:span><text:a xlink:type="simple" xlink:href="https://de.wikipedia.org/wiki/Polar-Methode" text:style-name="Internet_20_link" text:visited-style-name="Visited_20_Internet_20_Link">https://de.wikipedia.org/wiki/Polar-Methode</text:a></text:p>
          <text:p text:style-name="P109"/>
        </text:list-item>
        <text:list-item>
          <text:p text:style-name="P108">Zucconi, Alan (2015): How to generate Gaussian distributed numbers: <text:a xlink:type="simple" xlink:href="https://www.alanzucconi.com/2015/09/16/how-to-sample-from-a-gaussian-distribution/" text:style-name="Internet_20_link" text:visited-style-name="Visited_20_Internet_20_Link">https://www.alanzucconi.com/2015/09/16/how-to-sample-from-a-gaussian-distribution/</text:a></text:p>
        </text:list-item>
      </text:list>
      <text:p text:style-name="P26"/>
      <text:list xml:id="list225243339445450" text:continue-list="list225242130492504" text:style-name="Outline">
        <text:list-item>
          <text:h text:style-name="Heading_20_1" text:outline-level="1"><text:bookmark-start text:name="__RefHeading___Toc3197_1328065171"/>Bildverzeichnis<text:bookmark-end text:name="__RefHeading___Toc3197_1328065171"/></text:h>
        </text:list-item>
      </text:list>
      <text:illustration-index text:style-name="Sect1" text:protected="true" text:name="Abbildungsverzeichnis1">
        <text:illustration-index-source text:caption-sequence-name="Bild"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90"><text:a xlink:type="simple" xlink:href="#Bild!9|sequence" text:style-name="Index_20_Link" text:visited-style-name="Index_20_Link"><text:s/>Bild 1: Planet einfarbig<text:tab/>12</text:a></text:p>
          <text:p text:style-name="P90"><text:a xlink:type="simple" xlink:href="#Bild!10|sequence" text:style-name="Index_20_Link" text:visited-style-name="Index_20_Link"><text:s/>Bild 2: Planet mit Mond Textur<text:tab/>12</text:a></text:p>
          <text:p text:style-name="P90"><text:a xlink:type="simple" xlink:href="#Bild!11|sequence" text:style-name="Index_20_Link" text:visited-style-name="Index_20_Link"><text:s/>Bild 3: Punkt Anzahl<text:tab/>13</text:a></text:p>
          <text:p text:style-name="P90"><text:a xlink:type="simple" xlink:href="#Bild!12|sequence" text:style-name="Index_20_Link" text:visited-style-name="Index_20_Link"><text:s/>Bild 4: Balken<text:tab/>13</text:a></text:p>
          <text:p text:style-name="P90"><text:a xlink:type="simple" xlink:href="#Bild!13|sequence" text:style-name="Index_20_Link" text:visited-style-name="Index_20_Link"><text:s/>Bild 5: </text:a><text:a xlink:type="simple" xlink:href="#Bild!13|sequence" text:style-name="Index_20_Link" text:visited-style-name="Index_20_Link"><text:span text:style-name="T117">Foto während des Spielverlaufs</text:span></text:a><text:a xlink:type="simple" xlink:href="#Bild!13|sequence" text:style-name="Index_20_Link" text:visited-style-name="Index_20_Link"><text:tab/>17</text:a></text:p>
        </text:index-body>
      </text:illustration-index>
      <text:p text:style-name="Text_20_body"/>
      <text:list xml:id="list225241514721163" text:continue-numbering="true" text:style-name="Outline">
        <text:list-item>
          <text:h text:style-name="P95" text:outline-level="1"><text:bookmark-start text:name="__RefHeading___Toc172_3588770217"/>Anhang<text:bookmark-end text:name="__RefHeading___Toc172_3588770217"/></text:h>
        </text:list-item>
      </text:list>
      <text:p text:style-name="Text_20_body"/>
      <text:p text:style-name="Text_20_body">Auf dem beigelegten USB-Stick sind alle wichtigen Daten aufgeführt.</text:p>
      <text:p text:style-name="Text_20_body">Inhalt des USB-Sticks:</text:p>
      <text:p text:style-name="Text_20_body"/>
      <text:p text:style-name="Text_20_body">-README_(Anleitung).txt <text:tab/><text:tab/>[Anleitung zu den Files]</text:p>
      <text:p text:style-name="Text_20_body">-SilentSpace.exe <text:tab/><text:tab/><text:tab/>[Spiel]</text:p>
      <text:p text:style-name="Text_20_body">-Skripts.odt <text:tab/><text:tab/><text:tab/><text:tab/>[Alle Skripts]</text:p>
      <text:p text:style-name="Text_20_body">-<text:span text:style-name="T366">Links<text:tab/><text:tab/><text:tab/><text:tab/><text:tab/>[</text:span><text:span text:style-name="T96">Alle Links</text:span><text:span text:style-name="T366">]</text:span></text:p>
      <text:p text:style-name="P57">-SilentSpace<text:tab/><text:tab/><text:tab/><text:tab/>[Projektordner (kann man mit Unity öffnen)]</text:p>
      <text:p text:style-name="P57">-SilentSpace<text:span text:style-name="T379">EXE</text:span><text:tab/><text:tab/><text:tab/>[<text:span text:style-name="T379">O</text:span>rdner <text:span text:style-name="T379">vom Programm</text:span>]</text:p>
      <text:list xml:id="list225242957228542" text:continue-numbering="true" text:style-name="Outline">
        <text:list-item>
          <text:h text:style-name="P95" text:outline-level="1"><text:bookmark-start text:name="__RefHeading___Toc174_3588770217"/>Eigenständigkeitserklärung<text:bookmark-end text:name="__RefHeading___Toc174_3588770217"/></text:h>
        </text:list-item>
      </text:list>
      <text:p text:style-name="P32">Der Unterzeichn<text:span text:style-name="T156">ende</text:span> bestätigt mit Unterschrift, dass die Arbeit selbständig verfasst und in schriftliche Form gebracht worden ist, <text:span text:style-name="T156">dass sich d</text:span>ie Mitwirkung anderer Personen auf Beratung und Korrekturlesen beschränkt <text:span text:style-name="T156">hat und a</text:span>lle verwendeten Unterlagen und Gewähr<text:span text:style-name="T156">s</text:span>personen aufgeführt <text:span text:style-name="T156">sind</text:span>.</text:p>
      <text:p text:style-name="P33"/>
      <text:p text:style-name="P33"/>
      <text:p text:style-name="P33">, <text:span text:style-name="T365">3.1.2020</text:span><text:tab/><text:tab/>__________________________</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style:font-pitch="variable"/>
    </style:style>
    <style:style style:name="Heading" style:family="paragraph" style:parent-style-name="Standard" style:next-style-name="Text_20_body" style:auto-update="true"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0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Outline" style:class="text" style:master-page-name="">
      <style:paragraph-properties fo:margin-top="0.423cm" fo:margin-bottom="0.212cm" loext:contextual-spacing="false" style:page-number="auto">
        <style:tab-stops/>
      </style:paragraph-properties>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text-properties fo:font-size="10.5pt"/>
    </style:style>
    <style:style style:name="Title" style:family="paragraph" style:parent-style-name="Standard" style:next-style-name="Standard" style:list-style-name="" style:class="chapter">
      <style:paragraph-properties fo:text-align="center" style:justify-single-word="false">
        <style:tab-stops/>
      </style:paragraph-properties>
      <style:text-properties fo:font-size="28pt" fo:font-weight="bold" style:font-size-asian="28pt" style:font-weight-asian="bold" style:font-size-complex="28pt" style:font-weight-complex="bold"/>
    </style:style>
    <style:style style:name="Text" style:family="paragraph" style:parent-style-name="Caption" style:class="extra"/>
    <style:style style:name="Heading_20_2" style:display-name="Heading 2" style:family="paragraph" style:parent-style-name="Heading" style:next-style-name="Text_20_body" style:auto-update="true" style:default-outline-level="2" style:list-style-name="Outline" style:class="text" style:master-page-name="">
      <style:paragraph-properties fo:margin-top="0.353cm" fo:margin-bottom="0.212cm" loext:contextual-spacing="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ld" style:family="paragraph" style:parent-style-name="Caption"/>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language="de" fo:country="CH" officeooo:paragraph-rsid="00ae9ad6"/>
    </style:style>
    <style:style style:name="MP2" style:family="paragraph" style:parent-style-name="Footer">
      <style:text-properties fo:language="de" fo:country="CH"/>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6</text:page-number></text:p>
      </style:footer>
      <loext:footer-first>
        <text:p text:style-name="MP2"/>
      </loext:footer-first>
    </style:master-page>
    <style:master-page style:name="HTML" style:page-layout-name="Mpm2"/>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0-01-05T22:52:41.009000000</dc:date>
    <meta:editing-duration>P5DT12H38M44S</meta:editing-duration>
    <meta:editing-cycles>252</meta:editing-cycles>
    <meta:document-statistic meta:table-count="1" meta:image-count="2" meta:object-count="17" meta:page-count="22" meta:paragraph-count="362" meta:word-count="4516" meta:character-count="31263" meta:non-whitespace-character-count="27059"/>
  </office:meta>
</office:document-meta>
</file>

<file path=Object 1/content.xml><?xml version="1.0" encoding="utf-8"?>
<math xmlns="http://www.w3.org/1998/Math/MathML" display="block">
  <semantics>
    <mrow>
      <mi>q</mi>
      <mo stretchy="false">&lt;</mo>
      <mn>1</mn>
    </mrow>
    <annotation encoding="StarMath 5.0">q &lt; 1</annotation>
  </semantics>
</math>
</file>

<file path=Object 10/content.xml><?xml version="1.0" encoding="utf-8"?>
<math xmlns="http://www.w3.org/1998/Math/MathML" display="block">
  <semantics>
    <mrow>
      <mi>p</mi>
      <mo stretchy="false">=</mo>
      <msqrt>
        <mfrac>
          <mrow>
            <mrow>
              <mo stretchy="false">−</mo>
              <mn>2</mn>
            </mrow>
            <mi>⋅</mi>
            <mi>ln</mi>
            <mrow>
              <mo fence="true" stretchy="false">(</mo>
              <mrow>
                <mi>q</mi>
              </mrow>
              <mo fence="true" stretchy="false">)</mo>
            </mrow>
          </mrow>
          <mi>q</mi>
        </mfrac>
      </msqrt>
    </mrow>
    <annotation encoding="StarMath 5.0">p =  sqrt{{-2⋅ln(q)}over{q}}</annotation>
  </semantics>
</math>
</file>

<file path=Object 11/content.xml><?xml version="1.0" encoding="utf-8"?>
<math xmlns="http://www.w3.org/1998/Math/MathML" display="block">
  <semantics>
    <mrow>
      <mrow>
        <msub>
          <mi>x</mi>
          <mn>1</mn>
        </msub>
        <mo stretchy="false">=</mo>
        <mi>v</mi>
      </mrow>
      <mi>⋅</mi>
      <mi>p</mi>
    </mrow>
    <annotation encoding="StarMath 5.0">x_{1}=v⋅p</annotation>
  </semantics>
</math>
</file>

<file path=Object 12/content.xml><?xml version="1.0" encoding="utf-8"?>
<math xmlns="http://www.w3.org/1998/Math/MathML" display="block">
  <semantics>
    <mrow>
      <mrow>
        <msub>
          <mi>x</mi>
          <mn>2</mn>
        </msub>
        <mo stretchy="false">=</mo>
        <mi>v</mi>
      </mrow>
      <mi>⋅</mi>
      <mi>p</mi>
    </mrow>
    <annotation encoding="StarMath 5.0">x_{2}=v⋅p</annotation>
  </semantics>
</math>
</file>

<file path=Object 13/content.xml><?xml version="1.0" encoding="utf-8"?>
<math xmlns="http://www.w3.org/1998/Math/MathML" display="block">
  <semantics>
    <mrow>
      <mi>N</mi>
      <mrow>
        <mo fence="true" stretchy="false">(</mo>
        <mrow>
          <mn>0,1</mn>
        </mrow>
        <mo fence="true" stretchy="false">)</mo>
      </mrow>
    </mrow>
    <annotation encoding="StarMath 5.0">N (0,1)</annotation>
  </semantics>
</math>
</file>

<file path=Object 14/content.xml><?xml version="1.0" encoding="utf-8"?>
<math xmlns="http://www.w3.org/1998/Math/MathML" display="block">
  <semantics>
    <mrow>
      <mi>a</mi>
      <mi>⋅</mi>
      <mrow>
        <msub>
          <mi>x</mi>
          <mi>i</mi>
        </msub>
        <mo stretchy="false">+</mo>
        <mi>b</mi>
      </mrow>
    </mrow>
    <annotation encoding="StarMath 5.0">a ⋅ x_i + b</annotation>
  </semantics>
</math>
</file>

<file path=Object 15/content.xml><?xml version="1.0" encoding="utf-8"?>
<math xmlns="http://www.w3.org/1998/Math/MathML" display="block">
  <semantics>
    <mrow>
      <mi>N</mi>
      <mrow>
        <mo fence="true" stretchy="false">(</mo>
        <mrow>
          <mrow>
            <mi>b</mi>
            <mi>,</mi>
            <msup>
              <mi>a</mi>
              <mn>2</mn>
            </msup>
          </mrow>
        </mrow>
        <mo fence="true" stretchy="false">)</mo>
      </mrow>
    </mrow>
    <annotation encoding="StarMath 5.0">N (b,a^2)</annotation>
  </semantics>
</math>
</file>

<file path=Object 16/content.xml><?xml version="1.0" encoding="utf-8"?>
<math xmlns="http://www.w3.org/1998/Math/MathML" display="block">
  <semantics>
    <mi>u</mi>
    <annotation encoding="StarMath 5.0">u</annotation>
  </semantics>
</math>
</file>

<file path=Object 17/content.xml><?xml version="1.0" encoding="utf-8"?>
<math xmlns="http://www.w3.org/1998/Math/MathML" display="block">
  <semantics>
    <mi>v</mi>
    <annotation encoding="StarMath 5.0">v
</annotation>
  </semantics>
</math>
</file>

<file path=Object 2/content.xml><?xml version="1.0" encoding="utf-8"?>
<math xmlns="http://www.w3.org/1998/Math/MathML" display="block">
  <semantics>
    <mrow>
      <mi>u</mi>
      <mi>,</mi>
      <mi>v</mi>
    </mrow>
    <annotation encoding="StarMath 5.0">u,v</annotation>
  </semantics>
</math>
</file>

<file path=Object 3/content.xml><?xml version="1.0" encoding="utf-8"?>
<math xmlns="http://www.w3.org/1998/Math/MathML" display="block">
  <semantics>
    <mrow>
      <mi>q</mi>
      <mo stretchy="false">&gt;</mo>
      <mn>0</mn>
    </mrow>
    <annotation encoding="StarMath 5.0">q&gt; 0</annotation>
  </semantics>
</math>
</file>

<file path=Object 4/content.xml><?xml version="1.0" encoding="utf-8"?>
<math xmlns="http://www.w3.org/1998/Math/MathML" display="block">
  <semantics>
    <mrow>
      <mi>u</mi>
      <mi>,</mi>
      <mi>v</mi>
    </mrow>
    <annotation encoding="StarMath 5.0">u,v
</annotation>
  </semantics>
</math>
</file>

<file path=Object 5/content.xml><?xml version="1.0" encoding="utf-8"?>
<math xmlns="http://www.w3.org/1998/Math/MathML" display="block">
  <semantics>
    <mrow>
      <mo fence="true" stretchy="false">[</mo>
      <mrow>
        <mrow>
          <mo stretchy="false">−</mo>
          <mn>1,1</mn>
        </mrow>
      </mrow>
      <mo fence="true" stretchy="false">]</mo>
    </mrow>
    <annotation encoding="StarMath 5.0">[-1,1]
</annotation>
  </semantics>
</math>
</file>

<file path=Object 6/content.xml><?xml version="1.0" encoding="utf-8"?>
<math xmlns="http://www.w3.org/1998/Math/MathML" display="block">
  <semantics>
    <msub>
      <mi>x</mi>
      <mi>i</mi>
    </msub>
    <annotation encoding="StarMath 5.0">x_{i}</annotation>
  </semantics>
</math>
</file>

<file path=Object 7/content.xml><?xml version="1.0" encoding="utf-8"?>
<math xmlns="http://www.w3.org/1998/Math/MathML" display="block">
  <semantics>
    <mrow>
      <mi>q</mi>
      <mo stretchy="false">=</mo>
      <mrow>
        <msup>
          <mi>u</mi>
          <mn>2</mn>
        </msup>
        <mo stretchy="false">+</mo>
        <msup>
          <mi>v</mi>
          <mn>2</mn>
        </msup>
      </mrow>
    </mrow>
    <annotation encoding="StarMath 5.0">q = u^2 + v^2
</annotation>
  </semantics>
</math>
</file>

<file path=Object 8/content.xml><?xml version="1.0" encoding="utf-8"?>
<math xmlns="http://www.w3.org/1998/Math/MathML" display="block">
  <semantics>
    <mrow>
      <mi>q</mi>
      <mo stretchy="false">=</mo>
      <mn>0</mn>
    </mrow>
    <annotation encoding="StarMath 5.0">q = 0</annotation>
  </semantics>
</math>
</file>

<file path=Object 9/content.xml><?xml version="1.0" encoding="utf-8"?>
<math xmlns="http://www.w3.org/1998/Math/MathML" display="block">
  <semantics>
    <mrow>
      <mi>q</mi>
      <mi>≥</mi>
      <mn>1</mn>
    </mrow>
    <annotation encoding="StarMath 5.0">q ≥ 1</annotation>
  </semantics>
</math>
</file>